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5cm"/>
    </style:style>
    <style:style style:name="co2" style:family="table-column">
      <style:table-column-properties fo:break-before="auto" style:column-width="1.554cm"/>
    </style:style>
    <style:style style:name="co3" style:family="table-column">
      <style:table-column-properties fo:break-before="auto" style:column-width="8.777cm"/>
    </style:style>
    <style:style style:name="co4" style:family="table-column">
      <style:table-column-properties fo:break-before="auto" style:column-width="7.101cm"/>
    </style:style>
    <style:style style:name="co5" style:family="table-column">
      <style:table-column-properties fo:break-before="auto" style:column-width="4.461cm"/>
    </style:style>
    <style:style style:name="co6" style:family="table-column">
      <style:table-column-properties fo:break-before="auto" style:column-width="4.281cm"/>
    </style:style>
    <style:style style:name="co7" style:family="table-column">
      <style:table-column-properties fo:break-before="auto" style:column-width="2.528cm"/>
    </style:style>
    <style:style style:name="co8" style:family="table-column">
      <style:table-column-properties fo:break-before="auto" style:column-width="3.187cm"/>
    </style:style>
    <style:style style:name="co9" style:family="table-column">
      <style:table-column-properties fo:break-before="auto" style:column-width="3.267cm"/>
    </style:style>
    <style:style style:name="co10" style:family="table-column">
      <style:table-column-properties fo:break-before="auto" style:column-width="2.103cm"/>
    </style:style>
    <style:style style:name="ro1" style:family="table-row">
      <style:table-row-properties style:row-height="1.058cm" fo:break-before="auto" style:use-optimal-row-height="false"/>
    </style:style>
    <style:style style:name="ro2" style:family="table-row">
      <style:table-row-properties style:row-height="0.552cm" fo:break-before="auto" style:use-optimal-row-height="true"/>
    </style:style>
    <style:style style:name="ro3" style:family="table-row">
      <style:table-row-properties style:row-height="2.552cm" fo:break-before="auto" style:use-optimal-row-height="true"/>
    </style:style>
    <style:style style:name="ro4" style:family="table-row">
      <style:table-row-properties style:row-height="1.053cm" fo:break-before="auto" style:use-optimal-row-height="true"/>
    </style:style>
    <style:style style:name="ro5" style:family="table-row">
      <style:table-row-properties style:row-height="0.499cm" fo:break-before="auto" style:use-optimal-row-height="true"/>
    </style:style>
    <style:style style:name="ro6" style:family="table-row">
      <style:table-row-properties style:row-height="0.529cm" fo:break-before="auto" style:use-optimal-row-height="false"/>
    </style:style>
    <style:style style:name="ro7" style:family="table-row">
      <style:table-row-properties style:row-height="0.487cm" fo:break-before="auto" style:use-optimal-row-height="true"/>
    </style:style>
    <style:style style:name="ta1" style:family="table" style:master-page-name="PageStyle_5f_ciaa-nxp">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style:font-name="Liberation Sans Narrow"/>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style:font-name="Liberation Sans Narrow" fo:font-weight="normal" style:font-weight-asian="normal" style:font-weight-complex="normal"/>
    </style:style>
    <style:style style:name="ce4" style:family="table-cell" style:parent-style-name="Default">
      <style:text-properties style:font-name="Liberation Sans Narrow"/>
    </style:style>
    <style:style style:name="ce5"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cm" style:writing-mode="page"/>
      <style:text-properties fo:color="#0061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style:font-name="Liberation Sans Narrow"/>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style:font-name="Liberation Sans Narrow" fo:font-weight="normal" style:font-weight-asian="normal" style:font-weight-complex="normal"/>
    </style:style>
    <style:style style:name="ce8"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style:font-name="Liberation Sans Narrow"/>
    </style:style>
    <style:style style:name="ce9" style:family="table-cell" style:parent-style-name="Excel_20_Built-in_20_Hyperlink" style:data-style-name="N0">
      <style:table-cell-properties fo:background-color="#ffff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cm" style:writing-mode="page"/>
      <style:text-properties style:font-name="Liberation Sans Narrow"/>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end"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Excel_20_Built-in_20_Accent1"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end" css3t:text-justify="auto" fo:margin-left="0cm" style:writing-mode="page"/>
      <style:text-properties fo:color="#ffffff"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end"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fo:border-bottom="none" style:text-align-source="fix" style:repeat-content="false" fo:wrap-option="no-wrap" fo:border-left="none" style:direction="ltr" fo:border-right="0.74pt solid #7f7f7f" style:rotation-angle="0" style:rotation-align="none" style:shrink-to-fit="false" fo:border-top="none" style:vertical-align="bottom" style:vertical-justify="auto"/>
      <style:paragraph-properties fo:text-align="end"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Excel_20_Built-in_20_Currency"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vertical-justify="auto"/>
      <style:paragraph-properties fo:text-align="end"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Excel_20_Built-in_20_Currency" style:data-style-name="N117">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Excel_20_Built-in_20_Currency" style:data-style-name="N117">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none" style:diagonal-bl-tr="none" style:diagonal-tl-br="none" style:text-align-source="fix" style:repeat-content="false" fo:wrap-option="no-wrap" fo:border-left="none" style:direction="ltr" fo:border-right="0.74pt solid #7f7f7f" style:rotation-angle="0" style:rotation-align="none" style:shrink-to-fit="false" fo:border-top="none" style:vertical-align="bottom" style:vertical-justify="auto"/>
      <style:paragraph-properties fo:text-align="end"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Excel_20_Built-in_20_Currency" style:data-style-name="N117">
      <style:table-cell-properties style:rotation-align="non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Excel_20_Built-in_20_Input" style:data-style-name="N110">
      <style:table-cell-properties style:cell-protect="protected" style:print-content="true"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style:font-name="Liberation Sans Narrow"/>
    </style:style>
    <style:style style:name="ce21" style:family="table-cell" style:parent-style-name="Excel_20_Built-in_20_Input" style:data-style-name="N10">
      <style:table-cell-properties style:cell-protect="protected" style:print-content="true"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style:font-name="Liberation Sans Narrow"/>
    </style:style>
    <style:style style:name="ce22" style:family="table-cell" style:parent-style-name="Excel_20_Built-in_20_Input" style:data-style-name="N117">
      <style:table-cell-properties style:cell-protect="protected" style:print-content="true" style:text-align-source="fix" style:repeat-content="false" fo:wrap-option="no-wrap" style:direction="ltr" style:rotation-angle="0" style:rotation-align="none" style:shrink-to-fit="false" style:vertical-align="bottom" style:vertical-justify="auto"/>
      <style:paragraph-properties fo:text-align="end" css3t:text-justify="auto" fo:margin-left="0cm" style:writing-mode="page"/>
      <style:text-properties style:font-name="Liberation Sans Narrow"/>
    </style:style>
    <style:style style:name="ce23" style:family="table-cell" style:parent-style-name="Excel_20_Built-in_20_Accent1" style:data-style-name="N11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cm" style:writing-mode="page"/>
      <style:text-properties fo:color="#ffffff"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cm" style:writing-mode="page"/>
      <style:text-properties style:font-name="Liberation Sans Narrow"/>
    </style:style>
    <style:style style:name="ce25" style:family="table-cell" style:parent-style-name="Default" style:data-style-name="N110">
      <style:table-cell-properties style:rotation-align="none"/>
      <style:text-properties style:font-name="Liberation Sans Narrow"/>
    </style:style>
    <style:style style:name="ce26" style:family="table-cell" style:parent-style-name="Excel_20_Built-in_20_Currency" style:data-style-name="N117">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ff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Currency" style:data-style-name="N117">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style:rotation-align="none"/>
      <style:text-properties fo:color="#ff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071cm" svg:stroke-color="#f79646" draw:fill="solid" draw:fill-color="#ffffff" draw:textarea-vertical-align="top" draw:auto-grow-height="false" draw:fit-to-size="false" fo:min-height="0.1cm" fo:min-width="0.1cm" fo:padding-top="0.125cm" fo:padding-bottom="0.125cm" fo:padding-left="0.25cm" fo:padding-right="0.25cm" fo:wrap-option="wrap" draw:shadow="visible" draw:shadow-offset-x="0cm" draw:shadow-offset-y="0cm" draw:shadow-color="#000000" draw:shadow-opacity="40%"/>
    </style:style>
    <style:style style:name="P1" style:family="paragraph">
      <style:paragraph-properties fo:margin-top="0cm" fo:margin-bottom="0cm" fo:text-align="center"/>
    </style:style>
    <style:style style:name="P2" style:family="paragraph">
      <style:paragraph-properties fo:text-align="center"/>
      <style:text-properties fo:font-size="18pt" style:font-size-asian="18pt" style:font-size-complex="18pt"/>
    </style:style>
    <style:style style:name="T1" style:family="text">
      <style:text-properties fo:color="#ff0000" style:text-line-through-style="none" style:text-line-through-type="none" style:text-position="0% 58%"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ciaa-nxp" table:style-name="ta1" table:print-ranges="'ciaa-nxp'.A1:'ciaa-nxp'.C100">
        <office:forms form:automatic-focus="false" form:apply-design-mode="false"/>
        <table:table-column table:style-name="co1" table:default-cell-style-name="ce2"/>
        <table:table-column table:style-name="co2" table:default-cell-style-name="ce4"/>
        <table:table-column table:style-name="co3" table:default-cell-style-name="ce6"/>
        <table:table-column table:style-name="co4" table:default-cell-style-name="ce6"/>
        <table:table-column table:style-name="co5" table:default-cell-style-name="ce4"/>
        <table:table-column table:style-name="co6" table:default-cell-style-name="ce4"/>
        <table:table-column table:style-name="co7" table:default-cell-style-name="ce4"/>
        <table:table-column table:style-name="co8" table:default-cell-style-name="ce19"/>
        <table:table-column table:style-name="co9" table:default-cell-style-name="ce19"/>
        <table:table-column table:style-name="co5" table:default-cell-style-name="ce4"/>
        <table:table-column table:style-name="co6" table:default-cell-style-name="ce4"/>
        <table:table-column table:style-name="co10" table:number-columns-repeated="1013" table:default-cell-style-name="ce4"/>
        <table:table-row table:style-name="ro1">
          <table:table-cell table:style-name="ce1" office:value-type="string" calcext:value-type="string">
            <text:p>Componente</text:p>
          </table:table-cell>
          <table:table-cell table:style-name="ce1" office:value-type="string" calcext:value-type="string">
            <text:p>Cantidad por PCB</text:p>
          </table:table-cell>
          <table:table-cell table:style-name="ce1" office:value-type="string" calcext:value-type="string">
            <text:p>Referencia</text:p>
          </table:table-cell>
          <table:table-cell table:style-name="ce1" office:value-type="string" calcext:value-type="string">
            <text:p>Descripción</text:p>
          </table:table-cell>
          <table:table-cell table:style-name="ce1" office:value-type="string" calcext:value-type="string">
            <text:p>Código Digi-Key</text:p>
          </table:table-cell>
          <table:table-cell table:style-name="ce1" office:value-type="string" calcext:value-type="string">
            <text:p>Código Mouser</text:p>
          </table:table-cell>
          <table:table-cell table:style-name="ce1" office:value-type="string" calcext:value-type="string">
            <text:p>Cantidad para 100 PCBs</text:p>
          </table:table-cell>
          <table:table-cell table:style-name="ce16" office:value-type="string" office:string-value="Costo unitario (USD FOB DigiKey)" calcext:value-type="string">
            <text:p>Costo unitario (USD FOB DigiKey) </text:p>
          </table:table-cell>
          <table:table-cell table:style-name="ce16" office:value-type="string" office:string-value="Costo por PCB (USD FOB DigiKey)" calcext:value-type="string">
            <text:p>Costo por PCB (USD FOB DigiKey) </text:p>
          </table:table-cell>
          <table:table-cell table:style-name="ce24" table:number-columns-repeated="1015"/>
        </table:table-row>
        <table:table-row table:style-name="ro2">
          <table:table-cell office:value-type="string" calcext:value-type="string">
            <text:p>BK-913</text:p>
          </table:table-cell>
          <table:table-cell office:value-type="float" office:value="1" calcext:value-type="float">
            <text:p>1</text:p>
          </table:table-cell>
          <table:table-cell office:value-type="string" calcext:value-type="string">
            <text:p>BT1</text:p>
          </table:table-cell>
          <table:table-cell table:style-name="ce4" office:value-type="string" calcext:value-type="string">
            <text:p>Soporte batería CR2032</text:p>
          </table:table-cell>
          <table:table-cell table:style-name="ce8" table:formula="of:=HYPERLINK(&quot;http://www.digikey.com/product-search/en?KeyWords=&quot;&amp;[.J2];[.J2])" office:value-type="string" office:string-value="BK-913-ND" calcext:value-type="string">
            <text:p>BK-913-ND</text:p>
          </table:table-cell>
          <table:table-cell table:style-name="ce8" table:formula="of:=HYPERLINK(&quot;http://ar.mouser.com/Search/Refine.aspx?Keyword=&quot;&amp;[.K2];[.K2])" office:value-type="string" office:string-value="534-3003" calcext:value-type="string">
            <text:p>534-3003</text:p>
          </table:table-cell>
          <table:table-cell table:formula="of:=100*[.B2]" office:value-type="float" office:value="100" calcext:value-type="float">
            <text:p>100</text:p>
          </table:table-cell>
          <table:table-cell table:style-name="ce17" office:value-type="float" office:value="0.27" calcext:value-type="float">
            <text:p><text:s/>$0,27000 </text:p>
          </table:table-cell>
          <table:table-cell table:style-name="ce17" table:formula="of:=[.B2]*[.H2]" office:value-type="float" office:value="0.27" calcext:value-type="float">
            <text:p><text:s/>$0,27000 </text:p>
          </table:table-cell>
          <table:table-cell office:value-type="string" calcext:value-type="string">
            <text:p>BK-913-ND</text:p>
          </table:table-cell>
          <table:table-cell office:value-type="string" calcext:value-type="string">
            <text:p>534-3003</text:p>
          </table:table-cell>
          <table:table-cell table:number-columns-repeated="1013"/>
        </table:table-row>
        <table:table-row table:style-name="ro2">
          <table:table-cell office:value-type="string" calcext:value-type="string">
            <text:p>15p</text:p>
          </table:table-cell>
          <table:table-cell office:value-type="float" office:value="2" calcext:value-type="float">
            <text:p>2</text:p>
          </table:table-cell>
          <table:table-cell office:value-type="string" calcext:value-type="string">
            <text:p>C79 C81</text:p>
          </table:table-cell>
          <table:table-cell table:style-name="ce4" office:value-type="string" calcext:value-type="string">
            <text:p>Cap. Cerámico 0603</text:p>
          </table:table-cell>
          <table:table-cell table:style-name="ce8" table:formula="of:=HYPERLINK(&quot;http://www.digikey.com/product-search/en?KeyWords=&quot;&amp;[.J3];[.J3])" office:value-type="string" office:string-value="1276-1296-1-ND" calcext:value-type="string">
            <text:p>1276-1296-1-ND</text:p>
          </table:table-cell>
          <table:table-cell table:style-name="ce8" table:formula="of:=HYPERLINK(&quot;http://ar.mouser.com/Search/Refine.aspx?Keyword=&quot;&amp;[.K3];[.K3])" office:value-type="string" office:string-value="77-VJ0603A150JXACBC" calcext:value-type="string">
            <text:p>77-VJ0603A150JXACBC</text:p>
          </table:table-cell>
          <table:table-cell table:formula="of:=100*[.B3]" office:value-type="float" office:value="200" calcext:value-type="float">
            <text:p>200</text:p>
          </table:table-cell>
          <table:table-cell table:style-name="ce17" office:value-type="float" office:value="0.0121" calcext:value-type="float">
            <text:p><text:s/>$0,01210 </text:p>
          </table:table-cell>
          <table:table-cell table:style-name="ce17" table:formula="of:=[.B3]*[.H3]" office:value-type="float" office:value="0.0242" calcext:value-type="float">
            <text:p><text:s/>$0,02420 </text:p>
          </table:table-cell>
          <table:table-cell office:value-type="string" calcext:value-type="string">
            <text:p>1276-1296-1-ND</text:p>
          </table:table-cell>
          <table:table-cell office:value-type="string" calcext:value-type="string">
            <text:p>77-VJ0603A150JXACBC</text:p>
          </table:table-cell>
          <table:table-cell table:number-columns-repeated="1013"/>
        </table:table-row>
        <table:table-row table:style-name="ro2">
          <table:table-cell office:value-type="string" calcext:value-type="string">
            <text:p>18pF</text:p>
          </table:table-cell>
          <table:table-cell office:value-type="float" office:value="4" calcext:value-type="float">
            <text:p>4</text:p>
          </table:table-cell>
          <table:table-cell office:value-type="string" calcext:value-type="string">
            <text:p>C11 C12 C13 C14</text:p>
          </table:table-cell>
          <table:table-cell table:style-name="ce4" office:value-type="string" calcext:value-type="string">
            <text:p>Cap. Cerámico 0603</text:p>
          </table:table-cell>
          <table:table-cell table:style-name="ce8" table:formula="of:=HYPERLINK(&quot;http://www.digikey.com/product-search/en?KeyWords=&quot;&amp;[.J4];[.J4])" office:value-type="string" office:string-value="399-1052-1-ND" calcext:value-type="string">
            <text:p>399-1052-1-ND</text:p>
          </table:table-cell>
          <table:table-cell table:style-name="ce8" table:formula="of:=HYPERLINK(&quot;http://ar.mouser.com/Search/Refine.aspx?Keyword=&quot;&amp;[.K4];[.K4])" office:value-type="string" office:string-value="80-C0603C180J5G" calcext:value-type="string">
            <text:p>80-C0603C180J5G</text:p>
          </table:table-cell>
          <table:table-cell table:formula="of:=100*[.B4]" office:value-type="float" office:value="400" calcext:value-type="float">
            <text:p>400</text:p>
          </table:table-cell>
          <table:table-cell table:style-name="ce17" office:value-type="float" office:value="0.0154" calcext:value-type="float">
            <text:p><text:s/>$0,01540 </text:p>
          </table:table-cell>
          <table:table-cell table:style-name="ce17" table:formula="of:=[.B4]*[.H4]" office:value-type="float" office:value="0.0616" calcext:value-type="float">
            <text:p><text:s/>$0,06160 </text:p>
          </table:table-cell>
          <table:table-cell office:value-type="string" calcext:value-type="string">
            <text:p>399-1052-1-ND</text:p>
          </table:table-cell>
          <table:table-cell office:value-type="string" calcext:value-type="string">
            <text:p>80-C0603C180J5G</text:p>
          </table:table-cell>
          <table:table-cell table:number-columns-repeated="1013"/>
        </table:table-row>
        <table:table-row table:style-name="ro2">
          <table:table-cell office:value-type="string" calcext:value-type="string">
            <text:p>20p</text:p>
          </table:table-cell>
          <table:table-cell office:value-type="float" office:value="2" calcext:value-type="float">
            <text:p>2</text:p>
          </table:table-cell>
          <table:table-cell office:value-type="string" calcext:value-type="string">
            <text:p>C82 C83</text:p>
          </table:table-cell>
          <table:table-cell table:style-name="ce4" office:value-type="string" calcext:value-type="string">
            <text:p>Cap. Cerámico 0603</text:p>
          </table:table-cell>
          <table:table-cell table:style-name="ce8" table:formula="of:=HYPERLINK(&quot;http://www.digikey.com/product-search/en?KeyWords=&quot;&amp;[.J5];[.J5])" office:value-type="string" office:string-value="1276-1187-1-ND" calcext:value-type="string">
            <text:p>1276-1187-1-ND</text:p>
          </table:table-cell>
          <table:table-cell table:style-name="ce8" table:formula="of:=HYPERLINK(&quot;http://ar.mouser.com/Search/Refine.aspx?Keyword=&quot;&amp;[.K5];[.K5])" office:value-type="string" office:string-value="81-GRM39C200J50" calcext:value-type="string">
            <text:p>81-GRM39C200J50</text:p>
          </table:table-cell>
          <table:table-cell table:formula="of:=100*[.B5]" office:value-type="float" office:value="200" calcext:value-type="float">
            <text:p>200</text:p>
          </table:table-cell>
          <table:table-cell table:style-name="ce17" office:value-type="float" office:value="0.0138" calcext:value-type="float">
            <text:p><text:s/>$0,01380 </text:p>
          </table:table-cell>
          <table:table-cell table:style-name="ce17" table:formula="of:=[.B5]*[.H5]" office:value-type="float" office:value="0.0276" calcext:value-type="float">
            <text:p><text:s/>$0,02760 </text:p>
          </table:table-cell>
          <table:table-cell office:value-type="string" calcext:value-type="string">
            <text:p>1276-1187-1-ND</text:p>
          </table:table-cell>
          <table:table-cell office:value-type="string" calcext:value-type="string">
            <text:p>81-GRM39C200J50</text:p>
          </table:table-cell>
          <table:table-cell table:number-columns-repeated="1013"/>
        </table:table-row>
        <table:table-row table:style-name="ro2">
          <table:table-cell office:value-type="string" calcext:value-type="string">
            <text:p>22p</text:p>
          </table:table-cell>
          <table:table-cell office:value-type="float" office:value="2" calcext:value-type="float">
            <text:p>2</text:p>
          </table:table-cell>
          <table:table-cell office:value-type="string" calcext:value-type="string">
            <text:p>C84 C85</text:p>
          </table:table-cell>
          <table:table-cell table:style-name="ce4" office:value-type="string" calcext:value-type="string">
            <text:p>Cap. Cerámico 0603</text:p>
          </table:table-cell>
          <table:table-cell table:style-name="ce8" table:formula="of:=HYPERLINK(&quot;http://www.digikey.com/product-search/en?KeyWords=&quot;&amp;[.J6];[.J6])" office:value-type="string" office:string-value="445-1273-1-ND" calcext:value-type="string">
            <text:p>445-1273-1-ND</text:p>
          </table:table-cell>
          <table:table-cell table:style-name="ce8" table:formula="of:=HYPERLINK(&quot;http://ar.mouser.com/Search/Refine.aspx?Keyword=&quot;&amp;[.K6];[.K6])" office:value-type="string" office:string-value="80-C0603C220J5G" calcext:value-type="string">
            <text:p>80-C0603C220J5G</text:p>
          </table:table-cell>
          <table:table-cell table:formula="of:=100*[.B6]" office:value-type="float" office:value="200" calcext:value-type="float">
            <text:p>200</text:p>
          </table:table-cell>
          <table:table-cell table:style-name="ce17" office:value-type="float" office:value="0.0138" calcext:value-type="float">
            <text:p><text:s/>$0,01380 </text:p>
          </table:table-cell>
          <table:table-cell table:style-name="ce17" table:formula="of:=[.B6]*[.H6]" office:value-type="float" office:value="0.0276" calcext:value-type="float">
            <text:p><text:s/>$0,02760 </text:p>
          </table:table-cell>
          <table:table-cell office:value-type="string" calcext:value-type="string">
            <text:p>445-1273-1-ND</text:p>
          </table:table-cell>
          <table:table-cell office:value-type="string" calcext:value-type="string">
            <text:p>80-C0603C220J5G</text:p>
          </table:table-cell>
          <table:table-cell table:number-columns-repeated="1013"/>
        </table:table-row>
        <table:table-row table:style-name="ro2">
          <table:table-cell office:value-type="string" calcext:value-type="string">
            <text:p>470pF</text:p>
          </table:table-cell>
          <table:table-cell office:value-type="float" office:value="5" calcext:value-type="float">
            <text:p>5</text:p>
          </table:table-cell>
          <table:table-cell office:value-type="string" calcext:value-type="string">
            <text:p>C7 C38 C40 C44 C92</text:p>
          </table:table-cell>
          <table:table-cell table:style-name="ce4" office:value-type="string" calcext:value-type="string">
            <text:p>Cap. Cerámico 0603</text:p>
          </table:table-cell>
          <table:table-cell table:style-name="ce8" table:formula="of:=HYPERLINK(&quot;http://www.digikey.com/product-search/en?KeyWords=&quot;&amp;[.J7];[.J7])" office:value-type="string" office:string-value="399-1075-1-ND" calcext:value-type="string">
            <text:p>399-1075-1-ND</text:p>
          </table:table-cell>
          <table:table-cell table:style-name="ce8" table:formula="of:=HYPERLINK(&quot;http://ar.mouser.com/Search/Refine.aspx?Keyword=&quot;&amp;[.K7];[.K7])" office:value-type="string" office:string-value="80-C0603C471K5R" calcext:value-type="string">
            <text:p>80-C0603C471K5R</text:p>
          </table:table-cell>
          <table:table-cell table:formula="of:=100*[.B7]" office:value-type="float" office:value="500" calcext:value-type="float">
            <text:p>500</text:p>
          </table:table-cell>
          <table:table-cell table:style-name="ce17" office:value-type="float" office:value="0.01652" calcext:value-type="float">
            <text:p><text:s/>$0,01652 </text:p>
          </table:table-cell>
          <table:table-cell table:style-name="ce17" table:formula="of:=[.B7]*[.H7]" office:value-type="float" office:value="0.0826" calcext:value-type="float">
            <text:p><text:s/>$0,08260 </text:p>
          </table:table-cell>
          <table:table-cell office:value-type="string" calcext:value-type="string">
            <text:p>399-1075-1-ND</text:p>
          </table:table-cell>
          <table:table-cell office:value-type="string" calcext:value-type="string">
            <text:p>80-C0603C471K5R</text:p>
          </table:table-cell>
          <table:table-cell table:number-columns-repeated="1013"/>
        </table:table-row>
        <table:table-row table:style-name="ro2">
          <table:table-cell office:value-type="string" calcext:value-type="string">
            <text:p>1nF</text:p>
          </table:table-cell>
          <table:table-cell office:value-type="float" office:value="5" calcext:value-type="float">
            <text:p>5</text:p>
          </table:table-cell>
          <table:table-cell office:value-type="string" calcext:value-type="string">
            <text:p>C8 C36 C42 C91 C93</text:p>
          </table:table-cell>
          <table:table-cell table:style-name="ce4" office:value-type="string" calcext:value-type="string">
            <text:p>Cap. Cerámico 0603</text:p>
          </table:table-cell>
          <table:table-cell table:style-name="ce8" table:formula="of:=HYPERLINK(&quot;http://www.digikey.com/product-search/en?KeyWords=&quot;&amp;[.J8];[.J8])" office:value-type="string" office:string-value="399-1082-1-ND" calcext:value-type="string">
            <text:p>399-1082-1-ND</text:p>
          </table:table-cell>
          <table:table-cell table:style-name="ce8" table:formula="of:=HYPERLINK(&quot;http://ar.mouser.com/Search/Refine.aspx?Keyword=&quot;&amp;[.K8];[.K8])" office:value-type="string" office:string-value="80-C0603C102K5R" calcext:value-type="string">
            <text:p>80-C0603C102K5R</text:p>
          </table:table-cell>
          <table:table-cell table:formula="of:=100*[.B8]" office:value-type="float" office:value="500" calcext:value-type="float">
            <text:p>500</text:p>
          </table:table-cell>
          <table:table-cell table:style-name="ce17" office:value-type="float" office:value="0.0112" calcext:value-type="float">
            <text:p><text:s/>$0,01120 </text:p>
          </table:table-cell>
          <table:table-cell table:style-name="ce17" table:formula="of:=[.B8]*[.H8]" office:value-type="float" office:value="0.056" calcext:value-type="float">
            <text:p><text:s/>$0,05600 </text:p>
          </table:table-cell>
          <table:table-cell office:value-type="string" calcext:value-type="string">
            <text:p>399-1082-1-ND</text:p>
          </table:table-cell>
          <table:table-cell office:value-type="string" calcext:value-type="string">
            <text:p>80-C0603C102K5R</text:p>
          </table:table-cell>
          <table:table-cell table:number-columns-repeated="1013"/>
        </table:table-row>
        <table:table-row table:style-name="ro2">
          <table:table-cell office:value-type="string" calcext:value-type="string">
            <text:p>10nF</text:p>
          </table:table-cell>
          <table:table-cell office:value-type="float" office:value="2" calcext:value-type="float">
            <text:p>2</text:p>
          </table:table-cell>
          <table:table-cell office:value-type="string" calcext:value-type="string">
            <text:p>C69 C88</text:p>
          </table:table-cell>
          <table:table-cell table:style-name="ce4" office:value-type="string" calcext:value-type="string">
            <text:p>Cap. Cerámico 0603</text:p>
          </table:table-cell>
          <table:table-cell table:style-name="ce8" table:formula="of:=HYPERLINK(&quot;http://www.digikey.com/product-search/en?KeyWords=&quot;&amp;[.J9];[.J9])" office:value-type="string" office:string-value="399-1091-1-ND" calcext:value-type="string">
            <text:p>399-1091-1-ND</text:p>
          </table:table-cell>
          <table:table-cell table:style-name="ce8" table:formula="of:=HYPERLINK(&quot;http://ar.mouser.com/Search/Refine.aspx?Keyword=&quot;&amp;[.K9];[.K9])" office:value-type="string" office:string-value="80-C0603C103K5R" calcext:value-type="string">
            <text:p>80-C0603C103K5R</text:p>
          </table:table-cell>
          <table:table-cell table:formula="of:=100*[.B9]" office:value-type="float" office:value="200" calcext:value-type="float">
            <text:p>200</text:p>
          </table:table-cell>
          <table:table-cell table:style-name="ce17" office:value-type="float" office:value="0.009" calcext:value-type="float">
            <text:p><text:s/>$0,00900 </text:p>
          </table:table-cell>
          <table:table-cell table:style-name="ce17" table:formula="of:=[.B9]*[.H9]" office:value-type="float" office:value="0.018" calcext:value-type="float">
            <text:p><text:s/>$0,01800 </text:p>
          </table:table-cell>
          <table:table-cell office:value-type="string" calcext:value-type="string">
            <text:p>399-1091-1-ND</text:p>
          </table:table-cell>
          <table:table-cell office:value-type="string" calcext:value-type="string">
            <text:p>80-C0603C103K5R</text:p>
          </table:table-cell>
          <table:table-cell table:number-columns-repeated="1013"/>
        </table:table-row>
        <table:table-row table:style-name="ro3">
          <table:table-cell office:value-type="string" calcext:value-type="string">
            <text:p>100nF</text:p>
          </table:table-cell>
          <table:table-cell office:value-type="float" office:value="57" calcext:value-type="float">
            <text:p>57</text:p>
          </table:table-cell>
          <table:table-cell office:value-type="string" calcext:value-type="string">
            <text:p>C2 C3 C4 C6 C9 C10 C15 C19 C20 C22 C23 C24 C25 C26 C27 C29 C30 C32 C33 C35 C37 C39 C41 C43 C45 C46 C47 C48 C49 C50 C51 C52 C53 C54 C55 C56 C57 C58 C59 C61 C62 C63 C64 C65 C66 C67 C70 C71 C72 C73 C74 C75 C76 C77 C86 C87 C90</text:p>
          </table:table-cell>
          <table:table-cell table:style-name="ce4" office:value-type="string" calcext:value-type="string">
            <text:p>Cap. Cerámico 0603</text:p>
          </table:table-cell>
          <table:table-cell table:style-name="ce8" table:formula="of:=HYPERLINK(&quot;http://www.digikey.com/product-search/en?KeyWords=&quot;&amp;[.J10];[.J10])" office:value-type="string" office:string-value="399-1096-1-ND" calcext:value-type="string">
            <text:p>399-1096-1-ND</text:p>
          </table:table-cell>
          <table:table-cell table:style-name="ce8" table:formula="of:=HYPERLINK(&quot;http://ar.mouser.com/Search/Refine.aspx?Keyword=&quot;&amp;[.K10];[.K10])" office:value-type="string" office:string-value="80-C0603C104K5R" calcext:value-type="string">
            <text:p>80-C0603C104K5R</text:p>
          </table:table-cell>
          <table:table-cell table:formula="of:=100*[.B10]" office:value-type="float" office:value="5700" calcext:value-type="float">
            <text:p>5700</text:p>
          </table:table-cell>
          <table:table-cell table:style-name="ce17" office:value-type="float" office:value="0.0054" calcext:value-type="float">
            <text:p><text:s/>$0,00540 </text:p>
          </table:table-cell>
          <table:table-cell table:style-name="ce17" table:formula="of:=[.B10]*[.H10]" office:value-type="float" office:value="0.3078" calcext:value-type="float">
            <text:p><text:s/>$0,30780 </text:p>
          </table:table-cell>
          <table:table-cell office:value-type="string" calcext:value-type="string">
            <text:p>399-1096-1-ND</text:p>
          </table:table-cell>
          <table:table-cell office:value-type="string" calcext:value-type="string">
            <text:p>80-C0603C104K5R</text:p>
          </table:table-cell>
          <table:table-cell table:number-columns-repeated="1013"/>
        </table:table-row>
        <table:table-row table:style-name="ro2">
          <table:table-cell office:value-type="string" calcext:value-type="string">
            <text:p>3.3uF</text:p>
          </table:table-cell>
          <table:table-cell office:value-type="float" office:value="1" calcext:value-type="float">
            <text:p>1</text:p>
          </table:table-cell>
          <table:table-cell office:value-type="string" calcext:value-type="string">
            <text:p>C80</text:p>
          </table:table-cell>
          <table:table-cell table:style-name="ce4" office:value-type="string" calcext:value-type="string">
            <text:p>Cap. Tantáleo SMD</text:p>
          </table:table-cell>
          <table:table-cell table:style-name="ce8" table:formula="of:=HYPERLINK(&quot;http://www.digikey.com/product-search/en?KeyWords=&quot;&amp;[.J11];[.J11])" office:value-type="string" office:string-value="399-1086-1-ND" calcext:value-type="string">
            <text:p>399-1086-1-ND</text:p>
          </table:table-cell>
          <table:table-cell table:style-name="ce8" table:formula="of:=HYPERLINK(&quot;http://ar.mouser.com/Search/Refine.aspx?Keyword=&quot;&amp;[.K11];[.K11])" office:value-type="string" office:string-value="80-C0603C335M9P" calcext:value-type="string">
            <text:p>80-C0603C335M9P</text:p>
          </table:table-cell>
          <table:table-cell table:formula="of:=100*[.B11]" office:value-type="float" office:value="100" calcext:value-type="float">
            <text:p>100</text:p>
          </table:table-cell>
          <table:table-cell table:style-name="ce17" office:value-type="float" office:value="0.0147" calcext:value-type="float">
            <text:p><text:s/>$0,01470 </text:p>
          </table:table-cell>
          <table:table-cell table:style-name="ce17" table:formula="of:=[.B11]*[.H11]" office:value-type="float" office:value="0.0147" calcext:value-type="float">
            <text:p><text:s/>$0,01470 </text:p>
          </table:table-cell>
          <table:table-cell office:value-type="string" calcext:value-type="string">
            <text:p>399-1086-1-ND</text:p>
          </table:table-cell>
          <table:table-cell office:value-type="string" calcext:value-type="string">
            <text:p>80-C0603C335M9P</text:p>
          </table:table-cell>
          <table:table-cell table:number-columns-repeated="1013"/>
        </table:table-row>
        <table:table-row table:style-name="ro2">
          <table:table-cell office:value-type="string" calcext:value-type="string">
            <text:p>10uF</text:p>
          </table:table-cell>
          <table:table-cell office:value-type="float" office:value="10" calcext:value-type="float">
            <text:p>10</text:p>
          </table:table-cell>
          <table:table-cell office:value-type="string" calcext:value-type="string">
            <text:p>C1 C5 C18 C31 C34 C60 C68 C78 C21 C28</text:p>
          </table:table-cell>
          <table:table-cell table:style-name="ce4" office:value-type="string" calcext:value-type="string">
            <text:p>Cap. Tantáleo SMD</text:p>
          </table:table-cell>
          <table:table-cell table:style-name="ce8" table:formula="of:=HYPERLINK(&quot;http://www.digikey.com/product-search/en?KeyWords=&quot;&amp;[.J12];[.J12])" office:value-type="string" office:string-value="399-10116-1-ND" calcext:value-type="string">
            <text:p>399-10116-1-ND</text:p>
          </table:table-cell>
          <table:table-cell table:style-name="ce8" table:formula="of:=HYPERLINK(&quot;http://ar.mouser.com/Search/Refine.aspx?Keyword=&quot;&amp;[.K12];[.K12])" office:value-type="string" office:string-value="80-T491A106K0067280" calcext:value-type="string">
            <text:p>80-T491A106K0067280</text:p>
          </table:table-cell>
          <table:table-cell table:formula="of:=100*[.B12]" office:value-type="float" office:value="1000" calcext:value-type="float">
            <text:p>1000</text:p>
          </table:table-cell>
          <table:table-cell table:style-name="ce17" office:value-type="float" office:value="0.092" calcext:value-type="float">
            <text:p><text:s/>$0,09200 </text:p>
          </table:table-cell>
          <table:table-cell table:style-name="ce17" table:formula="of:=[.B12]*[.H12]" office:value-type="float" office:value="0.92" calcext:value-type="float">
            <text:p><text:s/>$0,92000 </text:p>
          </table:table-cell>
          <table:table-cell office:value-type="string" calcext:value-type="string">
            <text:p>399-10116-1-ND</text:p>
          </table:table-cell>
          <table:table-cell office:value-type="string" calcext:value-type="string">
            <text:p>80-T491A106K0067280</text:p>
          </table:table-cell>
          <table:table-cell table:number-columns-repeated="1013"/>
        </table:table-row>
        <table:table-row table:style-name="ro2">
          <table:table-cell office:value-type="string" calcext:value-type="string">
            <text:p>330uF</text:p>
          </table:table-cell>
          <table:table-cell office:value-type="float" office:value="1" calcext:value-type="float">
            <text:p>1</text:p>
          </table:table-cell>
          <table:table-cell office:value-type="string" calcext:value-type="string">
            <text:p>C17</text:p>
          </table:table-cell>
          <table:table-cell table:style-name="ce4" office:value-type="string" calcext:value-type="string">
            <text:p>Cap. Aluminio SMD</text:p>
          </table:table-cell>
          <table:table-cell table:style-name="ce8" table:formula="of:=HYPERLINK(&quot;http://www.digikey.com/product-search/en?KeyWords=&quot;&amp;[.J13];[.J13])" office:value-type="string" office:string-value="493-9422-1-ND" calcext:value-type="string">
            <text:p>493-9422-1-ND</text:p>
          </table:table-cell>
          <table:table-cell table:style-name="ce8" table:formula="of:=HYPERLINK(&quot;http://ar.mouser.com/Search/Refine.aspx?Keyword=&quot;&amp;[.K13];[.K13])" office:value-type="string" office:string-value="647-UCW1E331MNL1GS" calcext:value-type="string">
            <text:p>647-UCW1E331MNL1GS</text:p>
          </table:table-cell>
          <table:table-cell table:formula="of:=100*[.B13]" office:value-type="float" office:value="100" calcext:value-type="float">
            <text:p>100</text:p>
          </table:table-cell>
          <table:table-cell table:style-name="ce17" office:value-type="float" office:value="0.4061" calcext:value-type="float">
            <text:p><text:s/>$0,40610 </text:p>
          </table:table-cell>
          <table:table-cell table:style-name="ce17" table:formula="of:=[.B13]*[.H13]" office:value-type="float" office:value="0.4061" calcext:value-type="float">
            <text:p><text:s/>$0,40610 </text:p>
          </table:table-cell>
          <table:table-cell office:value-type="string" calcext:value-type="string">
            <text:p>493-9422-1-ND</text:p>
          </table:table-cell>
          <table:table-cell office:value-type="string" calcext:value-type="string">
            <text:p>647-UCW1E331MNL1GS</text:p>
          </table:table-cell>
          <table:table-cell table:number-columns-repeated="1013"/>
        </table:table-row>
        <table:table-row table:style-name="ro2">
          <table:table-cell table:style-name="ce3" office:value-type="string" calcext:value-type="string">
            <text:p>470uF/35V</text:p>
          </table:table-cell>
          <table:table-cell office:value-type="float" office:value="1" calcext:value-type="float">
            <text:p>1</text:p>
          </table:table-cell>
          <table:table-cell table:style-name="ce7" office:value-type="string" calcext:value-type="string">
            <text:p>C16</text:p>
          </table:table-cell>
          <table:table-cell table:style-name="ce4" office:value-type="string" calcext:value-type="string">
            <text:p>Cap. Aluminio SMD</text:p>
          </table:table-cell>
          <table:table-cell table:style-name="ce8" table:formula="of:=HYPERLINK(&quot;http://www.digikey.com/product-search/en?KeyWords=&quot;&amp;[.J14];[.J14])" office:value-type="string" office:string-value="493-3961-1-ND" calcext:value-type="string">
            <text:p>493-3961-1-ND</text:p>
          </table:table-cell>
          <table:table-cell table:style-name="ce8" table:formula="of:=HYPERLINK(&quot;http://ar.mouser.com/Search/Refine.aspx?Keyword=&quot;&amp;[.K14];[.K14])" office:value-type="string" office:string-value="647-UCL1V471MNL1GS" calcext:value-type="string">
            <text:p>647-UCL1V471MNL1GS</text:p>
          </table:table-cell>
          <table:table-cell table:formula="of:=100*[.B14]" office:value-type="float" office:value="100" calcext:value-type="float">
            <text:p>100</text:p>
          </table:table-cell>
          <table:table-cell table:style-name="ce17" office:value-type="float" office:value="1.517" calcext:value-type="float">
            <text:p><text:s/>$1,51700 </text:p>
          </table:table-cell>
          <table:table-cell table:style-name="ce17" table:formula="of:=[.B14]*[.H14]" office:value-type="float" office:value="1.517" calcext:value-type="float">
            <text:p><text:s/>$1,51700 </text:p>
          </table:table-cell>
          <table:table-cell office:value-type="string" calcext:value-type="string">
            <text:p>493-3961-1-ND</text:p>
          </table:table-cell>
          <table:table-cell office:value-type="string" calcext:value-type="string">
            <text:p>647-UCL1V471MNL1GS</text:p>
          </table:table-cell>
          <table:table-cell table:number-columns-repeated="1013"/>
        </table:table-row>
        <table:table-row table:style-name="ro2">
          <table:table-cell office:value-type="string" calcext:value-type="string">
            <text:p>BAV199</text:p>
          </table:table-cell>
          <table:table-cell office:value-type="float" office:value="6" calcext:value-type="float">
            <text:p>6</text:p>
          </table:table-cell>
          <table:table-cell office:value-type="string" calcext:value-type="string">
            <text:p>D9 D10 D11 D12 D46 D48</text:p>
          </table:table-cell>
          <table:table-cell table:style-name="ce4" office:value-type="string" calcext:value-type="string">
            <text:p>Array de diodos SMD</text:p>
          </table:table-cell>
          <table:table-cell table:style-name="ce8" table:formula="of:=HYPERLINK(&quot;http://www.digikey.com/product-search/en?KeyWords=&quot;&amp;[.J15];[.J15])" office:value-type="string" office:string-value="BAV199LT1GOSCT-ND" calcext:value-type="string">
            <text:p>BAV199LT1GOSCT-ND</text:p>
          </table:table-cell>
          <table:table-cell table:style-name="ce8" table:formula="of:=HYPERLINK(&quot;http://ar.mouser.com/Search/Refine.aspx?Keyword=&quot;&amp;[.K15];[.K15])" office:value-type="string" office:string-value="863-BAV199LT1G" calcext:value-type="string">
            <text:p>863-BAV199LT1G</text:p>
          </table:table-cell>
          <table:table-cell table:formula="of:=100*[.B15]" office:value-type="float" office:value="600" calcext:value-type="float">
            <text:p>600</text:p>
          </table:table-cell>
          <table:table-cell table:style-name="ce17" office:value-type="float" office:value="0.08646" calcext:value-type="float">
            <text:p><text:s/>$0,08646 </text:p>
          </table:table-cell>
          <table:table-cell table:style-name="ce17" table:formula="of:=[.B15]*[.H15]" office:value-type="float" office:value="0.51876" calcext:value-type="float">
            <text:p><text:s/>$0,51876 </text:p>
          </table:table-cell>
          <table:table-cell office:value-type="string" calcext:value-type="string">
            <text:p>BAV199LT1GOSCT-ND</text:p>
          </table:table-cell>
          <table:table-cell office:value-type="string" calcext:value-type="string">
            <text:p>863-BAV199LT1G</text:p>
          </table:table-cell>
          <table:table-cell table:number-columns-repeated="1013"/>
        </table:table-row>
        <table:table-row table:style-name="ro2">
          <table:table-cell office:value-type="string" calcext:value-type="string">
            <text:p>PMEG3020EH</text:p>
          </table:table-cell>
          <table:table-cell office:value-type="float" office:value="3" calcext:value-type="float">
            <text:p>3</text:p>
          </table:table-cell>
          <table:table-cell office:value-type="string" calcext:value-type="string">
            <text:p>D1 D5 D45</text:p>
          </table:table-cell>
          <table:table-cell table:style-name="ce4" office:value-type="string" calcext:value-type="string">
            <text:p>Diodo Schottky</text:p>
          </table:table-cell>
          <table:table-cell table:style-name="ce8" table:formula="of:=HYPERLINK(&quot;http://www.digikey.com/product-search/en?KeyWords=&quot;&amp;[.J16];[.J16])" office:value-type="string" office:string-value="568-4129-1-ND" calcext:value-type="string">
            <text:p>568-4129-1-ND</text:p>
          </table:table-cell>
          <table:table-cell table:style-name="ce8" table:formula="of:=HYPERLINK(&quot;http://ar.mouser.com/Search/Refine.aspx?Keyword=&quot;&amp;[.K16];[.K16])" office:value-type="string" office:string-value="771-PMEG3020EH-T/R" calcext:value-type="string">
            <text:p>771-PMEG3020EH-T/R</text:p>
          </table:table-cell>
          <table:table-cell table:formula="of:=100*[.B16]" office:value-type="float" office:value="300" calcext:value-type="float">
            <text:p>300</text:p>
          </table:table-cell>
          <table:table-cell table:style-name="ce17" office:value-type="float" office:value="0.20752" calcext:value-type="float">
            <text:p><text:s/>$0,20752 </text:p>
          </table:table-cell>
          <table:table-cell table:style-name="ce17" table:formula="of:=[.B16]*[.H16]" office:value-type="float" office:value="0.62256" calcext:value-type="float">
            <text:p><text:s/>$0,62256 </text:p>
          </table:table-cell>
          <table:table-cell office:value-type="string" calcext:value-type="string">
            <text:p>568-4129-1-ND</text:p>
          </table:table-cell>
          <table:table-cell office:value-type="string" calcext:value-type="string">
            <text:p>771-PMEG3020EH-T/R</text:p>
          </table:table-cell>
          <table:table-cell table:number-columns-repeated="1013"/>
        </table:table-row>
        <table:table-row table:style-name="ro2">
          <table:table-cell office:value-type="string" calcext:value-type="string">
            <text:p>MURS360T3G</text:p>
          </table:table-cell>
          <table:table-cell office:value-type="float" office:value="1" calcext:value-type="float">
            <text:p>1</text:p>
          </table:table-cell>
          <table:table-cell office:value-type="string" calcext:value-type="string">
            <text:p>D2</text:p>
          </table:table-cell>
          <table:table-cell table:style-name="ce4" office:value-type="string" calcext:value-type="string">
            <text:p>Diodo 600V 3A</text:p>
          </table:table-cell>
          <table:table-cell table:style-name="ce8" table:formula="of:=HYPERLINK(&quot;http://www.digikey.com/product-search/en?KeyWords=&quot;&amp;[.J17];[.J17])" office:value-type="string" office:string-value="MURS360T3GOSCT-ND" calcext:value-type="string">
            <text:p>MURS360T3GOSCT-ND</text:p>
          </table:table-cell>
          <table:table-cell table:style-name="ce8" table:formula="of:=HYPERLINK(&quot;http://ar.mouser.com/Search/Refine.aspx?Keyword=&quot;&amp;[.K17];[.K17])" office:value-type="string" office:string-value="863-MURS360T3G" calcext:value-type="string">
            <text:p>863-MURS360T3G</text:p>
          </table:table-cell>
          <table:table-cell table:formula="of:=100*[.B17]" office:value-type="float" office:value="100" calcext:value-type="float">
            <text:p>100</text:p>
          </table:table-cell>
          <table:table-cell table:style-name="ce17" office:value-type="float" office:value="0.467" calcext:value-type="float">
            <text:p><text:s/>$0,46700 </text:p>
          </table:table-cell>
          <table:table-cell table:style-name="ce17" table:formula="of:=[.B17]*[.H17]" office:value-type="float" office:value="0.467" calcext:value-type="float">
            <text:p><text:s/>$0,46700 </text:p>
          </table:table-cell>
          <table:table-cell office:value-type="string" calcext:value-type="string">
            <text:p>MURS360T3GOSCT-ND</text:p>
          </table:table-cell>
          <table:table-cell office:value-type="string" calcext:value-type="string">
            <text:p>863-MURS360T3G</text:p>
          </table:table-cell>
          <table:table-cell table:number-columns-repeated="1013"/>
        </table:table-row>
        <table:table-row table:style-name="ro2">
          <table:table-cell office:value-type="string" calcext:value-type="string">
            <text:p>B540C-13-F</text:p>
          </table:table-cell>
          <table:table-cell office:value-type="float" office:value="1" calcext:value-type="float">
            <text:p>1</text:p>
          </table:table-cell>
          <table:table-cell office:value-type="string" calcext:value-type="string">
            <text:p>D3</text:p>
          </table:table-cell>
          <table:table-cell office:value-type="string" calcext:value-type="string">
            <text:p>Diodo Schottky</text:p>
          </table:table-cell>
          <table:table-cell table:style-name="ce8" table:formula="of:=HYPERLINK(&quot;http://www.digikey.com/product-search/en?KeyWords=&quot;&amp;[.J18];[.J18])" office:value-type="string" office:string-value="B540C-FDICT-ND" calcext:value-type="string">
            <text:p>B540C-FDICT-ND</text:p>
          </table:table-cell>
          <table:table-cell table:style-name="ce8" table:formula="of:=HYPERLINK(&quot;http://ar.mouser.com/Search/Refine.aspx?Keyword=&quot;&amp;[.K18];[.K18])" office:value-type="string" office:string-value="621-B540C-F" calcext:value-type="string">
            <text:p>621-B540C-F</text:p>
          </table:table-cell>
          <table:table-cell table:formula="of:=100*[.B18]" office:value-type="float" office:value="100" calcext:value-type="float">
            <text:p>100</text:p>
          </table:table-cell>
          <table:table-cell table:style-name="ce17" office:value-type="float" office:value="0.7344" calcext:value-type="float">
            <text:p><text:s/>$0,73440 </text:p>
          </table:table-cell>
          <table:table-cell table:style-name="ce17" table:formula="of:=[.B18]*[.H18]" office:value-type="float" office:value="0.7344" calcext:value-type="float">
            <text:p><text:s/>$0,73440 </text:p>
          </table:table-cell>
          <table:table-cell office:value-type="string" calcext:value-type="string">
            <text:p>B540C-FDICT-ND</text:p>
          </table:table-cell>
          <table:table-cell office:value-type="string" calcext:value-type="string">
            <text:p>621-B540C-F</text:p>
          </table:table-cell>
          <table:table-cell table:number-columns-repeated="1013"/>
        </table:table-row>
        <table:table-row table:style-name="ro4">
          <table:table-cell office:value-type="string" calcext:value-type="string">
            <text:p>LED red</text:p>
          </table:table-cell>
          <table:table-cell office:value-type="float" office:value="17" calcext:value-type="float">
            <text:p>17</text:p>
          </table:table-cell>
          <table:table-cell office:value-type="string" calcext:value-type="string">
            <text:p>D4 D13 D16 D18 D20 D21 D22 D23 D24 D33 D34 D35 D36 D38 D40 D42 D44</text:p>
          </table:table-cell>
          <table:table-cell office:value-type="string" calcext:value-type="string">
            <text:p>LED Rojo 0603</text:p>
          </table:table-cell>
          <table:table-cell table:style-name="ce8" table:formula="of:=HYPERLINK(&quot;http://www.digikey.com/product-search/en?KeyWords=&quot;&amp;[.J19];[.J19])" office:value-type="string" office:string-value="1080-1400-1-ND" calcext:value-type="string">
            <text:p>1080-1400-1-ND</text:p>
          </table:table-cell>
          <table:table-cell table:style-name="ce8" table:formula="of:=HYPERLINK(&quot;http://ar.mouser.com/Search/Refine.aspx?Keyword=&quot;&amp;[.K19];[.K19])" office:value-type="string" office:string-value="78-VLMS1300-GS08" calcext:value-type="string">
            <text:p>78-VLMS1300-GS08</text:p>
          </table:table-cell>
          <table:table-cell table:formula="of:=100*[.B19]" office:value-type="float" office:value="1700" calcext:value-type="float">
            <text:p>1700</text:p>
          </table:table-cell>
          <table:table-cell table:style-name="ce17" office:value-type="float" office:value="0.075" calcext:value-type="float">
            <text:p><text:s/>$0,07500 </text:p>
          </table:table-cell>
          <table:table-cell table:style-name="ce17" table:formula="of:=[.B19]*[.H19]" office:value-type="float" office:value="1.275" calcext:value-type="float">
            <text:p><text:s/>$1,27500 </text:p>
          </table:table-cell>
          <table:table-cell office:value-type="string" calcext:value-type="string">
            <text:p>1080-1400-1-ND</text:p>
          </table:table-cell>
          <table:table-cell office:value-type="string" calcext:value-type="string">
            <text:p>78-VLMS1300-GS08</text:p>
          </table:table-cell>
          <table:table-cell table:number-columns-repeated="1013"/>
        </table:table-row>
        <table:table-row table:style-name="ro5">
          <table:table-cell office:value-type="string" calcext:value-type="string">
            <text:p>PSD12C</text:p>
          </table:table-cell>
          <table:table-cell office:value-type="float" office:value="3" calcext:value-type="float">
            <text:p>3</text:p>
          </table:table-cell>
          <table:table-cell office:value-type="string" calcext:value-type="string">
            <text:p>D6 D7 D8</text:p>
          </table:table-cell>
          <table:table-cell office:value-type="string" calcext:value-type="string">
            <text:p>TVS</text:p>
          </table:table-cell>
          <table:table-cell table:style-name="ce8" table:formula="of:=HYPERLINK(&quot;http://www.digikey.com/product-search/en?KeyWords=&quot;&amp;[.J20];[.J20])" office:value-type="string" office:string-value="P6SMB12CAT3GOSCT-ND" calcext:value-type="string">
            <text:p>P6SMB12CAT3GOSCT-ND</text:p>
          </table:table-cell>
          <table:table-cell table:style-name="ce8" table:formula="of:=HYPERLINK(&quot;http://ar.mouser.com/Search/Refine.aspx?Keyword=&quot;&amp;[.K20];[.K20])" office:value-type="string" office:string-value="863-P6SMB12CAT3G" calcext:value-type="string">
            <text:p>863-P6SMB12CAT3G</text:p>
          </table:table-cell>
          <table:table-cell table:formula="of:=100*[.B20]" office:value-type="float" office:value="300" calcext:value-type="float">
            <text:p>300</text:p>
          </table:table-cell>
          <table:table-cell table:style-name="ce17" office:value-type="float" office:value="0.23832" calcext:value-type="float">
            <text:p><text:s/>$0,23832 </text:p>
          </table:table-cell>
          <table:table-cell table:style-name="ce17" table:formula="of:=[.B20]*[.H20]" office:value-type="float" office:value="0.71496" calcext:value-type="float">
            <text:p><text:s/>$0,71496 </text:p>
          </table:table-cell>
          <table:table-cell office:value-type="string" calcext:value-type="string">
            <text:p>P6SMB12CAT3GOSCT-ND</text:p>
          </table:table-cell>
          <table:table-cell office:value-type="string" calcext:value-type="string">
            <text:p>863-P6SMB12CAT3G</text:p>
          </table:table-cell>
          <table:table-cell table:number-columns-repeated="1013"/>
        </table:table-row>
        <table:table-row table:style-name="ro5">
          <table:table-cell office:value-type="string" calcext:value-type="string">
            <text:p>LL4148</text:p>
          </table:table-cell>
          <table:table-cell office:value-type="float" office:value="12" calcext:value-type="float">
            <text:p>12</text:p>
          </table:table-cell>
          <table:table-cell office:value-type="string" calcext:value-type="string">
            <text:p>D14 D15 D17 D19 D27 D28 D30 D31 D37 D39 D41 D43</text:p>
          </table:table-cell>
          <table:table-cell table:style-name="ce4" office:value-type="string" calcext:value-type="string">
            <text:p>Diodo SOD80</text:p>
          </table:table-cell>
          <table:table-cell table:style-name="ce8" table:formula="of:=HYPERLINK(&quot;http://www.digikey.com/product-search/en?KeyWords=&quot;&amp;[.J21];[.J21])" office:value-type="string" office:string-value="LL4148FSCT-ND" calcext:value-type="string">
            <text:p>LL4148FSCT-ND</text:p>
          </table:table-cell>
          <table:table-cell table:style-name="ce8" table:formula="of:=HYPERLINK(&quot;http://ar.mouser.com/Search/Refine.aspx?Keyword=&quot;&amp;[.K21];[.K21])" office:value-type="string" office:string-value="78-LL4148" calcext:value-type="string">
            <text:p>78-LL4148</text:p>
          </table:table-cell>
          <table:table-cell table:formula="of:=100*[.B21]" office:value-type="float" office:value="1200" calcext:value-type="float">
            <text:p>1200</text:p>
          </table:table-cell>
          <table:table-cell table:style-name="ce17" office:value-type="float" office:value="0.01483" calcext:value-type="float">
            <text:p><text:s/>$0,01483 </text:p>
          </table:table-cell>
          <table:table-cell table:style-name="ce17" table:formula="of:=[.B21]*[.H21]" office:value-type="float" office:value="0.17796" calcext:value-type="float">
            <text:p><text:s/>$0,17796 </text:p>
          </table:table-cell>
          <table:table-cell office:value-type="string" calcext:value-type="string">
            <text:p>LL4148FSCT-ND</text:p>
          </table:table-cell>
          <table:table-cell office:value-type="string" calcext:value-type="string">
            <text:p>78-LL4148</text:p>
          </table:table-cell>
          <table:table-cell table:number-columns-repeated="1013"/>
        </table:table-row>
        <table:table-row table:style-name="ro5">
          <table:table-cell office:value-type="string" calcext:value-type="string">
            <text:p>BZX585-B6V8</text:p>
          </table:table-cell>
          <table:table-cell office:value-type="float" office:value="4" calcext:value-type="float">
            <text:p>4</text:p>
          </table:table-cell>
          <table:table-cell office:value-type="string" calcext:value-type="string">
            <text:p>D25 D26 D29 D32</text:p>
          </table:table-cell>
          <table:table-cell table:style-name="ce4" office:value-type="string" calcext:value-type="string">
            <text:p>Zener 6V8</text:p>
          </table:table-cell>
          <table:table-cell table:style-name="ce8" table:formula="of:=HYPERLINK(&quot;http://www.digikey.com/product-search/en?KeyWords=&quot;&amp;[.J22];[.J22])" office:value-type="string" office:string-value="568-8467-1-ND" calcext:value-type="string">
            <text:p>568-8467-1-ND</text:p>
          </table:table-cell>
          <table:table-cell table:style-name="ce8" table:formula="of:=HYPERLINK(&quot;http://ar.mouser.com/Search/Refine.aspx?Keyword=&quot;&amp;[.K22];[.K22])" office:value-type="string" office:string-value="771-BZX585-B6V8115" calcext:value-type="string">
            <text:p>771-BZX585-B6V8115</text:p>
          </table:table-cell>
          <table:table-cell table:formula="of:=100*[.B22]" office:value-type="float" office:value="400" calcext:value-type="float">
            <text:p>400</text:p>
          </table:table-cell>
          <table:table-cell table:style-name="ce17" office:value-type="float" office:value="0.1158" calcext:value-type="float">
            <text:p><text:s/>$0,11580 </text:p>
          </table:table-cell>
          <table:table-cell table:style-name="ce17" table:formula="of:=[.B22]*[.H22]" office:value-type="float" office:value="0.4632" calcext:value-type="float">
            <text:p><text:s/>$0,46320 </text:p>
          </table:table-cell>
          <table:table-cell office:value-type="string" calcext:value-type="string">
            <text:p>568-8467-1-ND</text:p>
          </table:table-cell>
          <table:table-cell office:value-type="string" calcext:value-type="string">
            <text:p>771-BZX585-B6V8115</text:p>
          </table:table-cell>
          <table:table-cell table:number-columns-repeated="1013"/>
        </table:table-row>
        <table:table-row table:style-name="ro5">
          <table:table-cell office:value-type="string" calcext:value-type="string">
            <text:p>MMZ1608B601C</text:p>
          </table:table-cell>
          <table:table-cell office:value-type="float" office:value="11" calcext:value-type="float">
            <text:p>11</text:p>
          </table:table-cell>
          <table:table-cell office:value-type="string" calcext:value-type="string">
            <text:p>FB8 FB9 FB1 FB2 FB3 FB4 FB5 FB6 FB10 FB20 FB21</text:p>
          </table:table-cell>
          <table:table-cell table:style-name="ce4" office:value-type="string" calcext:value-type="string">
            <text:p>EMI Filter 0603</text:p>
          </table:table-cell>
          <table:table-cell table:style-name="ce8" table:formula="of:=HYPERLINK(&quot;http://www.digikey.com/product-search/en?KeyWords=&quot;&amp;[.J23];[.J23])" office:value-type="string" office:string-value="445-2166-1-ND" calcext:value-type="string">
            <text:p>445-2166-1-ND</text:p>
          </table:table-cell>
          <table:table-cell table:style-name="ce8" table:formula="of:=HYPERLINK(&quot;http://ar.mouser.com/Search/Refine.aspx?Keyword=&quot;&amp;[.K23];[.K23])" office:value-type="string" office:string-value="810-MMZ1608B601C" calcext:value-type="string">
            <text:p>810-MMZ1608B601C</text:p>
          </table:table-cell>
          <table:table-cell table:formula="of:=100*[.B23]" office:value-type="float" office:value="1100" calcext:value-type="float">
            <text:p>1100</text:p>
          </table:table-cell>
          <table:table-cell table:style-name="ce17" office:value-type="float" office:value="0.02508" calcext:value-type="float">
            <text:p><text:s/>$0,02508 </text:p>
          </table:table-cell>
          <table:table-cell table:style-name="ce17" table:formula="of:=[.B23]*[.H23]" office:value-type="float" office:value="0.27588" calcext:value-type="float">
            <text:p><text:s/>$0,27588 </text:p>
          </table:table-cell>
          <table:table-cell office:value-type="string" calcext:value-type="string">
            <text:p>445-2166-1-ND</text:p>
          </table:table-cell>
          <table:table-cell office:value-type="string" calcext:value-type="string">
            <text:p>810-MMZ1608B601C</text:p>
          </table:table-cell>
          <table:table-cell table:number-columns-repeated="1013"/>
        </table:table-row>
        <table:table-row table:style-name="ro5">
          <table:table-cell office:value-type="string" calcext:value-type="string">
            <text:p>BLM18KG221SN1</text:p>
          </table:table-cell>
          <table:table-cell office:value-type="float" office:value="5" calcext:value-type="float">
            <text:p>5</text:p>
          </table:table-cell>
          <table:table-cell office:value-type="string" calcext:value-type="string">
            <text:p>FB7 FB11 FB14 FB15 FB16</text:p>
          </table:table-cell>
          <table:table-cell table:style-name="ce4" office:value-type="string" calcext:value-type="string">
            <text:p>EMI Filter 0603</text:p>
          </table:table-cell>
          <table:table-cell table:style-name="ce8" table:formula="of:=HYPERLINK(&quot;http://www.digikey.com/product-search/en?KeyWords=&quot;&amp;[.J24];[.J24])" office:value-type="string" office:string-value="490-5255-1-ND" calcext:value-type="string">
            <text:p>490-5255-1-ND</text:p>
          </table:table-cell>
          <table:table-cell table:style-name="ce8" table:formula="of:=HYPERLINK(&quot;http://ar.mouser.com/Search/Refine.aspx?Keyword=&quot;&amp;[.K24];[.K24])" office:value-type="string" office:string-value="81-BLM18KG221SN1D" calcext:value-type="string">
            <text:p>81-BLM18KG221SN1D</text:p>
          </table:table-cell>
          <table:table-cell table:formula="of:=100*[.B24]" office:value-type="float" office:value="500" calcext:value-type="float">
            <text:p>500</text:p>
          </table:table-cell>
          <table:table-cell table:style-name="ce17" office:value-type="float" office:value="0.03484" calcext:value-type="float">
            <text:p><text:s/>$0,03484 </text:p>
          </table:table-cell>
          <table:table-cell table:style-name="ce17" table:formula="of:=[.B24]*[.H24]" office:value-type="float" office:value="0.1742" calcext:value-type="float">
            <text:p><text:s/>$0,17420 </text:p>
          </table:table-cell>
          <table:table-cell office:value-type="string" calcext:value-type="string">
            <text:p>490-5255-1-ND</text:p>
          </table:table-cell>
          <table:table-cell office:value-type="string" calcext:value-type="string">
            <text:p>81-BLM18KG221SN1D</text:p>
          </table:table-cell>
          <table:table-cell table:number-columns-repeated="1013"/>
        </table:table-row>
        <table:table-row table:style-name="ro5">
          <table:table-cell office:value-type="string" calcext:value-type="string">
            <text:p>BLM18BD470SN1</text:p>
          </table:table-cell>
          <table:table-cell office:value-type="float" office:value="5" calcext:value-type="float">
            <text:p>5</text:p>
          </table:table-cell>
          <table:table-cell office:value-type="string" calcext:value-type="string">
            <text:p>FB12 FB13 FB17 FB18 FB19</text:p>
          </table:table-cell>
          <table:table-cell table:style-name="ce4" office:value-type="string" calcext:value-type="string">
            <text:p>EMI Filter 0603</text:p>
          </table:table-cell>
          <table:table-cell table:style-name="ce8" table:formula="of:=HYPERLINK(&quot;http://www.digikey.com/product-search/en?KeyWords=&quot;&amp;[.J25];[.J25])" office:value-type="string" office:string-value="490-5211-1-ND" calcext:value-type="string">
            <text:p>490-5211-1-ND</text:p>
          </table:table-cell>
          <table:table-cell table:style-name="ce8" table:formula="of:=HYPERLINK(&quot;http://ar.mouser.com/Search/Refine.aspx?Keyword=&quot;&amp;[.K25];[.K25])" office:value-type="string" office:string-value="81-BLM18BD470SN1D" calcext:value-type="string">
            <text:p>81-BLM18BD470SN1D</text:p>
          </table:table-cell>
          <table:table-cell table:formula="of:=100*[.B25]" office:value-type="float" office:value="500" calcext:value-type="float">
            <text:p>500</text:p>
          </table:table-cell>
          <table:table-cell table:style-name="ce17" office:value-type="float" office:value="0.03484" calcext:value-type="float">
            <text:p><text:s/>$0,03484 </text:p>
          </table:table-cell>
          <table:table-cell table:style-name="ce17" table:formula="of:=[.B25]*[.H25]" office:value-type="float" office:value="0.1742" calcext:value-type="float">
            <text:p><text:s/>$0,17420 </text:p>
          </table:table-cell>
          <table:table-cell office:value-type="string" calcext:value-type="string">
            <text:p>490-5211-1-ND</text:p>
          </table:table-cell>
          <table:table-cell office:value-type="string" calcext:value-type="string">
            <text:p>81-BLM18BD470SN1D</text:p>
          </table:table-cell>
          <table:table-cell table:number-columns-repeated="1013"/>
        </table:table-row>
        <table:table-row table:style-name="ro5">
          <table:table-cell office:value-type="string" calcext:value-type="string">
            <text:p>PS2801-4</text:p>
          </table:table-cell>
          <table:table-cell office:value-type="float" office:value="2" calcext:value-type="float">
            <text:p>2</text:p>
          </table:table-cell>
          <table:table-cell office:value-type="string" calcext:value-type="string">
            <text:p>IC1 IC2</text:p>
          </table:table-cell>
          <table:table-cell table:style-name="ce4" office:value-type="string" calcext:value-type="string">
            <text:p>Optoacoplador SMD.</text:p>
          </table:table-cell>
          <table:table-cell table:style-name="ce8" table:formula="of:=HYPERLINK(&quot;http://www.digikey.com/product-search/en?KeyWords=&quot;&amp;[.J26];[.J26])" office:value-type="string" office:string-value="PS2801-4ACT-ND" calcext:value-type="string">
            <text:p>PS2801-4ACT-ND</text:p>
          </table:table-cell>
          <table:table-cell table:style-name="ce8" table:formula="of:=HYPERLINK(&quot;http://ar.mouser.com/Search/Refine.aspx?Keyword=&quot;&amp;[.K26];[.K26])" office:value-type="string" office:string-value="782-TCMT4100" calcext:value-type="string">
            <text:p>782-TCMT4100</text:p>
          </table:table-cell>
          <table:table-cell table:formula="of:=100*[.B26]" office:value-type="float" office:value="200" calcext:value-type="float">
            <text:p>200</text:p>
          </table:table-cell>
          <table:table-cell table:style-name="ce17" office:value-type="float" office:value="2.3562" calcext:value-type="float">
            <text:p><text:s/>$2,35620 </text:p>
          </table:table-cell>
          <table:table-cell table:style-name="ce17" table:formula="of:=[.B26]*[.H26]" office:value-type="float" office:value="4.7124" calcext:value-type="float">
            <text:p><text:s/>$4,71240 </text:p>
          </table:table-cell>
          <table:table-cell office:value-type="string" calcext:value-type="string">
            <text:p>PS2801-4ACT-ND</text:p>
          </table:table-cell>
          <table:table-cell office:value-type="string" calcext:value-type="string">
            <text:p>782-TCMT4100</text:p>
          </table:table-cell>
          <table:table-cell table:number-columns-repeated="1013"/>
        </table:table-row>
        <table:table-row table:style-name="ro5">
          <table:table-cell office:value-type="string" calcext:value-type="string">
            <text:p>DB9</text:p>
          </table:table-cell>
          <table:table-cell office:value-type="float" office:value="1" calcext:value-type="float">
            <text:p>1</text:p>
          </table:table-cell>
          <table:table-cell office:value-type="string" calcext:value-type="string">
            <text:p>J3</text:p>
          </table:table-cell>
          <table:table-cell table:style-name="ce4" office:value-type="string" calcext:value-type="string">
            <text:p>Conector DB9 macho para PCB Thru-hole</text:p>
          </table:table-cell>
          <table:table-cell table:style-name="ce8" table:formula="of:=HYPERLINK(&quot;http://www.digikey.com/product-search/en?KeyWords=&quot;&amp;[.J27];[.J27])" office:value-type="string" office:string-value="S9575-ND" calcext:value-type="string">
            <text:p>S9575-ND</text:p>
          </table:table-cell>
          <table:table-cell table:style-name="ce8" table:formula="of:=HYPERLINK(&quot;http://ar.mouser.com/Search/Refine.aspx?Keyword=&quot;&amp;[.K27];[.K27])" office:value-type="string" office:string-value="806-K22X-E9P-NJ" calcext:value-type="string">
            <text:p>806-K22X-E9P-NJ</text:p>
          </table:table-cell>
          <table:table-cell table:formula="of:=100*[.B27]" office:value-type="float" office:value="100" calcext:value-type="float">
            <text:p>100</text:p>
          </table:table-cell>
          <table:table-cell table:style-name="ce17" office:value-type="float" office:value="0.5445" calcext:value-type="float">
            <text:p><text:s/>$0,54450 </text:p>
          </table:table-cell>
          <table:table-cell table:style-name="ce17" table:formula="of:=[.B27]*[.H27]" office:value-type="float" office:value="0.5445" calcext:value-type="float">
            <text:p><text:s/>$0,54450 </text:p>
          </table:table-cell>
          <table:table-cell office:value-type="string" calcext:value-type="string">
            <text:p>S9575-ND</text:p>
          </table:table-cell>
          <table:table-cell office:value-type="string" calcext:value-type="string">
            <text:p>806-K22X-E9P-NJ</text:p>
          </table:table-cell>
          <table:table-cell table:number-columns-repeated="1013"/>
        </table:table-row>
        <table:table-row table:style-name="ro2">
          <table:table-cell office:value-type="string" calcext:value-type="string">
            <text:p>ZX62-AB-5PA</text:p>
          </table:table-cell>
          <table:table-cell office:value-type="float" office:value="1" calcext:value-type="float">
            <text:p>1</text:p>
          </table:table-cell>
          <table:table-cell office:value-type="string" calcext:value-type="string">
            <text:p>J6</text:p>
          </table:table-cell>
          <table:table-cell table:style-name="ce4" office:value-type="string" calcext:value-type="string">
            <text:p>Conector micro USB tipo AB</text:p>
          </table:table-cell>
          <table:table-cell table:style-name="ce8" table:formula="of:=HYPERLINK(&quot;http://www.digikey.com/product-search/en?KeyWords=&quot;&amp;[.J28];[.J28])" office:value-type="string" office:string-value="H11635TR-ND" calcext:value-type="string">
            <text:p>H11635TR-ND</text:p>
          </table:table-cell>
          <table:table-cell table:style-name="ce8" table:formula="of:=HYPERLINK(&quot;http://ar.mouser.com/Search/Refine.aspx?Keyword=&quot;&amp;[.K28];[.K28])" office:value-type="string" office:string-value="798-ZX62-AB-5PA11" calcext:value-type="string">
            <text:p>798-ZX62-AB-5PA11</text:p>
          </table:table-cell>
          <table:table-cell table:formula="of:=100*[.B28]" office:value-type="float" office:value="100" calcext:value-type="float">
            <text:p>100</text:p>
          </table:table-cell>
          <table:table-cell table:style-name="ce17" office:value-type="float" office:value="0.7744" calcext:value-type="float">
            <text:p><text:s/>$0,77440 </text:p>
          </table:table-cell>
          <table:table-cell table:style-name="ce17" table:formula="of:=[.B28]*[.H28]" office:value-type="float" office:value="0.7744" calcext:value-type="float">
            <text:p><text:s/>$0,77440 </text:p>
          </table:table-cell>
          <table:table-cell office:value-type="string" calcext:value-type="string">
            <text:p>H11635TR-ND</text:p>
          </table:table-cell>
          <table:table-cell office:value-type="string" calcext:value-type="string">
            <text:p>798-ZX62-AB-5PA11</text:p>
          </table:table-cell>
          <table:table-cell table:number-columns-repeated="1013"/>
        </table:table-row>
        <table:table-row table:style-name="ro2">
          <table:table-cell office:value-type="string" calcext:value-type="string">
            <text:p>ZX62-B-5PA</text:p>
          </table:table-cell>
          <table:table-cell office:value-type="float" office:value="2" calcext:value-type="float">
            <text:p>2</text:p>
          </table:table-cell>
          <table:table-cell office:value-type="string" calcext:value-type="string">
            <text:p>J7 P16</text:p>
          </table:table-cell>
          <table:table-cell table:style-name="ce4" office:value-type="string" calcext:value-type="string">
            <text:p>Conector micro USB tipo B</text:p>
          </table:table-cell>
          <table:table-cell table:style-name="ce8" table:formula="of:=HYPERLINK(&quot;http://www.digikey.com/product-search/en?KeyWords=&quot;&amp;[.J29];[.J29])" office:value-type="string" office:string-value="H11634CT-ND" calcext:value-type="string">
            <text:p>H11634CT-ND</text:p>
          </table:table-cell>
          <table:table-cell table:style-name="ce8" table:formula="of:=HYPERLINK(&quot;http://ar.mouser.com/Search/Refine.aspx?Keyword=&quot;&amp;[.K29];[.K29])" office:value-type="string" office:string-value="798-ZX62-B-5PA11" calcext:value-type="string">
            <text:p>798-ZX62-B-5PA11</text:p>
          </table:table-cell>
          <table:table-cell table:formula="of:=100*[.B29]" office:value-type="float" office:value="200" calcext:value-type="float">
            <text:p>200</text:p>
          </table:table-cell>
          <table:table-cell table:style-name="ce17" office:value-type="float" office:value="0.726" calcext:value-type="float">
            <text:p><text:s/>$0,72600 </text:p>
          </table:table-cell>
          <table:table-cell table:style-name="ce17" table:formula="of:=[.B29]*[.H29]" office:value-type="float" office:value="1.452" calcext:value-type="float">
            <text:p><text:s/>$1,45200 </text:p>
          </table:table-cell>
          <table:table-cell office:value-type="string" calcext:value-type="string">
            <text:p>H11634CT-ND</text:p>
          </table:table-cell>
          <table:table-cell office:value-type="string" calcext:value-type="string">
            <text:p>798-ZX62-B-5PA11</text:p>
          </table:table-cell>
          <table:table-cell table:number-columns-repeated="1013"/>
        </table:table-row>
        <table:table-row table:style-name="ro2">
          <table:table-cell table:style-name="ce3" office:value-type="string" calcext:value-type="string">
            <text:p>TB_1X3</text:p>
          </table:table-cell>
          <table:table-cell office:value-type="float" office:value="10" calcext:value-type="float">
            <text:p>10</text:p>
          </table:table-cell>
          <table:table-cell office:value-type="string" calcext:value-type="string">
            <text:p>J1 J8 J9 J10 J12 J13 J15 J16 J2 J4</text:p>
          </table:table-cell>
          <table:table-cell table:style-name="ce7" office:value-type="string" calcext:value-type="string">
            <text:p>Bornes fijos x3</text:p>
          </table:table-cell>
          <table:table-cell table:style-name="ce8" table:formula="of:=HYPERLINK(&quot;http://www.digikey.com/product-search/en?KeyWords=&quot;&amp;[.J30];[.J30])" office:value-type="string" office:string-value="ED2610-ND" calcext:value-type="string">
            <text:p>ED2610-ND</text:p>
          </table:table-cell>
          <table:table-cell table:style-name="ce9" table:formula="of:=HYPERLINK(&quot;http://ar.mouser.com/Search/Refine.aspx?Keyword=&quot;&amp;[.K30];[.K30])" office:value-type="string" office:string-value="FIX" calcext:value-type="string">
            <text:p>FIX</text:p>
          </table:table-cell>
          <table:table-cell table:formula="of:=100*[.B30]" office:value-type="float" office:value="1000" calcext:value-type="float">
            <text:p>1000</text:p>
          </table:table-cell>
          <table:table-cell table:style-name="ce17" office:value-type="float" office:value="0.264" calcext:value-type="float">
            <text:p><text:s/>$0,26400 </text:p>
          </table:table-cell>
          <table:table-cell table:style-name="ce17" table:formula="of:=[.B30]*[.H30]" office:value-type="float" office:value="2.64" calcext:value-type="float">
            <text:p><text:s/>$2,64000 </text:p>
          </table:table-cell>
          <table:table-cell office:value-type="string" calcext:value-type="string">
            <text:p>ED2610-ND</text:p>
          </table:table-cell>
          <table:table-cell office:value-type="string" calcext:value-type="string">
            <text:p>FIX</text:p>
          </table:table-cell>
          <table:table-cell table:number-columns-repeated="1013"/>
        </table:table-row>
        <table:table-row table:style-name="ro2">
          <table:table-cell table:style-name="ce3" office:value-type="string" calcext:value-type="string">
            <text:p>TB_1X2</text:p>
          </table:table-cell>
          <table:table-cell office:value-type="float" office:value="5" calcext:value-type="float">
            <text:p>5</text:p>
          </table:table-cell>
          <table:table-cell office:value-type="string" calcext:value-type="string">
            <text:p>J11 J14 J17 J18 J19</text:p>
          </table:table-cell>
          <table:table-cell table:style-name="ce7" office:value-type="string" calcext:value-type="string">
            <text:p>Bornes fijos x2</text:p>
          </table:table-cell>
          <table:table-cell table:style-name="ce8" table:formula="of:=HYPERLINK(&quot;http://www.digikey.com/product-search/en?KeyWords=&quot;&amp;[.J31];[.J31])" office:value-type="string" office:string-value="ED2609-ND" calcext:value-type="string">
            <text:p>ED2609-ND</text:p>
          </table:table-cell>
          <table:table-cell table:style-name="ce9" table:formula="of:=HYPERLINK(&quot;http://ar.mouser.com/Search/Refine.aspx?Keyword=&quot;&amp;[.K31];[.K31])" office:value-type="string" office:string-value="FIX" calcext:value-type="string">
            <text:p>FIX</text:p>
          </table:table-cell>
          <table:table-cell table:formula="of:=100*[.B31]" office:value-type="float" office:value="500" calcext:value-type="float">
            <text:p>500</text:p>
          </table:table-cell>
          <table:table-cell table:style-name="ce17" office:value-type="float" office:value="0.231" calcext:value-type="float">
            <text:p><text:s/>$0,23100 </text:p>
          </table:table-cell>
          <table:table-cell table:style-name="ce17" table:formula="of:=[.B31]*[.H31]" office:value-type="float" office:value="1.155" calcext:value-type="float">
            <text:p><text:s/>$1,15500 </text:p>
          </table:table-cell>
          <table:table-cell office:value-type="string" calcext:value-type="string">
            <text:p>ED2609-ND</text:p>
          </table:table-cell>
          <table:table-cell office:value-type="string" calcext:value-type="string">
            <text:p>FIX</text:p>
          </table:table-cell>
          <table:table-cell table:number-columns-repeated="1013"/>
        </table:table-row>
        <table:table-row table:style-name="ro4">
          <table:table-cell office:value-type="string" calcext:value-type="string">
            <text:p>JUMPER</text:p>
          </table:table-cell>
          <table:table-cell office:value-type="float" office:value="15" calcext:value-type="float">
            <text:p>15</text:p>
          </table:table-cell>
          <table:table-cell office:value-type="string" calcext:value-type="string">
            <text:p>JP1 JP2 JP3 JP4 JP5 JP6 JP7 JP9 JP11 JP13 JP8 JP10 JP12 JP14 JP16</text:p>
          </table:table-cell>
          <table:table-cell office:value-type="string" calcext:value-type="string">
            <text:p>Jumper</text:p>
          </table:table-cell>
          <table:table-cell table:style-name="ce8" table:formula="of:=HYPERLINK(&quot;http://www.digikey.com/product-search/en?KeyWords=&quot;&amp;[.J32];[.J32])" office:value-type="string" office:string-value="3M9580-ND" calcext:value-type="string">
            <text:p>3M9580-ND</text:p>
          </table:table-cell>
          <table:table-cell table:style-name="ce8" table:formula="of:=HYPERLINK(&quot;http://ar.mouser.com/Search/Refine.aspx?Keyword=&quot;&amp;[.K32];[.K32])" office:value-type="string" office:string-value="649-68786-102LF" calcext:value-type="string">
            <text:p>649-68786-102LF</text:p>
          </table:table-cell>
          <table:table-cell table:formula="of:=100*[.B32]" office:value-type="float" office:value="1500" calcext:value-type="float">
            <text:p>1500</text:p>
          </table:table-cell>
          <table:table-cell table:style-name="ce17" office:value-type="float" office:value="0.042" calcext:value-type="float">
            <text:p><text:s/>$0,04200 </text:p>
          </table:table-cell>
          <table:table-cell table:style-name="ce17" table:formula="of:=[.B32]*[.H32]" office:value-type="float" office:value="0.63" calcext:value-type="float">
            <text:p><text:s/>$0,63000 </text:p>
          </table:table-cell>
          <table:table-cell office:value-type="string" calcext:value-type="string">
            <text:p>3M9580-ND</text:p>
          </table:table-cell>
          <table:table-cell office:value-type="string" calcext:value-type="string">
            <text:p>649-68786-102LF</text:p>
          </table:table-cell>
          <table:table-cell table:number-columns-repeated="1013"/>
        </table:table-row>
        <table:table-row table:style-name="ro5">
          <table:table-cell office:value-type="string" calcext:value-type="string">
            <text:p>PINES 1x40</text:p>
          </table:table-cell>
          <table:table-cell office:value-type="float" office:value="2" calcext:value-type="float">
            <text:p>2</text:p>
          </table:table-cell>
          <table:table-cell table:style-name="ce4"/>
          <table:table-cell office:value-type="string" calcext:value-type="string">
            <text:p>Tira de pines 1x40 2.54mm</text:p>
          </table:table-cell>
          <table:table-cell table:style-name="ce8" table:formula="of:=HYPERLINK(&quot;http://www.digikey.com/product-search/en?KeyWords=&quot;&amp;[.J33];[.J33])" office:value-type="string" office:string-value="S1212EC-40-ND" calcext:value-type="string">
            <text:p>S1212EC-40-ND</text:p>
          </table:table-cell>
          <table:table-cell table:style-name="ce8" table:formula="of:=HYPERLINK(&quot;http://ar.mouser.com/Search/Refine.aspx?Keyword=&quot;&amp;[.K33];[.K33])" office:value-type="string" office:string-value="855-M20-9994045" calcext:value-type="string">
            <text:p>855-M20-9994045</text:p>
          </table:table-cell>
          <table:table-cell table:formula="of:=100*[.B33]" office:value-type="float" office:value="200" calcext:value-type="float">
            <text:p>200</text:p>
          </table:table-cell>
          <table:table-cell table:style-name="ce17" office:value-type="float" office:value="0.4704" calcext:value-type="float">
            <text:p><text:s/>$0,47040 </text:p>
          </table:table-cell>
          <table:table-cell table:style-name="ce17" table:formula="of:=[.B33]*[.H33]" office:value-type="float" office:value="0.9408" calcext:value-type="float">
            <text:p><text:s/>$0,94080 </text:p>
          </table:table-cell>
          <table:table-cell office:value-type="string" calcext:value-type="string">
            <text:p>S1212EC-40-ND</text:p>
          </table:table-cell>
          <table:table-cell office:value-type="string" calcext:value-type="string">
            <text:p>855-M20-9994045</text:p>
          </table:table-cell>
          <table:table-cell table:number-columns-repeated="1013"/>
        </table:table-row>
        <table:table-row table:style-name="ro5">
          <table:table-cell office:value-type="string" calcext:value-type="string">
            <text:p>G5V-2-DC5</text:p>
          </table:table-cell>
          <table:table-cell office:value-type="float" office:value="4" calcext:value-type="float">
            <text:p>4</text:p>
          </table:table-cell>
          <table:table-cell office:value-type="string" calcext:value-type="string">
            <text:p>K1 K2 K3 K4</text:p>
          </table:table-cell>
          <table:table-cell table:style-name="ce4" office:value-type="string" calcext:value-type="string">
            <text:p>Relé DPDT</text:p>
          </table:table-cell>
          <table:table-cell table:style-name="ce8" table:formula="of:=HYPERLINK(&quot;http://www.digikey.com/product-search/en?KeyWords=&quot;&amp;[.J34];[.J34])" office:value-type="string" office:string-value="Z767-ND" calcext:value-type="string">
            <text:p>Z767-ND</text:p>
          </table:table-cell>
          <table:table-cell table:style-name="ce8" table:formula="of:=HYPERLINK(&quot;http://ar.mouser.com/Search/Refine.aspx?Keyword=&quot;&amp;[.K34];[.K34])" office:value-type="string" office:string-value="653-G5V-2-DC5" calcext:value-type="string">
            <text:p>653-G5V-2-DC5</text:p>
          </table:table-cell>
          <table:table-cell table:formula="of:=100*[.B34]" office:value-type="float" office:value="400" calcext:value-type="float">
            <text:p>400</text:p>
          </table:table-cell>
          <table:table-cell table:style-name="ce17" office:value-type="float" office:value="1.98024" calcext:value-type="float">
            <text:p><text:s/>$1,98024 </text:p>
          </table:table-cell>
          <table:table-cell table:style-name="ce17" table:formula="of:=[.B34]*[.H34]" office:value-type="float" office:value="7.92096" calcext:value-type="float">
            <text:p><text:s/>$7,92096 </text:p>
          </table:table-cell>
          <table:table-cell office:value-type="string" calcext:value-type="string">
            <text:p>Z767-ND</text:p>
          </table:table-cell>
          <table:table-cell office:value-type="string" calcext:value-type="string">
            <text:p>653-G5V-2-DC5</text:p>
          </table:table-cell>
          <table:table-cell table:number-columns-repeated="1013"/>
        </table:table-row>
        <table:table-row table:style-name="ro5">
          <table:table-cell office:value-type="string" calcext:value-type="string">
            <text:p>47uH</text:p>
          </table:table-cell>
          <table:table-cell office:value-type="float" office:value="1" calcext:value-type="float">
            <text:p>1</text:p>
          </table:table-cell>
          <table:table-cell office:value-type="string" calcext:value-type="string">
            <text:p>L2</text:p>
          </table:table-cell>
          <table:table-cell table:style-name="ce4" office:value-type="string" calcext:value-type="string">
            <text:p>Inductor 3A SMD</text:p>
          </table:table-cell>
          <table:table-cell table:style-name="ce8" table:formula="of:=HYPERLINK(&quot;http://www.digikey.com/product-search/en?KeyWords=&quot;&amp;[.J35];[.J35])" office:value-type="string" office:string-value="SRN1060-470MCT-ND" calcext:value-type="string">
            <text:p>SRN1060-470MCT-ND</text:p>
          </table:table-cell>
          <table:table-cell table:style-name="ce8" table:formula="of:=HYPERLINK(&quot;http://ar.mouser.com/Search/Refine.aspx?Keyword=&quot;&amp;[.K35];[.K35])" office:value-type="string" office:string-value="652-SRN1060-470M" calcext:value-type="string">
            <text:p>652-SRN1060-470M</text:p>
          </table:table-cell>
          <table:table-cell table:formula="of:=100*[.B35]" office:value-type="float" office:value="100" calcext:value-type="float">
            <text:p>100</text:p>
          </table:table-cell>
          <table:table-cell table:style-name="ce17" office:value-type="float" office:value="0.45" calcext:value-type="float">
            <text:p><text:s/>$0,45000 </text:p>
          </table:table-cell>
          <table:table-cell table:style-name="ce17" table:formula="of:=[.B35]*[.H35]" office:value-type="float" office:value="0.45" calcext:value-type="float">
            <text:p><text:s/>$0,45000 </text:p>
          </table:table-cell>
          <table:table-cell office:value-type="string" calcext:value-type="string">
            <text:p>SRN1060-470MCT-ND</text:p>
          </table:table-cell>
          <table:table-cell office:value-type="string" calcext:value-type="string">
            <text:p>652-SRN1060-470M</text:p>
          </table:table-cell>
          <table:table-cell table:number-columns-repeated="1013"/>
        </table:table-row>
        <table:table-row table:style-name="ro5">
          <table:table-cell office:value-type="string" calcext:value-type="string">
            <text:p>BK1608HS220-T</text:p>
          </table:table-cell>
          <table:table-cell office:value-type="float" office:value="1" calcext:value-type="float">
            <text:p>1</text:p>
          </table:table-cell>
          <table:table-cell office:value-type="string" calcext:value-type="string">
            <text:p>L1</text:p>
          </table:table-cell>
          <table:table-cell office:value-type="string" calcext:value-type="string">
            <text:p>Ferrite</text:p>
          </table:table-cell>
          <table:table-cell table:style-name="ce8" table:formula="of:=HYPERLINK(&quot;http://www.digikey.com/product-search/en?KeyWords=&quot;&amp;[.J36];[.J36])" office:value-type="string" office:string-value="MH1608-221YCT-ND" calcext:value-type="string">
            <text:p>MH1608-221YCT-ND</text:p>
          </table:table-cell>
          <table:table-cell table:style-name="ce8" table:formula="of:=HYPERLINK(&quot;http://ar.mouser.com/Search/Refine.aspx?Keyword=&quot;&amp;[.K36];[.K36])" office:value-type="string" office:string-value="963-BK1608HS220-T" calcext:value-type="string">
            <text:p>963-BK1608HS220-T</text:p>
          </table:table-cell>
          <table:table-cell table:formula="of:=100*[.B36]" office:value-type="float" office:value="100" calcext:value-type="float">
            <text:p>100</text:p>
          </table:table-cell>
          <table:table-cell table:style-name="ce17" office:value-type="float" office:value="0.0348" calcext:value-type="float">
            <text:p><text:s/>$0,03480 </text:p>
          </table:table-cell>
          <table:table-cell table:style-name="ce17" table:formula="of:=[.B36]*[.H36]" office:value-type="float" office:value="0.0348" calcext:value-type="float">
            <text:p><text:s/>$0,03480 </text:p>
          </table:table-cell>
          <table:table-cell office:value-type="string" calcext:value-type="string">
            <text:p>MH1608-221YCT-ND</text:p>
          </table:table-cell>
          <table:table-cell office:value-type="string" calcext:value-type="string">
            <text:p>963-BK1608HS220-T</text:p>
          </table:table-cell>
          <table:table-cell table:number-columns-repeated="1013"/>
        </table:table-row>
        <table:table-row table:style-name="ro5">
          <table:table-cell office:value-type="string" calcext:value-type="string">
            <text:p>J0011D01BNL</text:p>
          </table:table-cell>
          <table:table-cell office:value-type="float" office:value="1" calcext:value-type="float">
            <text:p>1</text:p>
          </table:table-cell>
          <table:table-cell office:value-type="string" calcext:value-type="string">
            <text:p>P1</text:p>
          </table:table-cell>
          <table:table-cell table:style-name="ce4" office:value-type="string" calcext:value-type="string">
            <text:p>Conector Ethernet con trafos y LEDs integrados</text:p>
          </table:table-cell>
          <table:table-cell table:style-name="ce8" table:formula="of:=HYPERLINK(&quot;http://www.digikey.com/product-search/en?KeyWords=&quot;&amp;[.J37];[.J37])" office:value-type="string" office:string-value="553-1483-ND" calcext:value-type="string">
            <text:p>553-1483-ND</text:p>
          </table:table-cell>
          <table:table-cell table:style-name="ce8" table:formula="of:=HYPERLINK(&quot;http://ar.mouser.com/Search/Refine.aspx?Keyword=&quot;&amp;[.K37];[.K37])" office:value-type="string" office:string-value="673-J0011D01BNL" calcext:value-type="string">
            <text:p>673-J0011D01BNL</text:p>
          </table:table-cell>
          <table:table-cell table:formula="of:=100*[.B37]" office:value-type="float" office:value="100" calcext:value-type="float">
            <text:p>100</text:p>
          </table:table-cell>
          <table:table-cell table:style-name="ce17" office:value-type="float" office:value="5.909" calcext:value-type="float">
            <text:p><text:s/>$5,90900 </text:p>
          </table:table-cell>
          <table:table-cell table:style-name="ce17" table:formula="of:=[.B37]*[.H37]" office:value-type="float" office:value="5.909" calcext:value-type="float">
            <text:p><text:s/>$5,90900 </text:p>
          </table:table-cell>
          <table:table-cell office:value-type="string" calcext:value-type="string">
            <text:p>553-1483-ND</text:p>
          </table:table-cell>
          <table:table-cell office:value-type="string" calcext:value-type="string">
            <text:p>673-J0011D01BNL</text:p>
          </table:table-cell>
          <table:table-cell table:number-columns-repeated="1013"/>
        </table:table-row>
        <table:table-row table:style-name="ro5">
          <table:table-cell office:value-type="string" calcext:value-type="string">
            <text:p>PINES 2x40</text:p>
          </table:table-cell>
          <table:table-cell office:value-type="float" office:value="1" calcext:value-type="float">
            <text:p>1</text:p>
          </table:table-cell>
          <table:table-cell table:style-name="ce4"/>
          <table:table-cell office:value-type="string" calcext:value-type="string">
            <text:p>Tira de pines 2x40 2.54mm</text:p>
          </table:table-cell>
          <table:table-cell table:style-name="ce8" table:formula="of:=HYPERLINK(&quot;http://www.digikey.com/product-search/en?KeyWords=&quot;&amp;[.J38];[.J38])" office:value-type="string" office:string-value="S2012EC-40-ND" calcext:value-type="string">
            <text:p>S2012EC-40-ND</text:p>
          </table:table-cell>
          <table:table-cell table:style-name="ce8" table:formula="of:=HYPERLINK(&quot;http://ar.mouser.com/Search/Refine.aspx?Keyword=&quot;&amp;[.K38];[.K38])" office:value-type="string" office:string-value="571-41037770" calcext:value-type="string">
            <text:p>571-41037770</text:p>
          </table:table-cell>
          <table:table-cell table:formula="of:=100*[.B38]" office:value-type="float" office:value="100" calcext:value-type="float">
            <text:p>100</text:p>
          </table:table-cell>
          <table:table-cell table:style-name="ce17" office:value-type="float" office:value="0.8337" calcext:value-type="float">
            <text:p><text:s/>$0,83370 </text:p>
          </table:table-cell>
          <table:table-cell table:style-name="ce17" table:formula="of:=[.B38]*[.H38]" office:value-type="float" office:value="0.8337" calcext:value-type="float">
            <text:p><text:s/>$0,83370 </text:p>
          </table:table-cell>
          <table:table-cell office:value-type="string" calcext:value-type="string">
            <text:p>S2012EC-40-ND</text:p>
          </table:table-cell>
          <table:table-cell office:value-type="string" calcext:value-type="string">
            <text:p>571-41037770</text:p>
          </table:table-cell>
          <table:table-cell table:number-columns-repeated="1013"/>
        </table:table-row>
        <table:table-row table:style-name="ro5">
          <table:table-cell office:value-type="string" calcext:value-type="string">
            <text:p>Cortex-Debug</text:p>
          </table:table-cell>
          <table:table-cell office:value-type="float" office:value="1" calcext:value-type="float">
            <text:p>1</text:p>
          </table:table-cell>
          <table:table-cell office:value-type="string" calcext:value-type="string">
            <text:p>P8</text:p>
          </table:table-cell>
          <table:table-cell table:style-name="ce4" office:value-type="string" calcext:value-type="string">
            <text:p>Conector 10 pines SMD 1.27mm</text:p>
          </table:table-cell>
          <table:table-cell table:style-name="ce8" table:formula="of:=HYPERLINK(&quot;http://www.digikey.com/product-search/en?KeyWords=&quot;&amp;[.J39];[.J39])" office:value-type="string" office:string-value="952-1389-ND" calcext:value-type="string">
            <text:p>952-1389-ND</text:p>
          </table:table-cell>
          <table:table-cell table:style-name="ce8" table:formula="of:=HYPERLINK(&quot;http://ar.mouser.com/Search/Refine.aspx?Keyword=&quot;&amp;[.K39];[.K39])" office:value-type="string" office:string-value="855-M50-3600542" calcext:value-type="string">
            <text:p>855-M50-3600542</text:p>
          </table:table-cell>
          <table:table-cell table:formula="of:=100*[.B39]" office:value-type="float" office:value="100" calcext:value-type="float">
            <text:p>100</text:p>
          </table:table-cell>
          <table:table-cell table:style-name="ce17" office:value-type="float" office:value="0.88" calcext:value-type="float">
            <text:p><text:s/>$0,88000 </text:p>
          </table:table-cell>
          <table:table-cell table:style-name="ce17" table:formula="of:=[.B39]*[.H39]" office:value-type="float" office:value="0.88" calcext:value-type="float">
            <text:p><text:s/>$0,88000 </text:p>
          </table:table-cell>
          <table:table-cell office:value-type="string" calcext:value-type="string">
            <text:p>952-1389-ND</text:p>
          </table:table-cell>
          <table:table-cell office:value-type="string" calcext:value-type="string">
            <text:p>855-M50-3600542</text:p>
          </table:table-cell>
          <table:table-cell table:number-columns-repeated="1013"/>
        </table:table-row>
        <table:table-row table:style-name="ro5">
          <table:table-cell office:value-type="string" calcext:value-type="string">
            <text:p>USMF020</text:p>
          </table:table-cell>
          <table:table-cell office:value-type="float" office:value="2" calcext:value-type="float">
            <text:p>2</text:p>
          </table:table-cell>
          <table:table-cell office:value-type="string" calcext:value-type="string">
            <text:p>PS1 PS2</text:p>
          </table:table-cell>
          <table:table-cell table:style-name="ce4" office:value-type="string" calcext:value-type="string">
            <text:p>Polyswitch</text:p>
          </table:table-cell>
          <table:table-cell table:style-name="ce8" table:formula="of:=HYPERLINK(&quot;http://www.digikey.com/product-search/en?KeyWords=&quot;&amp;[.J40];[.J40])" office:value-type="string" office:string-value="MF-USMF020-2CT-ND" calcext:value-type="string">
            <text:p>MF-USMF020-2CT-ND</text:p>
          </table:table-cell>
          <table:table-cell table:style-name="ce8" table:formula="of:=HYPERLINK(&quot;http://ar.mouser.com/Search/Refine.aspx?Keyword=&quot;&amp;[.K40];[.K40])" office:value-type="string" office:string-value="652-MF-USMF020-2" calcext:value-type="string">
            <text:p>652-MF-USMF020-2</text:p>
          </table:table-cell>
          <table:table-cell table:formula="of:=100*[.B40]" office:value-type="float" office:value="200" calcext:value-type="float">
            <text:p>200</text:p>
          </table:table-cell>
          <table:table-cell table:style-name="ce17" office:value-type="float" office:value="0.2264" calcext:value-type="float">
            <text:p><text:s/>$0,22640 </text:p>
          </table:table-cell>
          <table:table-cell table:style-name="ce17" table:formula="of:=[.B40]*[.H40]" office:value-type="float" office:value="0.4528" calcext:value-type="float">
            <text:p><text:s/>$0,45280 </text:p>
          </table:table-cell>
          <table:table-cell office:value-type="string" calcext:value-type="string">
            <text:p>MF-USMF020-2CT-ND</text:p>
          </table:table-cell>
          <table:table-cell office:value-type="string" calcext:value-type="string">
            <text:p>652-MF-USMF020-2</text:p>
          </table:table-cell>
          <table:table-cell table:number-columns-repeated="1013"/>
        </table:table-row>
        <table:table-row table:style-name="ro6">
          <table:table-cell office:value-type="string" calcext:value-type="string">
            <text:p>PBSS5240XF</text:p>
          </table:table-cell>
          <table:table-cell office:value-type="float" office:value="1" calcext:value-type="float">
            <text:p>1</text:p>
          </table:table-cell>
          <table:table-cell office:value-type="string" calcext:value-type="string">
            <text:p>Q1</text:p>
          </table:table-cell>
          <table:table-cell office:value-type="string" calcext:value-type="string">
            <text:p>Transistor PNP 40V 2A</text:p>
          </table:table-cell>
          <table:table-cell table:style-name="ce8" table:formula="of:=HYPERLINK(&quot;http://www.digikey.com/product-search/en?KeyWords=&quot;&amp;[.J41];[.J41])" office:value-type="string" office:string-value="568-10522-1-ND" calcext:value-type="string">
            <text:p>568-10522-1-ND</text:p>
          </table:table-cell>
          <table:table-cell table:style-name="ce8" table:formula="of:=HYPERLINK(&quot;http://ar.mouser.com/Search/Refine.aspx?Keyword=&quot;&amp;[.K41];[.K41])" office:value-type="string" office:string-value="771-PBSS5240XF" calcext:value-type="string">
            <text:p>771-PBSS5240XF</text:p>
          </table:table-cell>
          <table:table-cell table:formula="of:=100*[.B41]" office:value-type="float" office:value="100" calcext:value-type="float">
            <text:p>100</text:p>
          </table:table-cell>
          <table:table-cell table:style-name="ce17" office:value-type="float" office:value="0.2177" calcext:value-type="float">
            <text:p><text:s/>$0,21770 </text:p>
          </table:table-cell>
          <table:table-cell table:style-name="ce17" table:formula="of:=[.B41]*[.H41]" office:value-type="float" office:value="0.2177" calcext:value-type="float">
            <text:p><text:s/>$0,21770 </text:p>
          </table:table-cell>
          <table:table-cell office:value-type="string" calcext:value-type="string">
            <text:p>568-10522-1-ND</text:p>
          </table:table-cell>
          <table:table-cell office:value-type="string" calcext:value-type="string">
            <text:p>771-PBSS5240XF</text:p>
          </table:table-cell>
          <table:table-cell table:number-columns-repeated="1013"/>
        </table:table-row>
        <table:table-row table:style-name="ro5">
          <table:table-cell office:value-type="string" calcext:value-type="string">
            <text:p>BC817-40</text:p>
          </table:table-cell>
          <table:table-cell office:value-type="float" office:value="1" calcext:value-type="float">
            <text:p>1</text:p>
          </table:table-cell>
          <table:table-cell office:value-type="string" calcext:value-type="string">
            <text:p>Q14</text:p>
          </table:table-cell>
          <table:table-cell office:value-type="string" calcext:value-type="string">
            <text:p>Transistor NPN 45V 0.5A</text:p>
          </table:table-cell>
          <table:table-cell table:style-name="ce8" table:formula="of:=HYPERLINK(&quot;http://www.digikey.com/product-search/en?KeyWords=&quot;&amp;[.J42];[.J42])" office:value-type="string" office:string-value="BC817-40LT3GOSCT-ND" calcext:value-type="string">
            <text:p>BC817-40LT3GOSCT-ND</text:p>
          </table:table-cell>
          <table:table-cell table:style-name="ce8" table:formula="of:=HYPERLINK(&quot;http://ar.mouser.com/Search/Refine.aspx?Keyword=&quot;&amp;[.K42];[.K42])" office:value-type="string" office:string-value="863-BC817-40LT3G" calcext:value-type="string">
            <text:p>863-BC817-40LT3G</text:p>
          </table:table-cell>
          <table:table-cell table:formula="of:=100*[.B42]" office:value-type="float" office:value="100" calcext:value-type="float">
            <text:p>100</text:p>
          </table:table-cell>
          <table:table-cell table:style-name="ce17" office:value-type="float" office:value="0.0797" calcext:value-type="float">
            <text:p><text:s/>$0,07970 </text:p>
          </table:table-cell>
          <table:table-cell table:style-name="ce17" table:formula="of:=[.B42]*[.H42]" office:value-type="float" office:value="0.0797" calcext:value-type="float">
            <text:p><text:s/>$0,07970 </text:p>
          </table:table-cell>
          <table:table-cell office:value-type="string" calcext:value-type="string">
            <text:p>BC817-40LT3GOSCT-ND</text:p>
          </table:table-cell>
          <table:table-cell office:value-type="string" calcext:value-type="string">
            <text:p>863-BC817-40LT3G</text:p>
          </table:table-cell>
          <table:table-cell table:number-columns-repeated="1013"/>
        </table:table-row>
        <table:table-row table:style-name="ro5">
          <table:table-cell office:value-type="string" calcext:value-type="string">
            <text:p>IRF820S</text:p>
          </table:table-cell>
          <table:table-cell office:value-type="float" office:value="4" calcext:value-type="float">
            <text:p>4</text:p>
          </table:table-cell>
          <table:table-cell office:value-type="string" calcext:value-type="string">
            <text:p>Q2 Q4 Q8 Q10</text:p>
          </table:table-cell>
          <table:table-cell table:style-name="ce4" office:value-type="string" calcext:value-type="string">
            <text:p>MOSFET-N de potencia SMD</text:p>
          </table:table-cell>
          <table:table-cell table:style-name="ce8" table:formula="of:=HYPERLINK(&quot;http://www.digikey.com/product-search/en?KeyWords=&quot;&amp;[.J43];[.J43])" office:value-type="string" office:string-value="IRF820SPBF-ND" calcext:value-type="string">
            <text:p>IRF820SPBF-ND</text:p>
          </table:table-cell>
          <table:table-cell table:style-name="ce8" table:formula="of:=HYPERLINK(&quot;http://ar.mouser.com/Search/Refine.aspx?Keyword=&quot;&amp;[.K43];[.K43])" office:value-type="string" office:string-value="844-IRF820SPBF" calcext:value-type="string">
            <text:p>844-IRF820SPBF</text:p>
          </table:table-cell>
          <table:table-cell table:formula="of:=100*[.B43]" office:value-type="float" office:value="400" calcext:value-type="float">
            <text:p>400</text:p>
          </table:table-cell>
          <table:table-cell table:style-name="ce17" office:value-type="float" office:value="1.006" calcext:value-type="float">
            <text:p><text:s/>$1,00600 </text:p>
          </table:table-cell>
          <table:table-cell table:style-name="ce17" table:formula="of:=[.B43]*[.H43]" office:value-type="float" office:value="4.024" calcext:value-type="float">
            <text:p><text:s/>$4,02400 </text:p>
          </table:table-cell>
          <table:table-cell office:value-type="string" calcext:value-type="string">
            <text:p>IRF820SPBF-ND</text:p>
          </table:table-cell>
          <table:table-cell office:value-type="string" calcext:value-type="string">
            <text:p>844-IRF820SPBF</text:p>
          </table:table-cell>
          <table:table-cell table:number-columns-repeated="1013"/>
        </table:table-row>
        <table:table-row table:style-name="ro5">
          <table:table-cell office:value-type="string" calcext:value-type="string">
            <text:p>NDS7002A</text:p>
          </table:table-cell>
          <table:table-cell office:value-type="float" office:value="8" calcext:value-type="float">
            <text:p>8</text:p>
          </table:table-cell>
          <table:table-cell office:value-type="string" calcext:value-type="string">
            <text:p>Q3 Q5 Q6 Q7 Q9 Q11 Q12 Q13</text:p>
          </table:table-cell>
          <table:table-cell table:style-name="ce4" office:value-type="string" calcext:value-type="string">
            <text:p>MOSFET-N SMD SOT-23</text:p>
          </table:table-cell>
          <table:table-cell table:style-name="ce8" table:formula="of:=HYPERLINK(&quot;http://www.digikey.com/product-search/en?KeyWords=&quot;&amp;[.J44];[.J44])" office:value-type="string" office:string-value="NDS7002ACT-ND" calcext:value-type="string">
            <text:p>NDS7002ACT-ND</text:p>
          </table:table-cell>
          <table:table-cell table:style-name="ce8" table:formula="of:=HYPERLINK(&quot;http://ar.mouser.com/Search/Refine.aspx?Keyword=&quot;&amp;[.K44];[.K44])" office:value-type="string" office:string-value="512-NDS7002A" calcext:value-type="string">
            <text:p>512-NDS7002A</text:p>
          </table:table-cell>
          <table:table-cell table:formula="of:=100*[.B44]" office:value-type="float" office:value="800" calcext:value-type="float">
            <text:p>800</text:p>
          </table:table-cell>
          <table:table-cell table:style-name="ce17" office:value-type="float" office:value="0.11542" calcext:value-type="float">
            <text:p><text:s/>$0,11542 </text:p>
          </table:table-cell>
          <table:table-cell table:style-name="ce17" table:formula="of:=[.B44]*[.H44]" office:value-type="float" office:value="0.92336" calcext:value-type="float">
            <text:p><text:s/>$0,92336 </text:p>
          </table:table-cell>
          <table:table-cell office:value-type="string" calcext:value-type="string">
            <text:p>NDS7002ACT-ND</text:p>
          </table:table-cell>
          <table:table-cell office:value-type="string" calcext:value-type="string">
            <text:p>512-NDS7002A</text:p>
          </table:table-cell>
          <table:table-cell table:number-columns-repeated="1013"/>
        </table:table-row>
        <table:table-row table:style-name="ro4">
          <table:table-cell office:value-type="float" office:value="0" calcext:value-type="float">
            <text:p>0</text:p>
          </table:table-cell>
          <table:table-cell office:value-type="float" office:value="17" calcext:value-type="float">
            <text:p>17</text:p>
          </table:table-cell>
          <table:table-cell office:value-type="string" calcext:value-type="string">
            <text:p>R7 R8 R9 R13 R14 R23 R24 R25 R26 R27 R28 R29 R30 R86 R87 R88 R89</text:p>
          </table:table-cell>
          <table:table-cell table:style-name="ce4" office:value-type="string" calcext:value-type="string">
            <text:p>Resistor SMD 0603</text:p>
          </table:table-cell>
          <table:table-cell table:style-name="ce8" table:formula="of:=HYPERLINK(&quot;http://www.digikey.com/product-search/en?KeyWords=&quot;&amp;[.J45];[.J45])" office:value-type="string" office:string-value="311-0.0GRCT-ND" calcext:value-type="string">
            <text:p>311-0.0GRCT-ND</text:p>
          </table:table-cell>
          <table:table-cell table:style-name="ce8" table:formula="of:=HYPERLINK(&quot;http://ar.mouser.com/Search/Refine.aspx?Keyword=&quot;&amp;[.K45];[.K45])" office:value-type="string" office:string-value="71-CRCW0603-0-E3" calcext:value-type="string">
            <text:p>71-CRCW0603-0-E3</text:p>
          </table:table-cell>
          <table:table-cell table:formula="of:=100*[.B45]" office:value-type="float" office:value="1700" calcext:value-type="float">
            <text:p>1700</text:p>
          </table:table-cell>
          <table:table-cell table:style-name="ce17" office:value-type="float" office:value="0.00204" calcext:value-type="float">
            <text:p><text:s/>$0,00204 </text:p>
          </table:table-cell>
          <table:table-cell table:style-name="ce17" table:formula="of:=[.B45]*[.H45]" office:value-type="float" office:value="0.03468" calcext:value-type="float">
            <text:p><text:s/>$0,03468 </text:p>
          </table:table-cell>
          <table:table-cell office:value-type="string" calcext:value-type="string">
            <text:p>311-0.0GRCT-ND</text:p>
          </table:table-cell>
          <table:table-cell office:value-type="string" calcext:value-type="string">
            <text:p>71-CRCW0603-0-E3</text:p>
          </table:table-cell>
          <table:table-cell table:number-columns-repeated="1013"/>
        </table:table-row>
        <table:table-row table:style-name="ro5">
          <table:table-cell office:value-type="float" office:value="4.7" calcext:value-type="float">
            <text:p>4,7</text:p>
          </table:table-cell>
          <table:table-cell office:value-type="float" office:value="4" calcext:value-type="float">
            <text:p>4</text:p>
          </table:table-cell>
          <table:table-cell office:value-type="string" calcext:value-type="string">
            <text:p>R53 R61 R123 R128</text:p>
          </table:table-cell>
          <table:table-cell table:style-name="ce4" office:value-type="string" calcext:value-type="string">
            <text:p>Resistor SMD 0603</text:p>
          </table:table-cell>
          <table:table-cell table:style-name="ce8" table:formula="of:=HYPERLINK(&quot;http://www.digikey.com/product-search/en?KeyWords=&quot;&amp;[.J46];[.J46])" office:value-type="string" office:string-value="311-4.7GRCT-ND" calcext:value-type="string">
            <text:p>311-4.7GRCT-ND</text:p>
          </table:table-cell>
          <table:table-cell table:style-name="ce8" table:formula="of:=HYPERLINK(&quot;http://ar.mouser.com/Search/Refine.aspx?Keyword=&quot;&amp;[.K46];[.K46])" office:value-type="string" office:string-value="71-CRCW0603-4.7" calcext:value-type="string">
            <text:p>71-CRCW0603-4.7</text:p>
          </table:table-cell>
          <table:table-cell table:formula="of:=100*[.B46]" office:value-type="float" office:value="400" calcext:value-type="float">
            <text:p>400</text:p>
          </table:table-cell>
          <table:table-cell table:style-name="ce17" office:value-type="float" office:value="0.00348" calcext:value-type="float">
            <text:p><text:s/>$0,00348 </text:p>
          </table:table-cell>
          <table:table-cell table:style-name="ce17" table:formula="of:=[.B46]*[.H46]" office:value-type="float" office:value="0.01392" calcext:value-type="float">
            <text:p><text:s/>$0,01392 </text:p>
          </table:table-cell>
          <table:table-cell office:value-type="string" calcext:value-type="string">
            <text:p>311-4.7GRCT-ND</text:p>
          </table:table-cell>
          <table:table-cell office:value-type="string" calcext:value-type="string">
            <text:p>71-CRCW0603-4.7</text:p>
          </table:table-cell>
          <table:table-cell table:number-columns-repeated="1013"/>
        </table:table-row>
        <table:table-row table:style-name="ro5">
          <table:table-cell office:value-type="float" office:value="22" calcext:value-type="float">
            <text:p>22</text:p>
          </table:table-cell>
          <table:table-cell office:value-type="float" office:value="3" calcext:value-type="float">
            <text:p>3</text:p>
          </table:table-cell>
          <table:table-cell office:value-type="string" calcext:value-type="string">
            <text:p>R10 R11 R12</text:p>
          </table:table-cell>
          <table:table-cell table:style-name="ce4" office:value-type="string" calcext:value-type="string">
            <text:p>Resistor SMD 0603</text:p>
          </table:table-cell>
          <table:table-cell table:style-name="ce8" table:formula="of:=HYPERLINK(&quot;http://www.digikey.com/product-search/en?KeyWords=&quot;&amp;[.J47];[.J47])" office:value-type="string" office:string-value="311-22GRCT-ND" calcext:value-type="string">
            <text:p>311-22GRCT-ND</text:p>
          </table:table-cell>
          <table:table-cell table:style-name="ce8" table:formula="of:=HYPERLINK(&quot;http://ar.mouser.com/Search/Refine.aspx?Keyword=&quot;&amp;[.K47];[.K47])" office:value-type="string" office:string-value="71-CRCW060322R0FKEAH" calcext:value-type="string">
            <text:p>71-CRCW060322R0FKEAH</text:p>
          </table:table-cell>
          <table:table-cell table:formula="of:=100*[.B47]" office:value-type="float" office:value="300" calcext:value-type="float">
            <text:p>300</text:p>
          </table:table-cell>
          <table:table-cell table:style-name="ce17" office:value-type="float" office:value="0.00348" calcext:value-type="float">
            <text:p><text:s/>$0,00348 </text:p>
          </table:table-cell>
          <table:table-cell table:style-name="ce17" table:formula="of:=[.B47]*[.H47]" office:value-type="float" office:value="0.01044" calcext:value-type="float">
            <text:p><text:s/>$0,01044 </text:p>
          </table:table-cell>
          <table:table-cell office:value-type="string" calcext:value-type="string">
            <text:p>311-22GRCT-ND</text:p>
          </table:table-cell>
          <table:table-cell office:value-type="string" calcext:value-type="string">
            <text:p>71-CRCW060322R0FKEAH</text:p>
          </table:table-cell>
          <table:table-cell table:number-columns-repeated="1013"/>
        </table:table-row>
        <table:table-row table:style-name="ro5">
          <table:table-cell office:value-type="string" calcext:value-type="string">
            <text:p>24.9 0.1% 25ppm/°C</text:p>
          </table:table-cell>
          <table:table-cell office:value-type="float" office:value="2" calcext:value-type="float">
            <text:p>2</text:p>
          </table:table-cell>
          <table:table-cell office:value-type="string" calcext:value-type="string">
            <text:p>R20 R83</text:p>
          </table:table-cell>
          <table:table-cell table:style-name="ce4" office:value-type="string" calcext:value-type="string">
            <text:p>Resistor SMD 0603</text:p>
          </table:table-cell>
          <table:table-cell table:style-name="ce8" table:formula="of:=HYPERLINK(&quot;http://www.digikey.com/product-search/en?KeyWords=&quot;&amp;[.J48];[.J48])" office:value-type="string" office:string-value="A109954CT-ND" calcext:value-type="string">
            <text:p>A109954CT-ND</text:p>
          </table:table-cell>
          <table:table-cell table:style-name="ce8" table:formula="of:=HYPERLINK(&quot;http://ar.mouser.com/Search/Refine.aspx?Keyword=&quot;&amp;[.K48];[.K48])" office:value-type="string" office:string-value="660-RN731JTTD24R9B25" calcext:value-type="string">
            <text:p>660-RN731JTTD24R9B25</text:p>
          </table:table-cell>
          <table:table-cell table:formula="of:=100*[.B48]" office:value-type="float" office:value="200" calcext:value-type="float">
            <text:p>200</text:p>
          </table:table-cell>
          <table:table-cell table:style-name="ce17" office:value-type="float" office:value="0.2823" calcext:value-type="float">
            <text:p><text:s/>$0,28230 </text:p>
          </table:table-cell>
          <table:table-cell table:style-name="ce17" table:formula="of:=[.B48]*[.H48]" office:value-type="float" office:value="0.5646" calcext:value-type="float">
            <text:p><text:s/>$0,56460 </text:p>
          </table:table-cell>
          <table:table-cell office:value-type="string" calcext:value-type="string">
            <text:p>A109954CT-ND</text:p>
          </table:table-cell>
          <table:table-cell office:value-type="string" calcext:value-type="string">
            <text:p>660-RN731JTTD24R9B25</text:p>
          </table:table-cell>
          <table:table-cell table:number-columns-repeated="1013"/>
        </table:table-row>
        <table:table-row table:style-name="ro5">
          <table:table-cell office:value-type="float" office:value="50" calcext:value-type="float">
            <text:p>50</text:p>
          </table:table-cell>
          <table:table-cell office:value-type="float" office:value="4" calcext:value-type="float">
            <text:p>4</text:p>
          </table:table-cell>
          <table:table-cell office:value-type="string" calcext:value-type="string">
            <text:p>R3 R4 R5 R6</text:p>
          </table:table-cell>
          <table:table-cell table:style-name="ce4" office:value-type="string" calcext:value-type="string">
            <text:p>Resistor SMD 0603</text:p>
          </table:table-cell>
          <table:table-cell table:style-name="ce8" table:formula="of:=HYPERLINK(&quot;http://www.digikey.com/product-search/en?KeyWords=&quot;&amp;[.J49];[.J49])" office:value-type="string" office:string-value="311-49.9HRCT-ND" calcext:value-type="string">
            <text:p>311-49.9HRCT-ND</text:p>
          </table:table-cell>
          <table:table-cell table:style-name="ce8" table:formula="of:=HYPERLINK(&quot;http://ar.mouser.com/Search/Refine.aspx?Keyword=&quot;&amp;[.K49];[.K49])" office:value-type="string" office:string-value="71-CRCW0603-50-E3" calcext:value-type="string">
            <text:p>71-CRCW0603-50-E3</text:p>
          </table:table-cell>
          <table:table-cell table:formula="of:=100*[.B49]" office:value-type="float" office:value="400" calcext:value-type="float">
            <text:p>400</text:p>
          </table:table-cell>
          <table:table-cell table:style-name="ce17" office:value-type="float" office:value="0.00456" calcext:value-type="float">
            <text:p><text:s/>$0,00456 </text:p>
          </table:table-cell>
          <table:table-cell table:style-name="ce17" table:formula="of:=[.B49]*[.H49]" office:value-type="float" office:value="0.01824" calcext:value-type="float">
            <text:p><text:s/>$0,01824 </text:p>
          </table:table-cell>
          <table:table-cell office:value-type="string" calcext:value-type="string">
            <text:p>311-49.9HRCT-ND</text:p>
          </table:table-cell>
          <table:table-cell office:value-type="string" calcext:value-type="string">
            <text:p>71-CRCW0603-50-E3</text:p>
          </table:table-cell>
          <table:table-cell table:number-columns-repeated="1013"/>
        </table:table-row>
        <table:table-row table:style-name="ro5">
          <table:table-cell office:value-type="float" office:value="60" calcext:value-type="float">
            <text:p>60</text:p>
          </table:table-cell>
          <table:table-cell office:value-type="float" office:value="2" calcext:value-type="float">
            <text:p>2</text:p>
          </table:table-cell>
          <table:table-cell office:value-type="string" calcext:value-type="string">
            <text:p>R43 R46</text:p>
          </table:table-cell>
          <table:table-cell table:style-name="ce4" office:value-type="string" calcext:value-type="string">
            <text:p>Resistor SMD 0603</text:p>
          </table:table-cell>
          <table:table-cell table:style-name="ce8" table:formula="of:=HYPERLINK(&quot;http://www.digikey.com/product-search/en?KeyWords=&quot;&amp;[.J50];[.J50])" office:value-type="string" office:string-value="311-59.0HRCT-ND" calcext:value-type="string">
            <text:p>311-59.0HRCT-ND</text:p>
          </table:table-cell>
          <table:table-cell table:style-name="ce8" table:formula="of:=HYPERLINK(&quot;http://ar.mouser.com/Search/Refine.aspx?Keyword=&quot;&amp;[.K50];[.K50])" office:value-type="string" office:string-value="71-CRCW0603-59-E3" calcext:value-type="string">
            <text:p>71-CRCW0603-59-E3</text:p>
          </table:table-cell>
          <table:table-cell table:formula="of:=100*[.B50]" office:value-type="float" office:value="200" calcext:value-type="float">
            <text:p>200</text:p>
          </table:table-cell>
          <table:table-cell table:style-name="ce17" office:value-type="float" office:value="0.006" calcext:value-type="float">
            <text:p><text:s/>$0,00600 </text:p>
          </table:table-cell>
          <table:table-cell table:style-name="ce17" table:formula="of:=[.B50]*[.H50]" office:value-type="float" office:value="0.012" calcext:value-type="float">
            <text:p><text:s/>$0,01200 </text:p>
          </table:table-cell>
          <table:table-cell office:value-type="string" calcext:value-type="string">
            <text:p>311-59.0HRCT-ND</text:p>
          </table:table-cell>
          <table:table-cell office:value-type="string" calcext:value-type="string">
            <text:p>71-CRCW0603-59-E3</text:p>
          </table:table-cell>
          <table:table-cell table:number-columns-repeated="1013"/>
        </table:table-row>
        <table:table-row table:style-name="ro5">
          <table:table-cell office:value-type="float" office:value="100" calcext:value-type="float">
            <text:p>100</text:p>
          </table:table-cell>
          <table:table-cell office:value-type="float" office:value="12" calcext:value-type="float">
            <text:p>12</text:p>
          </table:table-cell>
          <table:table-cell office:value-type="string" calcext:value-type="string">
            <text:p>R51 R54 R57 R60 R65 R67 R69 R71 R73 R75 R77 R79</text:p>
          </table:table-cell>
          <table:table-cell table:style-name="ce4" office:value-type="string" calcext:value-type="string">
            <text:p>Resistor SMD 0603</text:p>
          </table:table-cell>
          <table:table-cell table:style-name="ce8" table:formula="of:=HYPERLINK(&quot;http://www.digikey.com/product-search/en?KeyWords=&quot;&amp;[.J51];[.J51])" office:value-type="string" office:string-value="311-100GRCT-ND" calcext:value-type="string">
            <text:p>311-100GRCT-ND</text:p>
          </table:table-cell>
          <table:table-cell table:style-name="ce8" table:formula="of:=HYPERLINK(&quot;http://ar.mouser.com/Search/Refine.aspx?Keyword=&quot;&amp;[.K51];[.K51])" office:value-type="string" office:string-value="71-CRCW0603-100-E3" calcext:value-type="string">
            <text:p>71-CRCW0603-100-E3</text:p>
          </table:table-cell>
          <table:table-cell table:formula="of:=100*[.B51]" office:value-type="float" office:value="1200" calcext:value-type="float">
            <text:p>1200</text:p>
          </table:table-cell>
          <table:table-cell table:style-name="ce17" office:value-type="float" office:value="0.00204" calcext:value-type="float">
            <text:p><text:s/>$0,00204 </text:p>
          </table:table-cell>
          <table:table-cell table:style-name="ce17" table:formula="of:=[.B51]*[.H51]" office:value-type="float" office:value="0.02448" calcext:value-type="float">
            <text:p><text:s/>$0,02448 </text:p>
          </table:table-cell>
          <table:table-cell office:value-type="string" calcext:value-type="string">
            <text:p>311-100GRCT-ND</text:p>
          </table:table-cell>
          <table:table-cell office:value-type="string" calcext:value-type="string">
            <text:p>71-CRCW0603-100-E3</text:p>
          </table:table-cell>
          <table:table-cell table:number-columns-repeated="1013"/>
        </table:table-row>
        <table:table-row table:style-name="ro2">
          <table:table-cell office:value-type="float" office:value="220" calcext:value-type="float">
            <text:p>220</text:p>
          </table:table-cell>
          <table:table-cell office:value-type="float" office:value="1" calcext:value-type="float">
            <text:p>1</text:p>
          </table:table-cell>
          <table:table-cell office:value-type="string" calcext:value-type="string">
            <text:p>R35</text:p>
          </table:table-cell>
          <table:table-cell table:style-name="ce4" office:value-type="string" calcext:value-type="string">
            <text:p>Resistor SMD 0603</text:p>
          </table:table-cell>
          <table:table-cell table:style-name="ce8" table:formula="of:=HYPERLINK(&quot;http://www.digikey.com/product-search/en?KeyWords=&quot;&amp;[.J52];[.J52])" office:value-type="string" office:string-value="311-220GRCT-ND" calcext:value-type="string">
            <text:p>311-220GRCT-ND</text:p>
          </table:table-cell>
          <table:table-cell table:style-name="ce8" table:formula="of:=HYPERLINK(&quot;http://ar.mouser.com/Search/Refine.aspx?Keyword=&quot;&amp;[.K52];[.K52])" office:value-type="string" office:string-value="71-CRCW0603-220-E3" calcext:value-type="string">
            <text:p>71-CRCW0603-220-E3</text:p>
          </table:table-cell>
          <table:table-cell table:formula="of:=100*[.B52]" office:value-type="float" office:value="100" calcext:value-type="float">
            <text:p>100</text:p>
          </table:table-cell>
          <table:table-cell table:style-name="ce17" office:value-type="float" office:value="0.0045" calcext:value-type="float">
            <text:p><text:s/>$0,00450 </text:p>
          </table:table-cell>
          <table:table-cell table:style-name="ce17" table:formula="of:=[.B52]*[.H52]" office:value-type="float" office:value="0.0045" calcext:value-type="float">
            <text:p><text:s/>$0,00450 </text:p>
          </table:table-cell>
          <table:table-cell office:value-type="string" calcext:value-type="string">
            <text:p>311-220GRCT-ND</text:p>
          </table:table-cell>
          <table:table-cell office:value-type="string" calcext:value-type="string">
            <text:p>71-CRCW0603-220-E3</text:p>
          </table:table-cell>
          <table:table-cell table:number-columns-repeated="1013"/>
        </table:table-row>
        <table:table-row table:style-name="ro5">
          <table:table-cell office:value-type="string" calcext:value-type="string">
            <text:p>237 0.1% 25ppm/°C</text:p>
          </table:table-cell>
          <table:table-cell office:value-type="float" office:value="4" calcext:value-type="float">
            <text:p>4</text:p>
          </table:table-cell>
          <table:table-cell office:value-type="string" calcext:value-type="string">
            <text:p>R55 R62 R124 R129</text:p>
          </table:table-cell>
          <table:table-cell table:style-name="ce4" office:value-type="string" calcext:value-type="string">
            <text:p>Resistor SMD 0603</text:p>
          </table:table-cell>
          <table:table-cell table:style-name="ce8" table:formula="of:=HYPERLINK(&quot;http://www.digikey.com/product-search/en?KeyWords=&quot;&amp;[.J53];[.J53])" office:value-type="string" office:string-value="P237DBCT-ND" calcext:value-type="string">
            <text:p>P237DBCT-ND</text:p>
          </table:table-cell>
          <table:table-cell table:style-name="ce8" table:formula="of:=HYPERLINK(&quot;http://ar.mouser.com/Search/Refine.aspx?Keyword=&quot;&amp;[.K53];[.K53])" office:value-type="string" office:string-value="667-ERA-3AEB2370V" calcext:value-type="string">
            <text:p>667-ERA-3AEB2370V</text:p>
          </table:table-cell>
          <table:table-cell table:formula="of:=100*[.B53]" office:value-type="float" office:value="400" calcext:value-type="float">
            <text:p>400</text:p>
          </table:table-cell>
          <table:table-cell table:style-name="ce17" office:value-type="float" office:value="0.11" calcext:value-type="float">
            <text:p><text:s/>$0,11000 </text:p>
          </table:table-cell>
          <table:table-cell table:style-name="ce17" table:formula="of:=[.B53]*[.H53]" office:value-type="float" office:value="0.44" calcext:value-type="float">
            <text:p><text:s/>$0,44000 </text:p>
          </table:table-cell>
          <table:table-cell office:value-type="string" calcext:value-type="string">
            <text:p>P237DBCT-ND</text:p>
          </table:table-cell>
          <table:table-cell office:value-type="string" calcext:value-type="string">
            <text:p>667-ERA-3AEB2370V</text:p>
          </table:table-cell>
          <table:table-cell table:number-columns-repeated="1013"/>
        </table:table-row>
        <table:table-row table:style-name="ro5">
          <table:table-cell office:value-type="float" office:value="270" calcext:value-type="float">
            <text:p>270</text:p>
          </table:table-cell>
          <table:table-cell office:value-type="float" office:value="4" calcext:value-type="float">
            <text:p>4</text:p>
          </table:table-cell>
          <table:table-cell office:value-type="string" calcext:value-type="string">
            <text:p>R17 R18 R84 R44</text:p>
          </table:table-cell>
          <table:table-cell table:style-name="ce4" office:value-type="string" calcext:value-type="string">
            <text:p>Resistor SMD 0603</text:p>
          </table:table-cell>
          <table:table-cell table:style-name="ce8" table:formula="of:=HYPERLINK(&quot;http://www.digikey.com/product-search/en?KeyWords=&quot;&amp;[.J54];[.J54])" office:value-type="string" office:string-value="311-270GRCT-ND" calcext:value-type="string">
            <text:p>311-270GRCT-ND</text:p>
          </table:table-cell>
          <table:table-cell table:style-name="ce8" table:formula="of:=HYPERLINK(&quot;http://ar.mouser.com/Search/Refine.aspx?Keyword=&quot;&amp;[.K54];[.K54])" office:value-type="string" office:string-value="71-CRCW0603-270-E3" calcext:value-type="string">
            <text:p>71-CRCW0603-270-E3</text:p>
          </table:table-cell>
          <table:table-cell table:formula="of:=100*[.B54]" office:value-type="float" office:value="400" calcext:value-type="float">
            <text:p>400</text:p>
          </table:table-cell>
          <table:table-cell table:style-name="ce17" office:value-type="float" office:value="0.00348" calcext:value-type="float">
            <text:p><text:s/>$0,00348 </text:p>
          </table:table-cell>
          <table:table-cell table:style-name="ce17" table:formula="of:=[.B54]*[.H54]" office:value-type="float" office:value="0.01392" calcext:value-type="float">
            <text:p><text:s/>$0,01392 </text:p>
          </table:table-cell>
          <table:table-cell office:value-type="string" calcext:value-type="string">
            <text:p>311-270GRCT-ND</text:p>
          </table:table-cell>
          <table:table-cell office:value-type="string" calcext:value-type="string">
            <text:p>71-CRCW0603-270-E3</text:p>
          </table:table-cell>
          <table:table-cell table:number-columns-repeated="1013"/>
        </table:table-row>
        <table:table-row table:style-name="ro5">
          <table:table-cell office:value-type="float" office:value="330" calcext:value-type="float">
            <text:p>330</text:p>
          </table:table-cell>
          <table:table-cell office:value-type="float" office:value="8" calcext:value-type="float">
            <text:p>8</text:p>
          </table:table-cell>
          <table:table-cell office:value-type="string" calcext:value-type="string">
            <text:p>R131 R132 R133 R134 R135 R136 R137 R138</text:p>
          </table:table-cell>
          <table:table-cell table:style-name="ce4" office:value-type="string" calcext:value-type="string">
            <text:p>Resistor SMD 0603</text:p>
          </table:table-cell>
          <table:table-cell table:style-name="ce8" table:formula="of:=HYPERLINK(&quot;http://www.digikey.com/product-search/en?KeyWords=&quot;&amp;[.J55];[.J55])" office:value-type="string" office:string-value="311-330GRCT-ND" calcext:value-type="string">
            <text:p>311-330GRCT-ND</text:p>
          </table:table-cell>
          <table:table-cell table:style-name="ce8" table:formula="of:=HYPERLINK(&quot;http://ar.mouser.com/Search/Refine.aspx?Keyword=&quot;&amp;[.K55];[.K55])" office:value-type="string" office:string-value="71-CRCW0603-330-E3" calcext:value-type="string">
            <text:p>71-CRCW0603-330-E3</text:p>
          </table:table-cell>
          <table:table-cell table:formula="of:=100*[.B55]" office:value-type="float" office:value="800" calcext:value-type="float">
            <text:p>800</text:p>
          </table:table-cell>
          <table:table-cell table:style-name="ce17" office:value-type="float" office:value="0.00278" calcext:value-type="float">
            <text:p><text:s/>$0,00278 </text:p>
          </table:table-cell>
          <table:table-cell table:style-name="ce17" table:formula="of:=[.B55]*[.H55]" office:value-type="float" office:value="0.02224" calcext:value-type="float">
            <text:p><text:s/>$0,02224 </text:p>
          </table:table-cell>
          <table:table-cell office:value-type="string" calcext:value-type="string">
            <text:p>311-330GRCT-ND</text:p>
          </table:table-cell>
          <table:table-cell office:value-type="string" calcext:value-type="string">
            <text:p>71-CRCW0603-330-E3</text:p>
          </table:table-cell>
          <table:table-cell table:number-columns-repeated="1013"/>
        </table:table-row>
        <table:table-row table:style-name="ro2">
          <table:table-cell office:value-type="float" office:value="390" calcext:value-type="float">
            <text:p>390</text:p>
          </table:table-cell>
          <table:table-cell office:value-type="float" office:value="2" calcext:value-type="float">
            <text:p>2</text:p>
          </table:table-cell>
          <table:table-cell office:value-type="string" calcext:value-type="string">
            <text:p>R32 R39</text:p>
          </table:table-cell>
          <table:table-cell table:style-name="ce4" office:value-type="string" calcext:value-type="string">
            <text:p>Resistor SMD 0603</text:p>
          </table:table-cell>
          <table:table-cell table:style-name="ce8" table:formula="of:=HYPERLINK(&quot;http://www.digikey.com/product-search/en?KeyWords=&quot;&amp;[.J56];[.J56])" office:value-type="string" office:string-value="311-390GRCT-ND" calcext:value-type="string">
            <text:p>311-390GRCT-ND</text:p>
          </table:table-cell>
          <table:table-cell table:style-name="ce8" table:formula="of:=HYPERLINK(&quot;http://ar.mouser.com/Search/Refine.aspx?Keyword=&quot;&amp;[.K56];[.K56])" office:value-type="string" office:string-value="71-CRCW0603-390-E3" calcext:value-type="string">
            <text:p>71-CRCW0603-390-E3</text:p>
          </table:table-cell>
          <table:table-cell table:formula="of:=100*[.B56]" office:value-type="float" office:value="200" calcext:value-type="float">
            <text:p>200</text:p>
          </table:table-cell>
          <table:table-cell table:style-name="ce17" office:value-type="float" office:value="0.0045" calcext:value-type="float">
            <text:p><text:s/>$0,00450 </text:p>
          </table:table-cell>
          <table:table-cell table:style-name="ce17" table:formula="of:=[.B56]*[.H56]" office:value-type="float" office:value="0.009" calcext:value-type="float">
            <text:p><text:s/>$0,00900 </text:p>
          </table:table-cell>
          <table:table-cell office:value-type="string" calcext:value-type="string">
            <text:p>311-390GRCT-ND</text:p>
          </table:table-cell>
          <table:table-cell office:value-type="string" calcext:value-type="string">
            <text:p>71-CRCW0603-390-E3</text:p>
          </table:table-cell>
          <table:table-cell table:number-columns-repeated="1013"/>
        </table:table-row>
        <table:table-row table:style-name="ro5">
          <table:table-cell office:value-type="string" calcext:value-type="string">
            <text:p>1k</text:p>
          </table:table-cell>
          <table:table-cell office:value-type="float" office:value="2" calcext:value-type="float">
            <text:p>2</text:p>
          </table:table-cell>
          <table:table-cell office:value-type="string" calcext:value-type="string">
            <text:p>R22 R98</text:p>
          </table:table-cell>
          <table:table-cell table:style-name="ce4" office:value-type="string" calcext:value-type="string">
            <text:p>Resistor SMD 0603</text:p>
          </table:table-cell>
          <table:table-cell table:style-name="ce8" table:formula="of:=HYPERLINK(&quot;http://www.digikey.com/product-search/en?KeyWords=&quot;&amp;[.J57];[.J57])" office:value-type="string" office:string-value="311-1.0KGRCT-ND" calcext:value-type="string">
            <text:p>311-1.0KGRCT-ND</text:p>
          </table:table-cell>
          <table:table-cell table:style-name="ce8" table:formula="of:=HYPERLINK(&quot;http://ar.mouser.com/Search/Refine.aspx?Keyword=&quot;&amp;[.K57];[.K57])" office:value-type="string" office:string-value="71-CRCW0603-1.0K-E3" calcext:value-type="string">
            <text:p>71-CRCW0603-1.0K-E3</text:p>
          </table:table-cell>
          <table:table-cell table:formula="of:=100*[.B57]" office:value-type="float" office:value="200" calcext:value-type="float">
            <text:p>200</text:p>
          </table:table-cell>
          <table:table-cell table:style-name="ce17" office:value-type="float" office:value="0.0045" calcext:value-type="float">
            <text:p><text:s/>$0,00450 </text:p>
          </table:table-cell>
          <table:table-cell table:style-name="ce17" table:formula="of:=[.B57]*[.H57]" office:value-type="float" office:value="0.009" calcext:value-type="float">
            <text:p><text:s/>$0,00900 </text:p>
          </table:table-cell>
          <table:table-cell office:value-type="string" calcext:value-type="string">
            <text:p>311-1.0KGRCT-ND</text:p>
          </table:table-cell>
          <table:table-cell office:value-type="string" calcext:value-type="string">
            <text:p>71-CRCW0603-1.0K-E3</text:p>
          </table:table-cell>
          <table:table-cell table:number-columns-repeated="1013"/>
        </table:table-row>
        <table:table-row table:style-name="ro5">
          <table:table-cell office:value-type="string" calcext:value-type="string">
            <text:p>1k5</text:p>
          </table:table-cell>
          <table:table-cell office:value-type="float" office:value="3" calcext:value-type="float">
            <text:p>3</text:p>
          </table:table-cell>
          <table:table-cell office:value-type="string" calcext:value-type="string">
            <text:p>R1 R42 R45</text:p>
          </table:table-cell>
          <table:table-cell table:style-name="ce4" office:value-type="string" calcext:value-type="string">
            <text:p>Resistor SMD 0603</text:p>
          </table:table-cell>
          <table:table-cell table:style-name="ce8" table:formula="of:=HYPERLINK(&quot;http://www.digikey.com/product-search/en?KeyWords=&quot;&amp;[.J58];[.J58])" office:value-type="string" office:string-value="311-1.5KGRCT-ND" calcext:value-type="string">
            <text:p>311-1.5KGRCT-ND</text:p>
          </table:table-cell>
          <table:table-cell table:style-name="ce8" table:formula="of:=HYPERLINK(&quot;http://ar.mouser.com/Search/Refine.aspx?Keyword=&quot;&amp;[.K58];[.K58])" office:value-type="string" office:string-value="71-CRCW0603-1.5K-E3" calcext:value-type="string">
            <text:p>71-CRCW0603-1.5K-E3</text:p>
          </table:table-cell>
          <table:table-cell table:formula="of:=100*[.B58]" office:value-type="float" office:value="300" calcext:value-type="float">
            <text:p>300</text:p>
          </table:table-cell>
          <table:table-cell table:style-name="ce17" office:value-type="float" office:value="0.00348" calcext:value-type="float">
            <text:p><text:s/>$0,00348 </text:p>
          </table:table-cell>
          <table:table-cell table:style-name="ce17" table:formula="of:=[.B58]*[.H58]" office:value-type="float" office:value="0.01044" calcext:value-type="float">
            <text:p><text:s/>$0,01044 </text:p>
          </table:table-cell>
          <table:table-cell office:value-type="string" calcext:value-type="string">
            <text:p>311-1.5KGRCT-ND</text:p>
          </table:table-cell>
          <table:table-cell office:value-type="string" calcext:value-type="string">
            <text:p>71-CRCW0603-1.5K-E3</text:p>
          </table:table-cell>
          <table:table-cell table:number-columns-repeated="1013"/>
        </table:table-row>
        <table:table-row table:style-name="ro5">
          <table:table-cell office:value-type="string" calcext:value-type="string">
            <text:p>2.2k</text:p>
          </table:table-cell>
          <table:table-cell office:value-type="float" office:value="4" calcext:value-type="float">
            <text:p>4</text:p>
          </table:table-cell>
          <table:table-cell office:value-type="string" calcext:value-type="string">
            <text:p>R99 R100 R107 R104</text:p>
          </table:table-cell>
          <table:table-cell table:style-name="ce4" office:value-type="string" calcext:value-type="string">
            <text:p>Resistor SMD 0603</text:p>
          </table:table-cell>
          <table:table-cell table:style-name="ce8" table:formula="of:=HYPERLINK(&quot;http://www.digikey.com/product-search/en?KeyWords=&quot;&amp;[.J59];[.J59])" office:value-type="string" office:string-value="311-2.2KGRCT-ND" calcext:value-type="string">
            <text:p>311-2.2KGRCT-ND</text:p>
          </table:table-cell>
          <table:table-cell table:style-name="ce8" table:formula="of:=HYPERLINK(&quot;http://ar.mouser.com/Search/Refine.aspx?Keyword=&quot;&amp;[.K59];[.K59])" office:value-type="string" office:string-value="71-CRCW0603-2.2K-E3" calcext:value-type="string">
            <text:p>71-CRCW0603-2.2K-E3</text:p>
          </table:table-cell>
          <table:table-cell table:formula="of:=100*[.B59]" office:value-type="float" office:value="400" calcext:value-type="float">
            <text:p>400</text:p>
          </table:table-cell>
          <table:table-cell table:style-name="ce17" office:value-type="float" office:value="0.00348" calcext:value-type="float">
            <text:p><text:s/>$0,00348 </text:p>
          </table:table-cell>
          <table:table-cell table:style-name="ce17" table:formula="of:=[.B59]*[.H59]" office:value-type="float" office:value="0.01392" calcext:value-type="float">
            <text:p><text:s/>$0,01392 </text:p>
          </table:table-cell>
          <table:table-cell office:value-type="string" calcext:value-type="string">
            <text:p>311-2.2KGRCT-ND</text:p>
          </table:table-cell>
          <table:table-cell office:value-type="string" calcext:value-type="string">
            <text:p>71-CRCW0603-2.2K-E3</text:p>
          </table:table-cell>
          <table:table-cell table:number-columns-repeated="1013"/>
        </table:table-row>
        <table:table-row table:style-name="ro5">
          <table:table-cell office:value-type="string" calcext:value-type="string">
            <text:p>2.49k 0.1% 25ppm/°C</text:p>
          </table:table-cell>
          <table:table-cell office:value-type="float" office:value="1" calcext:value-type="float">
            <text:p>1</text:p>
          </table:table-cell>
          <table:table-cell office:value-type="string" calcext:value-type="string">
            <text:p>R105</text:p>
          </table:table-cell>
          <table:table-cell table:style-name="ce4" office:value-type="string" calcext:value-type="string">
            <text:p>Resistor SMD 0603</text:p>
          </table:table-cell>
          <table:table-cell table:style-name="ce8" table:formula="of:=HYPERLINK(&quot;http://www.digikey.com/product-search/en?KeyWords=&quot;&amp;[.J60];[.J60])" office:value-type="string" office:string-value="P2.49KDBCT-ND" calcext:value-type="string">
            <text:p>P2.49KDBCT-ND</text:p>
          </table:table-cell>
          <table:table-cell table:style-name="ce8" table:formula="of:=HYPERLINK(&quot;http://ar.mouser.com/Search/Refine.aspx?Keyword=&quot;&amp;[.K60];[.K60])" office:value-type="string" office:string-value="756-PCF0603R-2K49BT1" calcext:value-type="string">
            <text:p>756-PCF0603R-2K49BT1</text:p>
          </table:table-cell>
          <table:table-cell table:formula="of:=100*[.B60]" office:value-type="float" office:value="100" calcext:value-type="float">
            <text:p>100</text:p>
          </table:table-cell>
          <table:table-cell table:style-name="ce17" office:value-type="float" office:value="0.1434" calcext:value-type="float">
            <text:p><text:s/>$0,14340 </text:p>
          </table:table-cell>
          <table:table-cell table:style-name="ce17" table:formula="of:=[.B60]*[.H60]" office:value-type="float" office:value="0.1434" calcext:value-type="float">
            <text:p><text:s/>$0,14340 </text:p>
          </table:table-cell>
          <table:table-cell office:value-type="string" calcext:value-type="string">
            <text:p>P2.49KDBCT-ND</text:p>
          </table:table-cell>
          <table:table-cell office:value-type="string" calcext:value-type="string">
            <text:p>756-PCF0603R-2K49BT1</text:p>
          </table:table-cell>
          <table:table-cell table:number-columns-repeated="1013"/>
        </table:table-row>
        <table:table-row table:style-name="ro5">
          <table:table-cell office:value-type="string" calcext:value-type="string">
            <text:p>4K7</text:p>
          </table:table-cell>
          <table:table-cell office:value-type="float" office:value="5" calcext:value-type="float">
            <text:p>5</text:p>
          </table:table-cell>
          <table:table-cell office:value-type="string" calcext:value-type="string">
            <text:p>R34 R36 R37 R41 R47</text:p>
          </table:table-cell>
          <table:table-cell table:style-name="ce4" office:value-type="string" calcext:value-type="string">
            <text:p>Resistor SMD 0603</text:p>
          </table:table-cell>
          <table:table-cell table:style-name="ce8" table:formula="of:=HYPERLINK(&quot;http://www.digikey.com/product-search/en?KeyWords=&quot;&amp;[.J61];[.J61])" office:value-type="string" office:string-value="311-4.7KGRCT-ND" calcext:value-type="string">
            <text:p>311-4.7KGRCT-ND</text:p>
          </table:table-cell>
          <table:table-cell table:style-name="ce8" table:formula="of:=HYPERLINK(&quot;http://ar.mouser.com/Search/Refine.aspx?Keyword=&quot;&amp;[.K61];[.K61])" office:value-type="string" office:string-value="71-CRCW0603-4.7K-E3" calcext:value-type="string">
            <text:p>71-CRCW0603-4.7K-E3</text:p>
          </table:table-cell>
          <table:table-cell table:formula="of:=100*[.B61]" office:value-type="float" office:value="500" calcext:value-type="float">
            <text:p>500</text:p>
          </table:table-cell>
          <table:table-cell table:style-name="ce17" office:value-type="float" office:value="0.00278" calcext:value-type="float">
            <text:p><text:s/>$0,00278 </text:p>
          </table:table-cell>
          <table:table-cell table:style-name="ce17" table:formula="of:=[.B61]*[.H61]" office:value-type="float" office:value="0.0139" calcext:value-type="float">
            <text:p><text:s/>$0,01390 </text:p>
          </table:table-cell>
          <table:table-cell office:value-type="string" calcext:value-type="string">
            <text:p>311-4.7KGRCT-ND</text:p>
          </table:table-cell>
          <table:table-cell office:value-type="string" calcext:value-type="string">
            <text:p>71-CRCW0603-4.7K-E3</text:p>
          </table:table-cell>
          <table:table-cell table:number-columns-repeated="1013"/>
        </table:table-row>
        <table:table-row table:style-name="ro4">
          <table:table-cell office:value-type="string" calcext:value-type="string">
            <text:p>10k</text:p>
          </table:table-cell>
          <table:table-cell office:value-type="float" office:value="23" calcext:value-type="float">
            <text:p>23</text:p>
          </table:table-cell>
          <table:table-cell office:value-type="string" calcext:value-type="string">
            <text:p>R2 R15 R16 R48 R49 R64 R66 R68 R70 R72 R74 R76 R78 R85 R117 R118 R119 R120 R91 R101 R102 R103 R109</text:p>
          </table:table-cell>
          <table:table-cell table:style-name="ce4" office:value-type="string" calcext:value-type="string">
            <text:p>Resistor SMD 0603</text:p>
          </table:table-cell>
          <table:table-cell table:style-name="ce8" table:formula="of:=HYPERLINK(&quot;http://www.digikey.com/product-search/en?KeyWords=&quot;&amp;[.J62];[.J62])" office:value-type="string" office:string-value="311-10KGRCT-ND" calcext:value-type="string">
            <text:p>311-10KGRCT-ND</text:p>
          </table:table-cell>
          <table:table-cell table:style-name="ce8" table:formula="of:=HYPERLINK(&quot;http://ar.mouser.com/Search/Refine.aspx?Keyword=&quot;&amp;[.K62];[.K62])" office:value-type="string" office:string-value="71-CRCW0603-10K-E3" calcext:value-type="string">
            <text:p>71-CRCW0603-10K-E3</text:p>
          </table:table-cell>
          <table:table-cell table:formula="of:=100*[.B62]" office:value-type="float" office:value="2300" calcext:value-type="float">
            <text:p>2300</text:p>
          </table:table-cell>
          <table:table-cell table:style-name="ce17" office:value-type="float" office:value="0.00177" calcext:value-type="float">
            <text:p><text:s/>$0,00177 </text:p>
          </table:table-cell>
          <table:table-cell table:style-name="ce17" table:formula="of:=[.B62]*[.H62]" office:value-type="float" office:value="0.04071" calcext:value-type="float">
            <text:p><text:s/>$0,04071 </text:p>
          </table:table-cell>
          <table:table-cell office:value-type="string" calcext:value-type="string">
            <text:p>311-10KGRCT-ND</text:p>
          </table:table-cell>
          <table:table-cell office:value-type="string" calcext:value-type="string">
            <text:p>71-CRCW0603-10K-E3</text:p>
          </table:table-cell>
          <table:table-cell table:number-columns-repeated="1013"/>
        </table:table-row>
        <table:table-row table:style-name="ro5">
          <table:table-cell office:value-type="string" calcext:value-type="string">
            <text:p>12.1k 1%</text:p>
          </table:table-cell>
          <table:table-cell office:value-type="float" office:value="3" calcext:value-type="float">
            <text:p>3</text:p>
          </table:table-cell>
          <table:table-cell office:value-type="string" calcext:value-type="string">
            <text:p>R19 R95 R97</text:p>
          </table:table-cell>
          <table:table-cell table:style-name="ce4" office:value-type="string" calcext:value-type="string">
            <text:p>Resistor SMD 0603</text:p>
          </table:table-cell>
          <table:table-cell table:style-name="ce8" table:formula="of:=HYPERLINK(&quot;http://www.digikey.com/product-search/en?KeyWords=&quot;&amp;[.J63];[.J63])" office:value-type="string" office:string-value="311-12.1KHRCT-ND" calcext:value-type="string">
            <text:p>311-12.1KHRCT-ND</text:p>
          </table:table-cell>
          <table:table-cell table:style-name="ce8" table:formula="of:=HYPERLINK(&quot;http://ar.mouser.com/Search/Refine.aspx?Keyword=&quot;&amp;[.K63];[.K63])" office:value-type="string" office:string-value="71-CRCW0603-12.1K-E3" calcext:value-type="string">
            <text:p>71-CRCW0603-12.1K-E3</text:p>
          </table:table-cell>
          <table:table-cell table:formula="of:=100*[.B63]" office:value-type="float" office:value="300" calcext:value-type="float">
            <text:p>300</text:p>
          </table:table-cell>
          <table:table-cell table:style-name="ce17" office:value-type="float" office:value="0.00456" calcext:value-type="float">
            <text:p><text:s/>$0,00456 </text:p>
          </table:table-cell>
          <table:table-cell table:style-name="ce17" table:formula="of:=[.B63]*[.H63]" office:value-type="float" office:value="0.01368" calcext:value-type="float">
            <text:p><text:s/>$0,01368 </text:p>
          </table:table-cell>
          <table:table-cell office:value-type="string" calcext:value-type="string">
            <text:p>311-12.1KHRCT-ND</text:p>
          </table:table-cell>
          <table:table-cell office:value-type="string" calcext:value-type="string">
            <text:p>71-CRCW0603-12.1K-E3</text:p>
          </table:table-cell>
          <table:table-cell table:number-columns-repeated="1013"/>
        </table:table-row>
        <table:table-row table:style-name="ro4">
          <table:table-cell office:value-type="string" calcext:value-type="string">
            <text:p>15k</text:p>
          </table:table-cell>
          <table:table-cell office:value-type="float" office:value="15" calcext:value-type="float">
            <text:p>15</text:p>
          </table:table-cell>
          <table:table-cell office:value-type="string" calcext:value-type="string">
            <text:p>R50 R52 R56 R58 R59 R63 R82 R121 R122 R125 R126 R127 R130 R93 R94</text:p>
          </table:table-cell>
          <table:table-cell table:style-name="ce4" office:value-type="string" calcext:value-type="string">
            <text:p>Resistor SMD 0603</text:p>
          </table:table-cell>
          <table:table-cell table:style-name="ce8" table:formula="of:=HYPERLINK(&quot;http://www.digikey.com/product-search/en?KeyWords=&quot;&amp;[.J64];[.J64])" office:value-type="string" office:string-value="RG16P15.0KBCT-ND" calcext:value-type="string">
            <text:p>RG16P15.0KBCT-ND</text:p>
          </table:table-cell>
          <table:table-cell table:style-name="ce8" table:formula="of:=HYPERLINK(&quot;http://ar.mouser.com/Search/Refine.aspx?Keyword=&quot;&amp;[.K64];[.K64])" office:value-type="string" office:string-value="756-PCF0603R-15KBT1" calcext:value-type="string">
            <text:p>756-PCF0603R-15KBT1</text:p>
          </table:table-cell>
          <table:table-cell table:formula="of:=100*[.B64]" office:value-type="float" office:value="1500" calcext:value-type="float">
            <text:p>1500</text:p>
          </table:table-cell>
          <table:table-cell table:style-name="ce17" office:value-type="float" office:value="0.07461" calcext:value-type="float">
            <text:p><text:s/>$0,07461 </text:p>
          </table:table-cell>
          <table:table-cell table:style-name="ce17" table:formula="of:=[.B64]*[.H64]" office:value-type="float" office:value="1.11915" calcext:value-type="float">
            <text:p><text:s/>$1,11915 </text:p>
          </table:table-cell>
          <table:table-cell office:value-type="string" calcext:value-type="string">
            <text:p>RG16P15.0KBCT-ND</text:p>
          </table:table-cell>
          <table:table-cell office:value-type="string" calcext:value-type="string">
            <text:p>756-PCF0603R-15KBT1</text:p>
          </table:table-cell>
          <table:table-cell table:number-columns-repeated="1013"/>
        </table:table-row>
        <table:table-row table:style-name="ro5">
          <table:table-cell office:value-type="string" calcext:value-type="string">
            <text:p>33k</text:p>
          </table:table-cell>
          <table:table-cell office:value-type="float" office:value="1" calcext:value-type="float">
            <text:p>1</text:p>
          </table:table-cell>
          <table:table-cell office:value-type="string" calcext:value-type="string">
            <text:p>R80</text:p>
          </table:table-cell>
          <table:table-cell table:style-name="ce4" office:value-type="string" calcext:value-type="string">
            <text:p>Resistor SMD 0603</text:p>
          </table:table-cell>
          <table:table-cell table:style-name="ce8" table:formula="of:=HYPERLINK(&quot;http://www.digikey.com/product-search/en?KeyWords=&quot;&amp;[.J65];[.J65])" office:value-type="string" office:string-value="P33KDBCT-ND" calcext:value-type="string">
            <text:p>P33KDBCT-ND</text:p>
          </table:table-cell>
          <table:table-cell table:style-name="ce8" table:formula="of:=HYPERLINK(&quot;http://ar.mouser.com/Search/Refine.aspx?Keyword=&quot;&amp;[.K65];[.K65])" office:value-type="string" office:string-value="754-RG1608P-333-BT5" calcext:value-type="string">
            <text:p>754-RG1608P-333-BT5</text:p>
          </table:table-cell>
          <table:table-cell table:formula="of:=100*[.B65]" office:value-type="float" office:value="100" calcext:value-type="float">
            <text:p>100</text:p>
          </table:table-cell>
          <table:table-cell table:style-name="ce17" office:value-type="float" office:value="0.1434" calcext:value-type="float">
            <text:p><text:s/>$0,14340 </text:p>
          </table:table-cell>
          <table:table-cell table:style-name="ce17" table:formula="of:=[.B65]*[.H65]" office:value-type="float" office:value="0.1434" calcext:value-type="float">
            <text:p><text:s/>$0,14340 </text:p>
          </table:table-cell>
          <table:table-cell office:value-type="string" calcext:value-type="string">
            <text:p>P33KDBCT-ND</text:p>
          </table:table-cell>
          <table:table-cell office:value-type="string" calcext:value-type="string">
            <text:p>754-RG1608P-333-BT5</text:p>
          </table:table-cell>
          <table:table-cell table:number-columns-repeated="1013"/>
        </table:table-row>
        <table:table-row table:style-name="ro4">
          <table:table-cell office:value-type="string" calcext:value-type="string">
            <text:p>100k</text:p>
          </table:table-cell>
          <table:table-cell office:value-type="float" office:value="13" calcext:value-type="float">
            <text:p>13</text:p>
          </table:table-cell>
          <table:table-cell office:value-type="string" calcext:value-type="string">
            <text:p>R21 R106 R108 R110 R111 R112 R114 R115 R116 R33 R38 R90 R92</text:p>
          </table:table-cell>
          <table:table-cell table:style-name="ce4" office:value-type="string" calcext:value-type="string">
            <text:p>Resistor SMD 0603</text:p>
          </table:table-cell>
          <table:table-cell table:style-name="ce8" table:formula="of:=HYPERLINK(&quot;http://www.digikey.com/product-search/en?KeyWords=&quot;&amp;[.J66];[.J66])" office:value-type="string" office:string-value="311-100KGRCT-ND" calcext:value-type="string">
            <text:p>311-100KGRCT-ND</text:p>
          </table:table-cell>
          <table:table-cell table:style-name="ce8" table:formula="of:=HYPERLINK(&quot;http://ar.mouser.com/Search/Refine.aspx?Keyword=&quot;&amp;[.K66];[.K66])" office:value-type="string" office:string-value="71-CRCW0603-100K-E3" calcext:value-type="string">
            <text:p>71-CRCW0603-100K-E3</text:p>
          </table:table-cell>
          <table:table-cell table:formula="of:=100*[.B66]" office:value-type="float" office:value="1300" calcext:value-type="float">
            <text:p>1300</text:p>
          </table:table-cell>
          <table:table-cell table:style-name="ce17" office:value-type="float" office:value="0.00204" calcext:value-type="float">
            <text:p><text:s/>$0,00204 </text:p>
          </table:table-cell>
          <table:table-cell table:style-name="ce17" table:formula="of:=[.B66]*[.H66]" office:value-type="float" office:value="0.02652" calcext:value-type="float">
            <text:p><text:s/>$0,02652 </text:p>
          </table:table-cell>
          <table:table-cell office:value-type="string" calcext:value-type="string">
            <text:p>311-100KGRCT-ND</text:p>
          </table:table-cell>
          <table:table-cell office:value-type="string" calcext:value-type="string">
            <text:p>71-CRCW0603-100K-E3</text:p>
          </table:table-cell>
          <table:table-cell table:number-columns-repeated="1013"/>
        </table:table-row>
        <table:table-row table:style-name="ro5">
          <table:table-cell office:value-type="string" calcext:value-type="string">
            <text:p>10M</text:p>
          </table:table-cell>
          <table:table-cell office:value-type="float" office:value="1" calcext:value-type="float">
            <text:p>1</text:p>
          </table:table-cell>
          <table:table-cell office:value-type="string" calcext:value-type="string">
            <text:p>R96</text:p>
          </table:table-cell>
          <table:table-cell table:style-name="ce4" office:value-type="string" calcext:value-type="string">
            <text:p>Resistor SMD 0603</text:p>
          </table:table-cell>
          <table:table-cell table:style-name="ce8" table:formula="of:=HYPERLINK(&quot;http://www.digikey.com/product-search/en?KeyWords=&quot;&amp;[.J67];[.J67])" office:value-type="string" office:string-value="311-10MGRCT-ND" calcext:value-type="string">
            <text:p>311-10MGRCT-ND</text:p>
          </table:table-cell>
          <table:table-cell table:style-name="ce8" table:formula="of:=HYPERLINK(&quot;http://ar.mouser.com/Search/Refine.aspx?Keyword=&quot;&amp;[.K67];[.K67])" office:value-type="string" office:string-value="71-CRCW0603-10M-E3" calcext:value-type="string">
            <text:p>71-CRCW0603-10M-E3</text:p>
          </table:table-cell>
          <table:table-cell table:formula="of:=100*[.B67]" office:value-type="float" office:value="100" calcext:value-type="float">
            <text:p>100</text:p>
          </table:table-cell>
          <table:table-cell table:style-name="ce17" office:value-type="float" office:value="0.0045" calcext:value-type="float">
            <text:p><text:s/>$0,00450 </text:p>
          </table:table-cell>
          <table:table-cell table:style-name="ce17" table:formula="of:=[.B67]*[.H67]" office:value-type="float" office:value="0.0045" calcext:value-type="float">
            <text:p><text:s/>$0,00450 </text:p>
          </table:table-cell>
          <table:table-cell office:value-type="string" calcext:value-type="string">
            <text:p>311-10MGRCT-ND</text:p>
          </table:table-cell>
          <table:table-cell office:value-type="string" calcext:value-type="string">
            <text:p>71-CRCW0603-10M-E3</text:p>
          </table:table-cell>
          <table:table-cell table:number-columns-repeated="1013"/>
        </table:table-row>
        <table:table-row table:style-name="ro5">
          <table:table-cell office:value-type="string" calcext:value-type="string">
            <text:p>100 / 1/2W</text:p>
          </table:table-cell>
          <table:table-cell office:value-type="float" office:value="1" calcext:value-type="float">
            <text:p>1</text:p>
          </table:table-cell>
          <table:table-cell office:value-type="string" calcext:value-type="string">
            <text:p>R40</text:p>
          </table:table-cell>
          <table:table-cell table:style-name="ce4" office:value-type="string" calcext:value-type="string">
            <text:p>Resistor SMD 2010</text:p>
          </table:table-cell>
          <table:table-cell table:style-name="ce8" table:formula="of:=HYPERLINK(&quot;http://www.digikey.com/product-search/en?KeyWords=&quot;&amp;[.J68];[.J68])" office:value-type="string" office:string-value="CR2010-JW-101ELFCT-ND" calcext:value-type="string">
            <text:p>CR2010-JW-101ELFCT-ND</text:p>
          </table:table-cell>
          <table:table-cell table:style-name="ce8" table:formula="of:=HYPERLINK(&quot;http://ar.mouser.com/Search/Refine.aspx?Keyword=&quot;&amp;[.K68];[.K68])" office:value-type="string" office:string-value="660-SG73P2ETTD1000F" calcext:value-type="string">
            <text:p>660-SG73P2ETTD1000F</text:p>
          </table:table-cell>
          <table:table-cell table:formula="of:=100*[.B68]" office:value-type="float" office:value="100" calcext:value-type="float">
            <text:p>100</text:p>
          </table:table-cell>
          <table:table-cell table:style-name="ce17" office:value-type="float" office:value="0.1378" calcext:value-type="float">
            <text:p><text:s/>$0,13780 </text:p>
          </table:table-cell>
          <table:table-cell table:style-name="ce17" table:formula="of:=[.B68]*[.H68]" office:value-type="float" office:value="0.1378" calcext:value-type="float">
            <text:p><text:s/>$0,13780 </text:p>
          </table:table-cell>
          <table:table-cell office:value-type="string" calcext:value-type="string">
            <text:p>CR2010-JW-101ELFCT-ND</text:p>
          </table:table-cell>
          <table:table-cell office:value-type="string" calcext:value-type="string">
            <text:p>660-SG73P2ETTD1000F</text:p>
          </table:table-cell>
          <table:table-cell table:number-columns-repeated="1013"/>
        </table:table-row>
        <table:table-row table:style-name="ro5">
          <table:table-cell office:value-type="string" calcext:value-type="string">
            <text:p>SW_PUSH</text:p>
          </table:table-cell>
          <table:table-cell office:value-type="float" office:value="1" calcext:value-type="float">
            <text:p>1</text:p>
          </table:table-cell>
          <table:table-cell office:value-type="string" calcext:value-type="string">
            <text:p>SW1</text:p>
          </table:table-cell>
          <table:table-cell table:style-name="ce4" office:value-type="string" calcext:value-type="string">
            <text:p>Tact switch SPST</text:p>
          </table:table-cell>
          <table:table-cell table:style-name="ce8" table:formula="of:=HYPERLINK(&quot;http://www.digikey.com/product-search/en?KeyWords=&quot;&amp;[.J69];[.J69])" office:value-type="string" office:string-value="450-1792-1-ND" calcext:value-type="string">
            <text:p>450-1792-1-ND</text:p>
          </table:table-cell>
          <table:table-cell table:style-name="ce8" table:formula="of:=HYPERLINK(&quot;http://ar.mouser.com/Search/Refine.aspx?Keyword=&quot;&amp;[.K69];[.K69])" office:value-type="string" office:string-value="612-TL3301BF260QG" calcext:value-type="string">
            <text:p>612-TL3301BF260QG</text:p>
          </table:table-cell>
          <table:table-cell table:formula="of:=100*[.B69]" office:value-type="float" office:value="100" calcext:value-type="float">
            <text:p>100</text:p>
          </table:table-cell>
          <table:table-cell table:style-name="ce17" office:value-type="float" office:value="0.1582" calcext:value-type="float">
            <text:p><text:s/>$0,15820 </text:p>
          </table:table-cell>
          <table:table-cell table:style-name="ce17" table:formula="of:=[.B69]*[.H69]" office:value-type="float" office:value="0.1582" calcext:value-type="float">
            <text:p><text:s/>$0,15820 </text:p>
          </table:table-cell>
          <table:table-cell office:value-type="string" calcext:value-type="string">
            <text:p>450-1792-1-ND</text:p>
          </table:table-cell>
          <table:table-cell office:value-type="string" calcext:value-type="string">
            <text:p>612-TL3301BF260QG</text:p>
          </table:table-cell>
          <table:table-cell table:number-columns-repeated="1013"/>
        </table:table-row>
        <table:table-row table:style-name="ro2">
          <table:table-cell office:value-type="string" calcext:value-type="string">
            <text:p>NSI50010YT1G</text:p>
          </table:table-cell>
          <table:table-cell office:value-type="float" office:value="12" calcext:value-type="float">
            <text:p>12</text:p>
          </table:table-cell>
          <table:table-cell office:value-type="string" calcext:value-type="string">
            <text:p>T1 T2 T3 T4 T5 T6 T7 T8 T9 T10 T11 T12</text:p>
          </table:table-cell>
          <table:table-cell table:style-name="ce4" office:value-type="string" calcext:value-type="string">
            <text:p>Current limiter 10mA</text:p>
          </table:table-cell>
          <table:table-cell table:style-name="ce8" table:formula="of:=HYPERLINK(&quot;http://www.digikey.com/product-search/en?KeyWords=&quot;&amp;[.J70];[.J70])" office:value-type="string" office:string-value="NSI50010YT1GOSCT-ND" calcext:value-type="string">
            <text:p>NSI50010YT1GOSCT-ND</text:p>
          </table:table-cell>
          <table:table-cell table:style-name="ce8" table:formula="of:=HYPERLINK(&quot;http://ar.mouser.com/Search/Refine.aspx?Keyword=&quot;&amp;[.K70];[.K70])" office:value-type="string" office:string-value="863-NSI50010YT1G" calcext:value-type="string">
            <text:p>863-NSI50010YT1G</text:p>
          </table:table-cell>
          <table:table-cell table:formula="of:=100*[.B70]" office:value-type="float" office:value="1200" calcext:value-type="float">
            <text:p>1200</text:p>
          </table:table-cell>
          <table:table-cell table:style-name="ce17" office:value-type="float" office:value="0.14245" calcext:value-type="float">
            <text:p><text:s/>$0,14245 </text:p>
          </table:table-cell>
          <table:table-cell table:style-name="ce17" table:formula="of:=[.B70]*[.H70]" office:value-type="float" office:value="1.7094" calcext:value-type="float">
            <text:p><text:s/>$1,70940 </text:p>
          </table:table-cell>
          <table:table-cell office:value-type="string" calcext:value-type="string">
            <text:p>NSI50010YT1GOSCT-ND</text:p>
          </table:table-cell>
          <table:table-cell office:value-type="string" calcext:value-type="string">
            <text:p>863-NSI50010YT1G</text:p>
          </table:table-cell>
          <table:table-cell table:number-columns-repeated="1013"/>
        </table:table-row>
        <table:table-row table:style-name="ro5">
          <table:table-cell office:value-type="string" calcext:value-type="string">
            <text:p>MF-USMF005-2</text:p>
          </table:table-cell>
          <table:table-cell office:value-type="float" office:value="1" calcext:value-type="float">
            <text:p>1</text:p>
          </table:table-cell>
          <table:table-cell office:value-type="string" calcext:value-type="string">
            <text:p>TH10</text:p>
          </table:table-cell>
          <table:table-cell office:value-type="string" calcext:value-type="string">
            <text:p>Polyswitch 50mA</text:p>
          </table:table-cell>
          <table:table-cell table:style-name="ce8" table:formula="of:=HYPERLINK(&quot;http://www.digikey.com/product-search/en?KeyWords=&quot;&amp;[.J71];[.J71])" office:value-type="string" office:string-value="MF-USMF005-2CT-ND" calcext:value-type="string">
            <text:p>MF-USMF005-2CT-ND</text:p>
          </table:table-cell>
          <table:table-cell table:style-name="ce8" table:formula="of:=HYPERLINK(&quot;http://ar.mouser.com/Search/Refine.aspx?Keyword=&quot;&amp;[.K71];[.K71])" office:value-type="string" office:string-value="652-MF-USMF005-2" calcext:value-type="string">
            <text:p>652-MF-USMF005-2</text:p>
          </table:table-cell>
          <table:table-cell table:formula="of:=100*[.B71]" office:value-type="float" office:value="100" calcext:value-type="float">
            <text:p>100</text:p>
          </table:table-cell>
          <table:table-cell table:style-name="ce17" office:value-type="float" office:value="0.2264" calcext:value-type="float">
            <text:p><text:s/>$0,22640 </text:p>
          </table:table-cell>
          <table:table-cell table:style-name="ce17" table:formula="of:=[.B71]*[.H71]" office:value-type="float" office:value="0.2264" calcext:value-type="float">
            <text:p><text:s/>$0,22640 </text:p>
          </table:table-cell>
          <table:table-cell office:value-type="string" calcext:value-type="string">
            <text:p>MF-USMF005-2CT-ND</text:p>
          </table:table-cell>
          <table:table-cell office:value-type="string" calcext:value-type="string">
            <text:p>652-MF-USMF005-2</text:p>
          </table:table-cell>
          <table:table-cell table:number-columns-repeated="1013"/>
        </table:table-row>
        <table:table-row table:style-name="ro5">
          <table:table-cell office:value-type="string" calcext:value-type="string">
            <text:p>PTS18126V300</text:p>
          </table:table-cell>
          <table:table-cell office:value-type="float" office:value="1" calcext:value-type="float">
            <text:p>1</text:p>
          </table:table-cell>
          <table:table-cell office:value-type="string" calcext:value-type="string">
            <text:p>TH1</text:p>
          </table:table-cell>
          <table:table-cell table:style-name="ce4" office:value-type="string" calcext:value-type="string">
            <text:p>Polyswitch 3A SMD</text:p>
          </table:table-cell>
          <table:table-cell table:style-name="ce8" table:formula="of:=HYPERLINK(&quot;http://www.digikey.com/product-search/en?KeyWords=&quot;&amp;[.J72];[.J72])" office:value-type="string" office:string-value="MF-SM300-2CT-ND" calcext:value-type="string">
            <text:p>MF-SM300-2CT-ND</text:p>
          </table:table-cell>
          <table:table-cell table:style-name="ce8" table:formula="of:=HYPERLINK(&quot;http://ar.mouser.com/Search/Refine.aspx?Keyword=&quot;&amp;[.K72];[.K72])" office:value-type="string" office:string-value="504-PTS18126V300" calcext:value-type="string">
            <text:p>504-PTS18126V300</text:p>
          </table:table-cell>
          <table:table-cell table:formula="of:=100*[.B72]" office:value-type="float" office:value="100" calcext:value-type="float">
            <text:p>100</text:p>
          </table:table-cell>
          <table:table-cell table:style-name="ce17" office:value-type="float" office:value="0.4158" calcext:value-type="float">
            <text:p><text:s/>$0,41580 </text:p>
          </table:table-cell>
          <table:table-cell table:style-name="ce17" table:formula="of:=[.B72]*[.H72]" office:value-type="float" office:value="0.4158" calcext:value-type="float">
            <text:p><text:s/>$0,41580 </text:p>
          </table:table-cell>
          <table:table-cell office:value-type="string" calcext:value-type="string">
            <text:p>MF-SM300-2CT-ND</text:p>
          </table:table-cell>
          <table:table-cell office:value-type="string" calcext:value-type="string">
            <text:p>504-PTS18126V300</text:p>
          </table:table-cell>
          <table:table-cell table:number-columns-repeated="1013"/>
        </table:table-row>
        <table:table-row table:style-name="ro5">
          <table:table-cell office:value-type="string" calcext:value-type="string">
            <text:p>PTS12066V100</text:p>
          </table:table-cell>
          <table:table-cell office:value-type="float" office:value="7" calcext:value-type="float">
            <text:p>7</text:p>
          </table:table-cell>
          <table:table-cell office:value-type="string" calcext:value-type="string">
            <text:p>TH2 TH3 TH4 TH5 TH6 TH7 TH9</text:p>
          </table:table-cell>
          <table:table-cell table:style-name="ce4" office:value-type="string" calcext:value-type="string">
            <text:p>Polyswitch 1A SMD</text:p>
          </table:table-cell>
          <table:table-cell table:style-name="ce8" table:formula="of:=HYPERLINK(&quot;http://www.digikey.com/product-search/en?KeyWords=&quot;&amp;[.J73];[.J73])" office:value-type="string" office:string-value="MF-USMF110-2CT-ND" calcext:value-type="string">
            <text:p>MF-USMF110-2CT-ND</text:p>
          </table:table-cell>
          <table:table-cell table:style-name="ce8" table:formula="of:=HYPERLINK(&quot;http://ar.mouser.com/Search/Refine.aspx?Keyword=&quot;&amp;[.K73];[.K73])" office:value-type="string" office:string-value="504-PTS12066V100" calcext:value-type="string">
            <text:p>504-PTS12066V100</text:p>
          </table:table-cell>
          <table:table-cell table:formula="of:=100*[.B73]" office:value-type="float" office:value="700" calcext:value-type="float">
            <text:p>700</text:p>
          </table:table-cell>
          <table:table-cell table:style-name="ce17" office:value-type="float" office:value="0.168" calcext:value-type="float">
            <text:p><text:s/>$0,16800 </text:p>
          </table:table-cell>
          <table:table-cell table:style-name="ce17" table:formula="of:=[.B73]*[.H73]" office:value-type="float" office:value="1.176" calcext:value-type="float">
            <text:p><text:s/>$1,17600 </text:p>
          </table:table-cell>
          <table:table-cell office:value-type="string" calcext:value-type="string">
            <text:p>MF-USMF110-2CT-ND</text:p>
          </table:table-cell>
          <table:table-cell office:value-type="string" calcext:value-type="string">
            <text:p>504-PTS12066V100</text:p>
          </table:table-cell>
          <table:table-cell table:number-columns-repeated="1013"/>
        </table:table-row>
        <table:table-row table:style-name="ro5">
          <table:table-cell office:value-type="string" calcext:value-type="string">
            <text:p>MF-MSMF030-2</text:p>
          </table:table-cell>
          <table:table-cell office:value-type="float" office:value="1" calcext:value-type="float">
            <text:p>1</text:p>
          </table:table-cell>
          <table:table-cell office:value-type="string" calcext:value-type="string">
            <text:p>TH8</text:p>
          </table:table-cell>
          <table:table-cell table:style-name="ce4" office:value-type="string" calcext:value-type="string">
            <text:p>Polyswitch 0.3A SMD</text:p>
          </table:table-cell>
          <table:table-cell table:style-name="ce8" table:formula="of:=HYPERLINK(&quot;http://www.digikey.com/product-search/en?KeyWords=&quot;&amp;[.J74];[.J74])" office:value-type="string" office:string-value="MF-MSMF030-2CT-ND" calcext:value-type="string">
            <text:p>MF-MSMF030-2CT-ND</text:p>
          </table:table-cell>
          <table:table-cell table:style-name="ce8" table:formula="of:=HYPERLINK(&quot;http://ar.mouser.com/Search/Refine.aspx?Keyword=&quot;&amp;[.K74];[.K74])" office:value-type="string" office:string-value="652-MF-MSMF030-2" calcext:value-type="string">
            <text:p>652-MF-MSMF030-2</text:p>
          </table:table-cell>
          <table:table-cell table:formula="of:=100*[.B74]" office:value-type="float" office:value="100" calcext:value-type="float">
            <text:p>100</text:p>
          </table:table-cell>
          <table:table-cell table:style-name="ce17" office:value-type="float" office:value="0.2426" calcext:value-type="float">
            <text:p><text:s/>$0,24260 </text:p>
          </table:table-cell>
          <table:table-cell table:style-name="ce17" table:formula="of:=[.B74]*[.H74]" office:value-type="float" office:value="0.2426" calcext:value-type="float">
            <text:p><text:s/>$0,24260 </text:p>
          </table:table-cell>
          <table:table-cell office:value-type="string" calcext:value-type="string">
            <text:p>MF-MSMF030-2CT-ND</text:p>
          </table:table-cell>
          <table:table-cell office:value-type="string" calcext:value-type="string">
            <text:p>652-MF-MSMF030-2</text:p>
          </table:table-cell>
          <table:table-cell table:number-columns-repeated="1013"/>
        </table:table-row>
        <table:table-row table:style-name="ro5">
          <table:table-cell office:value-type="string" calcext:value-type="string">
            <text:p>DLW21HN900SQ2</text:p>
          </table:table-cell>
          <table:table-cell office:value-type="float" office:value="3" calcext:value-type="float">
            <text:p>3</text:p>
          </table:table-cell>
          <table:table-cell office:value-type="string" calcext:value-type="string">
            <text:p>TR1 TR2 TR3</text:p>
          </table:table-cell>
          <table:table-cell table:style-name="ce4" office:value-type="string" calcext:value-type="string">
            <text:p>Choke USB</text:p>
          </table:table-cell>
          <table:table-cell table:style-name="ce8" table:formula="of:=HYPERLINK(&quot;http://www.digikey.com/product-search/en?KeyWords=&quot;&amp;[.J75];[.J75])" office:value-type="string" office:string-value="SRF2012-900YCT-ND" calcext:value-type="string">
            <text:p>SRF2012-900YCT-ND</text:p>
          </table:table-cell>
          <table:table-cell table:style-name="ce8" table:formula="of:=HYPERLINK(&quot;http://ar.mouser.com/Search/Refine.aspx?Keyword=&quot;&amp;[.K75];[.K75])" office:value-type="string" office:string-value="81-DLW21HN900SQ2L" calcext:value-type="string">
            <text:p>81-DLW21HN900SQ2L</text:p>
          </table:table-cell>
          <table:table-cell table:formula="of:=100*[.B75]" office:value-type="float" office:value="300" calcext:value-type="float">
            <text:p>300</text:p>
          </table:table-cell>
          <table:table-cell table:style-name="ce17" office:value-type="float" office:value="0.29924" calcext:value-type="float">
            <text:p><text:s/>$0,29924 </text:p>
          </table:table-cell>
          <table:table-cell table:style-name="ce17" table:formula="of:=[.B75]*[.H75]" office:value-type="float" office:value="0.89772" calcext:value-type="float">
            <text:p><text:s/>$0,89772 </text:p>
          </table:table-cell>
          <table:table-cell office:value-type="string" calcext:value-type="string">
            <text:p>SRF2012-900YCT-ND</text:p>
          </table:table-cell>
          <table:table-cell office:value-type="string" calcext:value-type="string">
            <text:p>81-DLW21HN900SQ2L</text:p>
          </table:table-cell>
          <table:table-cell table:number-columns-repeated="1013"/>
        </table:table-row>
        <table:table-row table:style-name="ro5">
          <table:table-cell office:value-type="string" calcext:value-type="string">
            <text:p>LAN8720A-CP</text:p>
          </table:table-cell>
          <table:table-cell office:value-type="float" office:value="1" calcext:value-type="float">
            <text:p>1</text:p>
          </table:table-cell>
          <table:table-cell office:value-type="string" calcext:value-type="string">
            <text:p>U1</text:p>
          </table:table-cell>
          <table:table-cell table:style-name="ce4" office:value-type="string" calcext:value-type="string">
            <text:p>Ethernet PHY</text:p>
          </table:table-cell>
          <table:table-cell table:style-name="ce8" table:formula="of:=HYPERLINK(&quot;http://www.digikey.com/product-search/en?KeyWords=&quot;&amp;[.J76];[.J76])" office:value-type="string" office:string-value="LAN8720A-CP-CT-ND" calcext:value-type="string">
            <text:p>LAN8720A-CP-CT-ND</text:p>
          </table:table-cell>
          <table:table-cell table:style-name="ce8" table:formula="of:=HYPERLINK(&quot;http://ar.mouser.com/Search/Refine.aspx?Keyword=&quot;&amp;[.K76];[.K76])" office:value-type="string" office:string-value="886-LAN8720A-CP-TR" calcext:value-type="string">
            <text:p>886-LAN8720A-CP-TR</text:p>
          </table:table-cell>
          <table:table-cell table:formula="of:=100*[.B76]" office:value-type="float" office:value="100" calcext:value-type="float">
            <text:p>100</text:p>
          </table:table-cell>
          <table:table-cell table:style-name="ce17" office:value-type="float" office:value="0.76" calcext:value-type="float">
            <text:p><text:s/>$0,76000 </text:p>
          </table:table-cell>
          <table:table-cell table:style-name="ce17" table:formula="of:=[.B76]*[.H76]" office:value-type="float" office:value="0.76" calcext:value-type="float">
            <text:p><text:s/>$0,76000 </text:p>
          </table:table-cell>
          <table:table-cell office:value-type="string" calcext:value-type="string">
            <text:p>LAN8720A-CP-CT-ND</text:p>
          </table:table-cell>
          <table:table-cell office:value-type="string" calcext:value-type="string">
            <text:p>886-LAN8720A-CP-TR</text:p>
          </table:table-cell>
          <table:table-cell table:number-columns-repeated="1013"/>
        </table:table-row>
        <table:table-row table:style-name="ro5">
          <table:table-cell office:value-type="string" calcext:value-type="string">
            <text:p>ST3232E</text:p>
          </table:table-cell>
          <table:table-cell office:value-type="float" office:value="1" calcext:value-type="float">
            <text:p>1</text:p>
          </table:table-cell>
          <table:table-cell office:value-type="string" calcext:value-type="string">
            <text:p>U6</text:p>
          </table:table-cell>
          <table:table-cell table:style-name="ce4" office:value-type="string" calcext:value-type="string">
            <text:p>Transceiver RS232 16-TSSOP </text:p>
          </table:table-cell>
          <table:table-cell table:style-name="ce8" table:formula="of:=HYPERLINK(&quot;http://www.digikey.com/product-search/en?KeyWords=&quot;&amp;[.J77];[.J77])" office:value-type="string" office:string-value="497-6538-1-ND" calcext:value-type="string">
            <text:p>497-6538-1-ND</text:p>
          </table:table-cell>
          <table:table-cell table:style-name="ce8" table:formula="of:=HYPERLINK(&quot;http://ar.mouser.com/Search/Refine.aspx?Keyword=&quot;&amp;[.K77];[.K77])" office:value-type="string" office:string-value="511-ST3232EC" calcext:value-type="string">
            <text:p>511-ST3232EC</text:p>
          </table:table-cell>
          <table:table-cell table:formula="of:=100*[.B77]" office:value-type="float" office:value="100" calcext:value-type="float">
            <text:p>100</text:p>
          </table:table-cell>
          <table:table-cell table:style-name="ce17" office:value-type="float" office:value="0.7182" calcext:value-type="float">
            <text:p><text:s/>$0,71820 </text:p>
          </table:table-cell>
          <table:table-cell table:style-name="ce17" table:formula="of:=[.B77]*[.H77]" office:value-type="float" office:value="0.7182" calcext:value-type="float">
            <text:p><text:s/>$0,71820 </text:p>
          </table:table-cell>
          <table:table-cell office:value-type="string" calcext:value-type="string">
            <text:p>497-6538-1-ND</text:p>
          </table:table-cell>
          <table:table-cell office:value-type="string" calcext:value-type="string">
            <text:p>511-ST3232EC</text:p>
          </table:table-cell>
          <table:table-cell table:number-columns-repeated="1013"/>
        </table:table-row>
        <table:table-row table:style-name="ro5">
          <table:table-cell office:value-type="string" calcext:value-type="string">
            <text:p>TJA1040</text:p>
          </table:table-cell>
          <table:table-cell office:value-type="float" office:value="1" calcext:value-type="float">
            <text:p>1</text:p>
          </table:table-cell>
          <table:table-cell office:value-type="string" calcext:value-type="string">
            <text:p>U7</text:p>
          </table:table-cell>
          <table:table-cell table:style-name="ce4" office:value-type="string" calcext:value-type="string">
            <text:p>Transceiver CAN 8-SOIC</text:p>
          </table:table-cell>
          <table:table-cell table:style-name="ce8" table:formula="of:=HYPERLINK(&quot;http://www.digikey.com/product-search/en?KeyWords=&quot;&amp;[.J78];[.J78])" office:value-type="string" office:string-value="568-10289-1-ND" calcext:value-type="string">
            <text:p>568-10289-1-ND</text:p>
          </table:table-cell>
          <table:table-cell table:style-name="ce8" table:formula="of:=HYPERLINK(&quot;http://ar.mouser.com/Search/Refine.aspx?Keyword=&quot;&amp;[.K78];[.K78])" office:value-type="string" office:string-value="579-MCP2561-E/SN" calcext:value-type="string">
            <text:p>579-MCP2561-E/SN</text:p>
          </table:table-cell>
          <table:table-cell table:formula="of:=100*[.B78]" office:value-type="float" office:value="100" calcext:value-type="float">
            <text:p>100</text:p>
          </table:table-cell>
          <table:table-cell table:style-name="ce17" office:value-type="float" office:value="0.9233" calcext:value-type="float">
            <text:p><text:s/>$0,92330 </text:p>
          </table:table-cell>
          <table:table-cell table:style-name="ce17" table:formula="of:=[.B78]*[.H78]" office:value-type="float" office:value="0.9233" calcext:value-type="float">
            <text:p><text:s/>$0,92330 </text:p>
          </table:table-cell>
          <table:table-cell office:value-type="string" calcext:value-type="string">
            <text:p>568-10289-1-ND</text:p>
          </table:table-cell>
          <table:table-cell office:value-type="string" calcext:value-type="string">
            <text:p>579-MCP2561-E/SN</text:p>
          </table:table-cell>
          <table:table-cell table:number-columns-repeated="1013"/>
        </table:table-row>
        <table:table-row table:style-name="ro5">
          <table:table-cell office:value-type="string" calcext:value-type="string">
            <text:p>PESD1CAN</text:p>
          </table:table-cell>
          <table:table-cell office:value-type="float" office:value="1" calcext:value-type="float">
            <text:p>1</text:p>
          </table:table-cell>
          <table:table-cell office:value-type="string" calcext:value-type="string">
            <text:p>U8</text:p>
          </table:table-cell>
          <table:table-cell table:style-name="ce4" office:value-type="string" calcext:value-type="string">
            <text:p>TVS para CAN</text:p>
          </table:table-cell>
          <table:table-cell table:style-name="ce8" table:formula="of:=HYPERLINK(&quot;http://www.digikey.com/product-search/en?KeyWords=&quot;&amp;[.J79];[.J79])" office:value-type="string" office:string-value="568-4032-1-ND" calcext:value-type="string">
            <text:p>568-4032-1-ND</text:p>
          </table:table-cell>
          <table:table-cell table:style-name="ce8" table:formula="of:=HYPERLINK(&quot;http://ar.mouser.com/Search/Refine.aspx?Keyword=&quot;&amp;[.K79];[.K79])" office:value-type="string" office:string-value="771-PESD1CAN-T/R" calcext:value-type="string">
            <text:p>771-PESD1CAN-T/R</text:p>
          </table:table-cell>
          <table:table-cell table:formula="of:=100*[.B79]" office:value-type="float" office:value="100" calcext:value-type="float">
            <text:p>100</text:p>
          </table:table-cell>
          <table:table-cell table:style-name="ce17" office:value-type="float" office:value="0.2537" calcext:value-type="float">
            <text:p><text:s/>$0,25370 </text:p>
          </table:table-cell>
          <table:table-cell table:style-name="ce17" table:formula="of:=[.B79]*[.H79]" office:value-type="float" office:value="0.2537" calcext:value-type="float">
            <text:p><text:s/>$0,25370 </text:p>
          </table:table-cell>
          <table:table-cell office:value-type="string" calcext:value-type="string">
            <text:p>568-4032-1-ND</text:p>
          </table:table-cell>
          <table:table-cell office:value-type="string" calcext:value-type="string">
            <text:p>771-PESD1CAN-T/R</text:p>
          </table:table-cell>
          <table:table-cell table:number-columns-repeated="1013"/>
        </table:table-row>
        <table:table-row table:style-name="ro5">
          <table:table-cell office:value-type="string" calcext:value-type="string">
            <text:p>MIC2025-2YM</text:p>
          </table:table-cell>
          <table:table-cell office:value-type="float" office:value="1" calcext:value-type="float">
            <text:p>1</text:p>
          </table:table-cell>
          <table:table-cell office:value-type="string" calcext:value-type="string">
            <text:p>U10</text:p>
          </table:table-cell>
          <table:table-cell table:style-name="ce4" office:value-type="string" calcext:value-type="string">
            <text:p>Switch USB 8-TSSOP</text:p>
          </table:table-cell>
          <table:table-cell table:style-name="ce8" table:formula="of:=HYPERLINK(&quot;http://www.digikey.com/product-search/en?KeyWords=&quot;&amp;[.J80];[.J80])" office:value-type="string" office:string-value="576-1058-ND" calcext:value-type="string">
            <text:p>576-1058-ND</text:p>
          </table:table-cell>
          <table:table-cell table:style-name="ce8" table:formula="of:=HYPERLINK(&quot;http://ar.mouser.com/Search/Refine.aspx?Keyword=&quot;&amp;[.K80];[.K80])" office:value-type="string" office:string-value="998-MIC2025-2YMTR" calcext:value-type="string">
            <text:p>998-MIC2025-2YMTR</text:p>
          </table:table-cell>
          <table:table-cell table:formula="of:=100*[.B80]" office:value-type="float" office:value="100" calcext:value-type="float">
            <text:p>100</text:p>
          </table:table-cell>
          <table:table-cell table:style-name="ce17" office:value-type="float" office:value="0.7671" calcext:value-type="float">
            <text:p><text:s/>$0,76710 </text:p>
          </table:table-cell>
          <table:table-cell table:style-name="ce17" table:formula="of:=[.B80]*[.H80]" office:value-type="float" office:value="0.7671" calcext:value-type="float">
            <text:p><text:s/>$0,76710 </text:p>
          </table:table-cell>
          <table:table-cell office:value-type="string" calcext:value-type="string">
            <text:p>576-1058-ND</text:p>
          </table:table-cell>
          <table:table-cell office:value-type="string" calcext:value-type="string">
            <text:p>998-MIC2025-2YMTR</text:p>
          </table:table-cell>
          <table:table-cell table:number-columns-repeated="1013"/>
        </table:table-row>
        <table:table-row table:style-name="ro5">
          <table:table-cell office:value-type="string" calcext:value-type="string">
            <text:p>MCP6024</text:p>
          </table:table-cell>
          <table:table-cell office:value-type="float" office:value="1" calcext:value-type="float">
            <text:p>1</text:p>
          </table:table-cell>
          <table:table-cell office:value-type="string" calcext:value-type="string">
            <text:p>U11</text:p>
          </table:table-cell>
          <table:table-cell table:style-name="ce4" office:value-type="string" calcext:value-type="string">
            <text:p>OpAmp 14-TSSOP</text:p>
          </table:table-cell>
          <table:table-cell table:style-name="ce8" table:formula="of:=HYPERLINK(&quot;http://www.digikey.com/product-search/en?KeyWords=&quot;&amp;[.J81];[.J81])" office:value-type="string" office:string-value="MCP6024-I/ST-ND" calcext:value-type="string">
            <text:p>MCP6024-I/ST-ND</text:p>
          </table:table-cell>
          <table:table-cell table:style-name="ce8" table:formula="of:=HYPERLINK(&quot;http://ar.mouser.com/Search/Refine.aspx?Keyword=&quot;&amp;[.K81];[.K81])" office:value-type="string" office:string-value="579-MCP6024-I/ST" calcext:value-type="string">
            <text:p>579-MCP6024-I/ST</text:p>
          </table:table-cell>
          <table:table-cell table:formula="of:=100*[.B81]" office:value-type="float" office:value="100" calcext:value-type="float">
            <text:p>100</text:p>
          </table:table-cell>
          <table:table-cell table:style-name="ce17" office:value-type="float" office:value="1.44" calcext:value-type="float">
            <text:p><text:s/>$1,44000 </text:p>
          </table:table-cell>
          <table:table-cell table:style-name="ce17" table:formula="of:=[.B81]*[.H81]" office:value-type="float" office:value="1.44" calcext:value-type="float">
            <text:p><text:s/>$1,44000 </text:p>
          </table:table-cell>
          <table:table-cell office:value-type="string" calcext:value-type="string">
            <text:p>MCP6024-I/ST-ND</text:p>
          </table:table-cell>
          <table:table-cell office:value-type="string" calcext:value-type="string">
            <text:p>579-MCP6024-I/ST</text:p>
          </table:table-cell>
          <table:table-cell table:number-columns-repeated="1013"/>
        </table:table-row>
        <table:table-row table:style-name="ro5">
          <table:table-cell office:value-type="string" calcext:value-type="string">
            <text:p>24AA1025</text:p>
          </table:table-cell>
          <table:table-cell office:value-type="float" office:value="1" calcext:value-type="float">
            <text:p>1</text:p>
          </table:table-cell>
          <table:table-cell office:value-type="string" calcext:value-type="string">
            <text:p>U12</text:p>
          </table:table-cell>
          <table:table-cell table:style-name="ce4" office:value-type="string" calcext:value-type="string">
            <text:p>EEPROM 1Mb</text:p>
          </table:table-cell>
          <table:table-cell table:style-name="ce8" table:formula="of:=HYPERLINK(&quot;http://www.digikey.com/product-search/en?KeyWords=&quot;&amp;[.J82];[.J82])" office:value-type="string" office:string-value="24AA1025-I/SN-ND" calcext:value-type="string">
            <text:p>24AA1025-I/SN-ND</text:p>
          </table:table-cell>
          <table:table-cell table:style-name="ce8" table:formula="of:=HYPERLINK(&quot;http://ar.mouser.com/Search/Refine.aspx?Keyword=&quot;&amp;[.K82];[.K82])" office:value-type="string" office:string-value="579-24AA1025T-I/SN" calcext:value-type="string">
            <text:p>579-24AA1025T-I/SN</text:p>
          </table:table-cell>
          <table:table-cell table:formula="of:=100*[.B82]" office:value-type="float" office:value="100" calcext:value-type="float">
            <text:p>100</text:p>
          </table:table-cell>
          <table:table-cell table:style-name="ce17" office:value-type="float" office:value="2.675" calcext:value-type="float">
            <text:p><text:s/>$2,67500 </text:p>
          </table:table-cell>
          <table:table-cell table:style-name="ce17" table:formula="of:=[.B82]*[.H82]" office:value-type="float" office:value="2.675" calcext:value-type="float">
            <text:p><text:s/>$2,67500 </text:p>
          </table:table-cell>
          <table:table-cell office:value-type="string" calcext:value-type="string">
            <text:p>24AA1025-I/SN-ND</text:p>
          </table:table-cell>
          <table:table-cell office:value-type="string" calcext:value-type="string">
            <text:p>579-24AA1025T-I/SN</text:p>
          </table:table-cell>
          <table:table-cell table:number-columns-repeated="1013"/>
        </table:table-row>
        <table:table-row table:style-name="ro5">
          <table:table-cell office:value-type="string" calcext:value-type="string">
            <text:p>24AA025E48</text:p>
          </table:table-cell>
          <table:table-cell office:value-type="float" office:value="1" calcext:value-type="float">
            <text:p>1</text:p>
          </table:table-cell>
          <table:table-cell office:value-type="string" calcext:value-type="string">
            <text:p>U13</text:p>
          </table:table-cell>
          <table:table-cell table:style-name="ce4" office:value-type="string" calcext:value-type="string">
            <text:p>EEPROM 2kb</text:p>
          </table:table-cell>
          <table:table-cell table:style-name="ce8" table:formula="of:=HYPERLINK(&quot;http://www.digikey.com/product-search/en?KeyWords=&quot;&amp;[.J83];[.J83])" office:value-type="string" office:string-value="24AA025E48-I/SN-ND" calcext:value-type="string">
            <text:p>24AA025E48-I/SN-ND</text:p>
          </table:table-cell>
          <table:table-cell table:style-name="ce8" table:formula="of:=HYPERLINK(&quot;http://ar.mouser.com/Search/Refine.aspx?Keyword=&quot;&amp;[.K83];[.K83])" office:value-type="string" office:string-value="579-24AA025E48T-I/SN" calcext:value-type="string">
            <text:p>579-24AA025E48T-I/SN</text:p>
          </table:table-cell>
          <table:table-cell table:formula="of:=100*[.B83]" office:value-type="float" office:value="100" calcext:value-type="float">
            <text:p>100</text:p>
          </table:table-cell>
          <table:table-cell table:style-name="ce17" office:value-type="float" office:value="0.2652" calcext:value-type="float">
            <text:p><text:s/>$0,26520 </text:p>
          </table:table-cell>
          <table:table-cell table:style-name="ce17" table:formula="of:=[.B83]*[.H83]" office:value-type="float" office:value="0.2652" calcext:value-type="float">
            <text:p><text:s/>$0,26520 </text:p>
          </table:table-cell>
          <table:table-cell office:value-type="string" calcext:value-type="string">
            <text:p>24AA025E48-I/SN-ND</text:p>
          </table:table-cell>
          <table:table-cell office:value-type="string" calcext:value-type="string">
            <text:p>579-24AA025E48T-I/SN</text:p>
          </table:table-cell>
          <table:table-cell table:number-columns-repeated="1013"/>
        </table:table-row>
        <table:table-row table:style-name="ro5">
          <table:table-cell office:value-type="string" calcext:value-type="string">
            <text:p>TXB0108</text:p>
          </table:table-cell>
          <table:table-cell office:value-type="float" office:value="1" calcext:value-type="float">
            <text:p>1</text:p>
          </table:table-cell>
          <table:table-cell office:value-type="string" calcext:value-type="string">
            <text:p>U14</text:p>
          </table:table-cell>
          <table:table-cell table:style-name="ce4" office:value-type="string" calcext:value-type="string">
            <text:p>Buffer bidireccional 20-TSSOP</text:p>
          </table:table-cell>
          <table:table-cell table:style-name="ce8" table:formula="of:=HYPERLINK(&quot;http://www.digikey.com/product-search/en?KeyWords=&quot;&amp;[.J84];[.J84])" office:value-type="string" office:string-value="296-21527-1-ND" calcext:value-type="string">
            <text:p>296-21527-1-ND</text:p>
          </table:table-cell>
          <table:table-cell table:style-name="ce8" table:formula="of:=HYPERLINK(&quot;http://ar.mouser.com/Search/Refine.aspx?Keyword=&quot;&amp;[.K84];[.K84])" office:value-type="string" office:string-value="595-TXB0108PWR" calcext:value-type="string">
            <text:p>595-TXB0108PWR</text:p>
          </table:table-cell>
          <table:table-cell table:formula="of:=100*[.B84]" office:value-type="float" office:value="100" calcext:value-type="float">
            <text:p>100</text:p>
          </table:table-cell>
          <table:table-cell table:style-name="ce17" office:value-type="float" office:value="1.6704" calcext:value-type="float">
            <text:p><text:s/>$1,67040 </text:p>
          </table:table-cell>
          <table:table-cell table:style-name="ce17" table:formula="of:=[.B84]*[.H84]" office:value-type="float" office:value="1.6704" calcext:value-type="float">
            <text:p><text:s/>$1,67040 </text:p>
          </table:table-cell>
          <table:table-cell office:value-type="string" calcext:value-type="string">
            <text:p>296-21527-1-ND</text:p>
          </table:table-cell>
          <table:table-cell office:value-type="string" calcext:value-type="string">
            <text:p>595-TXB0108PWR</text:p>
          </table:table-cell>
          <table:table-cell table:number-columns-repeated="1013"/>
        </table:table-row>
        <table:table-row table:style-name="ro5">
          <table:table-cell office:value-type="string" calcext:value-type="string">
            <text:p>IS42S16400F</text:p>
          </table:table-cell>
          <table:table-cell office:value-type="float" office:value="1" calcext:value-type="float">
            <text:p>1</text:p>
          </table:table-cell>
          <table:table-cell office:value-type="string" calcext:value-type="string">
            <text:p>U15</text:p>
          </table:table-cell>
          <table:table-cell table:style-name="ce4" office:value-type="string" calcext:value-type="string">
            <text:p>SDRAM 64Mb 54-TSOP</text:p>
          </table:table-cell>
          <table:table-cell table:style-name="ce8" table:formula="of:=HYPERLINK(&quot;http://www.digikey.com/product-search/en?KeyWords=&quot;&amp;[.J85];[.J85])" office:value-type="string" office:string-value="706-1077-ND" calcext:value-type="string">
            <text:p>706-1077-ND</text:p>
          </table:table-cell>
          <table:table-cell table:style-name="ce8" table:formula="of:=HYPERLINK(&quot;http://ar.mouser.com/Search/Refine.aspx?Keyword=&quot;&amp;[.K85];[.K85])" office:value-type="string" office:string-value="870-42S16400F-7TLI" calcext:value-type="string">
            <text:p>870-42S16400F-7TLI</text:p>
          </table:table-cell>
          <table:table-cell table:formula="of:=100*[.B85]" office:value-type="float" office:value="100" calcext:value-type="float">
            <text:p>100</text:p>
          </table:table-cell>
          <table:table-cell table:style-name="ce17" office:value-type="float" office:value="2.412" calcext:value-type="float">
            <text:p><text:s/>$2,41200 </text:p>
          </table:table-cell>
          <table:table-cell table:style-name="ce17" table:formula="of:=[.B85]*[.H85]" office:value-type="float" office:value="2.412" calcext:value-type="float">
            <text:p><text:s/>$2,41200 </text:p>
          </table:table-cell>
          <table:table-cell office:value-type="string" calcext:value-type="string">
            <text:p>706-1077-ND</text:p>
          </table:table-cell>
          <table:table-cell office:value-type="string" calcext:value-type="string">
            <text:p>870-42S16400F-7TLI</text:p>
          </table:table-cell>
          <table:table-cell table:number-columns-repeated="1013"/>
        </table:table-row>
        <table:table-row table:style-name="ro5">
          <table:table-cell office:value-type="string" calcext:value-type="string">
            <text:p>FT2232H</text:p>
          </table:table-cell>
          <table:table-cell office:value-type="float" office:value="1" calcext:value-type="float">
            <text:p>1</text:p>
          </table:table-cell>
          <table:table-cell office:value-type="string" calcext:value-type="string">
            <text:p>U17</text:p>
          </table:table-cell>
          <table:table-cell table:style-name="ce4" office:value-type="string" calcext:value-type="string">
            <text:p>USB IC 64-LQFP</text:p>
          </table:table-cell>
          <table:table-cell table:style-name="ce8" table:formula="of:=HYPERLINK(&quot;http://www.digikey.com/product-search/en?KeyWords=&quot;&amp;[.J86];[.J86])" office:value-type="string" office:string-value="768-1024-1-ND" calcext:value-type="string">
            <text:p>768-1024-1-ND</text:p>
          </table:table-cell>
          <table:table-cell table:style-name="ce8" table:formula="of:=HYPERLINK(&quot;http://ar.mouser.com/Search/Refine.aspx?Keyword=&quot;&amp;[.K86];[.K86])" office:value-type="string" office:string-value="895-FT2232HL" calcext:value-type="string">
            <text:p>895-FT2232HL</text:p>
          </table:table-cell>
          <table:table-cell table:formula="of:=100*[.B86]" office:value-type="float" office:value="100" calcext:value-type="float">
            <text:p>100</text:p>
          </table:table-cell>
          <table:table-cell table:style-name="ce17" office:value-type="float" office:value="5.4" calcext:value-type="float">
            <text:p><text:s/>$5,40000 </text:p>
          </table:table-cell>
          <table:table-cell table:style-name="ce17" table:formula="of:=[.B86]*[.H86]" office:value-type="float" office:value="5.4" calcext:value-type="float">
            <text:p><text:s/>$5,40000 </text:p>
          </table:table-cell>
          <table:table-cell office:value-type="string" calcext:value-type="string">
            <text:p>768-1024-1-ND</text:p>
          </table:table-cell>
          <table:table-cell office:value-type="string" calcext:value-type="string">
            <text:p>895-FT2232HL</text:p>
          </table:table-cell>
          <table:table-cell table:number-columns-repeated="1013"/>
        </table:table-row>
        <table:table-row table:style-name="ro5">
          <table:table-cell office:value-type="string" calcext:value-type="string">
            <text:p>LM358</text:p>
          </table:table-cell>
          <table:table-cell office:value-type="float" office:value="1" calcext:value-type="float">
            <text:p>1</text:p>
          </table:table-cell>
          <table:table-cell office:value-type="string" calcext:value-type="string">
            <text:p>U18</text:p>
          </table:table-cell>
          <table:table-cell office:value-type="string" calcext:value-type="string">
            <text:p>Dual OpAmp</text:p>
          </table:table-cell>
          <table:table-cell table:style-name="ce8" table:formula="of:=HYPERLINK(&quot;http://www.digikey.com/product-search/en?KeyWords=&quot;&amp;[.J87];[.J87])" office:value-type="string" office:string-value="LM358DGOS-ND" calcext:value-type="string">
            <text:p>LM358DGOS-ND</text:p>
          </table:table-cell>
          <table:table-cell table:style-name="ce8" table:formula="of:=HYPERLINK(&quot;http://ar.mouser.com/Search/Refine.aspx?Keyword=&quot;&amp;[.K87];[.K87])" office:value-type="string" office:string-value="863-LM358DG" calcext:value-type="string">
            <text:p>863-LM358DG</text:p>
          </table:table-cell>
          <table:table-cell table:formula="of:=100*[.B87]" office:value-type="float" office:value="100" calcext:value-type="float">
            <text:p>100</text:p>
          </table:table-cell>
          <table:table-cell table:style-name="ce17" office:value-type="float" office:value="0.2605" calcext:value-type="float">
            <text:p><text:s/>$0,26050 </text:p>
          </table:table-cell>
          <table:table-cell table:style-name="ce17" table:formula="of:=[.B87]*[.H87]" office:value-type="float" office:value="0.2605" calcext:value-type="float">
            <text:p><text:s/>$0,26050 </text:p>
          </table:table-cell>
          <table:table-cell office:value-type="string" calcext:value-type="string">
            <text:p>LM358DGOS-ND</text:p>
          </table:table-cell>
          <table:table-cell office:value-type="string" calcext:value-type="string">
            <text:p>863-LM358DG</text:p>
          </table:table-cell>
          <table:table-cell table:number-columns-repeated="1013"/>
        </table:table-row>
        <table:table-row table:style-name="ro5">
          <table:table-cell office:value-type="string" calcext:value-type="string">
            <text:p>93C46</text:p>
          </table:table-cell>
          <table:table-cell office:value-type="float" office:value="1" calcext:value-type="float">
            <text:p>1</text:p>
          </table:table-cell>
          <table:table-cell office:value-type="string" calcext:value-type="string">
            <text:p>U19</text:p>
          </table:table-cell>
          <table:table-cell table:style-name="ce4" office:value-type="string" calcext:value-type="string">
            <text:p>EEPROM 8-TSSOP, MicroWire</text:p>
          </table:table-cell>
          <table:table-cell table:style-name="ce8" table:formula="of:=HYPERLINK(&quot;http://www.digikey.com/product-search/en?KeyWords=&quot;&amp;[.J88];[.J88])" office:value-type="string" office:string-value="AT93C46DN-SH-B-ND" calcext:value-type="string">
            <text:p>AT93C46DN-SH-B-ND</text:p>
          </table:table-cell>
          <table:table-cell table:style-name="ce8" table:formula="of:=HYPERLINK(&quot;http://ar.mouser.com/Search/Refine.aspx?Keyword=&quot;&amp;[.K88];[.K88])" office:value-type="string" office:string-value="579-93C46A-E/SN" calcext:value-type="string">
            <text:p>579-93C46A-E/SN</text:p>
          </table:table-cell>
          <table:table-cell table:formula="of:=100*[.B88]" office:value-type="float" office:value="100" calcext:value-type="float">
            <text:p>100</text:p>
          </table:table-cell>
          <table:table-cell table:style-name="ce17" office:value-type="float" office:value="0.2086" calcext:value-type="float">
            <text:p><text:s/>$0,20860 </text:p>
          </table:table-cell>
          <table:table-cell table:style-name="ce17" table:formula="of:=[.B88]*[.H88]" office:value-type="float" office:value="0.2086" calcext:value-type="float">
            <text:p><text:s/>$0,20860 </text:p>
          </table:table-cell>
          <table:table-cell office:value-type="string" calcext:value-type="string">
            <text:p>AT93C46DN-SH-B-ND</text:p>
          </table:table-cell>
          <table:table-cell office:value-type="string" calcext:value-type="string">
            <text:p>579-93C46A-E/SN</text:p>
          </table:table-cell>
          <table:table-cell table:number-columns-repeated="1013"/>
        </table:table-row>
        <table:table-row table:style-name="ro5">
          <table:table-cell office:value-type="string" calcext:value-type="string">
            <text:p>SN65HVD1176DR</text:p>
          </table:table-cell>
          <table:table-cell office:value-type="float" office:value="1" calcext:value-type="float">
            <text:p>1</text:p>
          </table:table-cell>
          <table:table-cell office:value-type="string" calcext:value-type="string">
            <text:p>U5</text:p>
          </table:table-cell>
          <table:table-cell table:style-name="ce4" office:value-type="string" calcext:value-type="string">
            <text:p>Transceiver RS485/Profibus 8-SOIC</text:p>
          </table:table-cell>
          <table:table-cell table:style-name="ce8" table:formula="of:=HYPERLINK(&quot;http://www.digikey.com/product-search/en?KeyWords=&quot;&amp;[.J89];[.J89])" office:value-type="string" office:string-value="296-26337-1-ND" calcext:value-type="string">
            <text:p>296-26337-1-ND</text:p>
          </table:table-cell>
          <table:table-cell table:style-name="ce8" table:formula="of:=HYPERLINK(&quot;http://ar.mouser.com/Search/Refine.aspx?Keyword=&quot;&amp;[.K89];[.K89])" office:value-type="string" office:string-value="595-SN65HVD1176DR" calcext:value-type="string">
            <text:p>595-SN65HVD1176DR</text:p>
          </table:table-cell>
          <table:table-cell table:formula="of:=100*[.B89]" office:value-type="float" office:value="100" calcext:value-type="float">
            <text:p>100</text:p>
          </table:table-cell>
          <table:table-cell table:style-name="ce17" office:value-type="float" office:value="3.1017" calcext:value-type="float">
            <text:p><text:s/>$3,10170 </text:p>
          </table:table-cell>
          <table:table-cell table:style-name="ce17" table:formula="of:=[.B89]*[.H89]" office:value-type="float" office:value="3.1017" calcext:value-type="float">
            <text:p><text:s/>$3,10170 </text:p>
          </table:table-cell>
          <table:table-cell office:value-type="string" calcext:value-type="string">
            <text:p>296-26337-1-ND</text:p>
          </table:table-cell>
          <table:table-cell office:value-type="string" calcext:value-type="string">
            <text:p>595-SN65HVD1176DR</text:p>
          </table:table-cell>
          <table:table-cell table:number-columns-repeated="1013"/>
        </table:table-row>
        <table:table-row table:style-name="ro5">
          <table:table-cell office:value-type="string" calcext:value-type="string">
            <text:p>SI502</text:p>
          </table:table-cell>
          <table:table-cell office:value-type="float" office:value="1" calcext:value-type="float">
            <text:p>1</text:p>
          </table:table-cell>
          <table:table-cell office:value-type="string" calcext:value-type="string">
            <text:p>U2</text:p>
          </table:table-cell>
          <table:table-cell table:style-name="ce4" office:value-type="string" calcext:value-type="string">
            <text:p>Oscilador 50MHz SMD</text:p>
          </table:table-cell>
          <table:table-cell table:style-name="ce8" table:formula="of:=HYPERLINK(&quot;http://www.digikey.com/product-search/en?KeyWords=&quot;&amp;[.J90];[.J90])" office:value-type="string" office:string-value="535-10829-1-ND" calcext:value-type="string">
            <text:p>535-10829-1-ND</text:p>
          </table:table-cell>
          <table:table-cell table:style-name="ce8" table:formula="of:=HYPERLINK(&quot;http://ar.mouser.com/Search/Refine.aspx?Keyword=&quot;&amp;[.K90];[.K90])" office:value-type="string" office:string-value="815-ASV-50.000M-E-T" calcext:value-type="string">
            <text:p>815-ASV-50.000M-E-T</text:p>
          </table:table-cell>
          <table:table-cell table:formula="of:=100*[.B90]" office:value-type="float" office:value="100" calcext:value-type="float">
            <text:p>100</text:p>
          </table:table-cell>
          <table:table-cell table:style-name="ce17" office:value-type="float" office:value="1.0017" calcext:value-type="float">
            <text:p><text:s/>$1,00170 </text:p>
          </table:table-cell>
          <table:table-cell table:style-name="ce17" table:formula="of:=[.B90]*[.H90]" office:value-type="float" office:value="1.0017" calcext:value-type="float">
            <text:p><text:s/>$1,00170 </text:p>
          </table:table-cell>
          <table:table-cell office:value-type="string" calcext:value-type="string">
            <text:p>535-10829-1-ND</text:p>
          </table:table-cell>
          <table:table-cell office:value-type="string" calcext:value-type="string">
            <text:p>815-ASV-50.000M-E-T</text:p>
          </table:table-cell>
          <table:table-cell table:number-columns-repeated="1013"/>
        </table:table-row>
        <table:table-row table:style-name="ro5">
          <table:table-cell office:value-type="string" calcext:value-type="string">
            <text:p>LM2596-5.0</text:p>
          </table:table-cell>
          <table:table-cell office:value-type="float" office:value="1" calcext:value-type="float">
            <text:p>1</text:p>
          </table:table-cell>
          <table:table-cell office:value-type="string" calcext:value-type="string">
            <text:p>U3</text:p>
          </table:table-cell>
          <table:table-cell table:style-name="ce4" office:value-type="string" calcext:value-type="string">
            <text:p>Regulador 5V TO263-5</text:p>
          </table:table-cell>
          <table:table-cell table:style-name="ce8" table:formula="of:=HYPERLINK(&quot;http://www.digikey.com/product-search/en?KeyWords=&quot;&amp;[.J91];[.J91])" office:value-type="string" office:string-value="LM2596SX-5.0/NOPBCT-ND" calcext:value-type="string">
            <text:p>LM2596SX-5.0/NOPBCT-ND</text:p>
          </table:table-cell>
          <table:table-cell table:style-name="ce8" table:formula="of:=HYPERLINK(&quot;http://ar.mouser.com/Search/Refine.aspx?Keyword=&quot;&amp;[.K91];[.K91])" office:value-type="string" office:string-value="926-LM2596SX-5.0NOPB" calcext:value-type="string">
            <text:p>926-LM2596SX-5.0NOPB</text:p>
          </table:table-cell>
          <table:table-cell table:formula="of:=100*[.B91]" office:value-type="float" office:value="100" calcext:value-type="float">
            <text:p>100</text:p>
          </table:table-cell>
          <table:table-cell table:style-name="ce17" office:value-type="float" office:value="3.4182" calcext:value-type="float">
            <text:p><text:s/>$3,41820 </text:p>
          </table:table-cell>
          <table:table-cell table:style-name="ce17" table:formula="of:=[.B91]*[.H91]" office:value-type="float" office:value="3.4182" calcext:value-type="float">
            <text:p><text:s/>$3,41820 </text:p>
          </table:table-cell>
          <table:table-cell office:value-type="string" calcext:value-type="string">
            <text:p>LM2596SX-5.0/NOPBCT-ND</text:p>
          </table:table-cell>
          <table:table-cell office:value-type="string" calcext:value-type="string">
            <text:p>926-LM2596SX-5.0NOPB</text:p>
          </table:table-cell>
          <table:table-cell table:number-columns-repeated="1013"/>
        </table:table-row>
        <table:table-row table:style-name="ro5">
          <table:table-cell office:value-type="string" calcext:value-type="string">
            <text:p>NCP1117ST33T3G</text:p>
          </table:table-cell>
          <table:table-cell office:value-type="float" office:value="1" calcext:value-type="float">
            <text:p>1</text:p>
          </table:table-cell>
          <table:table-cell office:value-type="string" calcext:value-type="string">
            <text:p>U4</text:p>
          </table:table-cell>
          <table:table-cell table:style-name="ce4" office:value-type="string" calcext:value-type="string">
            <text:p>Regulador 3.3V SOT223</text:p>
          </table:table-cell>
          <table:table-cell table:style-name="ce8" table:formula="of:=HYPERLINK(&quot;http://www.digikey.com/product-search/en?KeyWords=&quot;&amp;[.J92];[.J92])" office:value-type="string" office:string-value="NCP1117ST33T3GOSCT-ND" calcext:value-type="string">
            <text:p>NCP1117ST33T3GOSCT-ND</text:p>
          </table:table-cell>
          <table:table-cell table:style-name="ce8" table:formula="of:=HYPERLINK(&quot;http://ar.mouser.com/Search/Refine.aspx?Keyword=&quot;&amp;[.K92];[.K92])" office:value-type="string" office:string-value="863-NCP1117ST33T3G" calcext:value-type="string">
            <text:p>863-NCP1117ST33T3G</text:p>
          </table:table-cell>
          <table:table-cell table:formula="of:=100*[.B92]" office:value-type="float" office:value="100" calcext:value-type="float">
            <text:p>100</text:p>
          </table:table-cell>
          <table:table-cell table:style-name="ce17" office:value-type="float" office:value="0.3127" calcext:value-type="float">
            <text:p><text:s/>$0,31270 </text:p>
          </table:table-cell>
          <table:table-cell table:style-name="ce17" table:formula="of:=[.B92]*[.H92]" office:value-type="float" office:value="0.3127" calcext:value-type="float">
            <text:p><text:s/>$0,31270 </text:p>
          </table:table-cell>
          <table:table-cell office:value-type="string" calcext:value-type="string">
            <text:p>NCP1117ST33T3GOSCT-ND</text:p>
          </table:table-cell>
          <table:table-cell office:value-type="string" calcext:value-type="string">
            <text:p>863-NCP1117ST33T3G</text:p>
          </table:table-cell>
          <table:table-cell table:number-columns-repeated="1013"/>
        </table:table-row>
        <table:table-row table:style-name="ro5">
          <table:table-cell office:value-type="string" calcext:value-type="string">
            <text:p>PRTR5V0U2X</text:p>
          </table:table-cell>
          <table:table-cell office:value-type="float" office:value="1" calcext:value-type="float">
            <text:p>1</text:p>
          </table:table-cell>
          <table:table-cell office:value-type="string" calcext:value-type="string">
            <text:p>U9</text:p>
          </table:table-cell>
          <table:table-cell table:style-name="ce4" office:value-type="string" calcext:value-type="string">
            <text:p>TVS para USB</text:p>
          </table:table-cell>
          <table:table-cell table:style-name="ce8" table:formula="of:=HYPERLINK(&quot;http://www.digikey.com/product-search/en?KeyWords=&quot;&amp;[.J93];[.J93])" office:value-type="string" office:string-value="568-4140-1-ND" calcext:value-type="string">
            <text:p>568-4140-1-ND</text:p>
          </table:table-cell>
          <table:table-cell table:style-name="ce8" table:formula="of:=HYPERLINK(&quot;http://ar.mouser.com/Search/Refine.aspx?Keyword=&quot;&amp;[.K93];[.K93])" office:value-type="string" office:string-value="771-PRTR5V0U2X-T/R" calcext:value-type="string">
            <text:p>771-PRTR5V0U2X-T/R</text:p>
          </table:table-cell>
          <table:table-cell table:formula="of:=100*[.B93]" office:value-type="float" office:value="100" calcext:value-type="float">
            <text:p>100</text:p>
          </table:table-cell>
          <table:table-cell table:style-name="ce17" office:value-type="float" office:value="0.3578" calcext:value-type="float">
            <text:p><text:s/>$0,35780 </text:p>
          </table:table-cell>
          <table:table-cell table:style-name="ce17" table:formula="of:=[.B93]*[.H93]" office:value-type="float" office:value="0.3578" calcext:value-type="float">
            <text:p><text:s/>$0,35780 </text:p>
          </table:table-cell>
          <table:table-cell office:value-type="string" calcext:value-type="string">
            <text:p>568-4140-1-ND</text:p>
          </table:table-cell>
          <table:table-cell office:value-type="string" calcext:value-type="string">
            <text:p>771-PRTR5V0U2X-T/R</text:p>
          </table:table-cell>
          <table:table-cell table:number-columns-repeated="1013"/>
        </table:table-row>
        <table:table-row table:style-name="ro5">
          <table:table-cell office:value-type="string" calcext:value-type="string">
            <text:p>LPC4337JBD144</text:p>
          </table:table-cell>
          <table:table-cell office:value-type="float" office:value="1" calcext:value-type="float">
            <text:p>1</text:p>
          </table:table-cell>
          <table:table-cell office:value-type="string" calcext:value-type="string">
            <text:p>U16</text:p>
          </table:table-cell>
          <table:table-cell table:style-name="ce4" office:value-type="string" calcext:value-type="string">
            <text:p>Microcontrolador</text:p>
          </table:table-cell>
          <table:table-cell table:style-name="ce8" table:formula="of:=HYPERLINK(&quot;http://www.digikey.com/product-search/en?KeyWords=&quot;&amp;[.J94];[.J94])" office:value-type="string" office:string-value="568-10159-ND" calcext:value-type="string">
            <text:p>568-10159-ND</text:p>
          </table:table-cell>
          <table:table-cell table:style-name="ce8" table:formula="of:=HYPERLINK(&quot;http://ar.mouser.com/Search/Refine.aspx?Keyword=&quot;&amp;[.K94];[.K94])" office:value-type="string" office:string-value="771-LPC4337JBD144E" calcext:value-type="string">
            <text:p>771-LPC4337JBD144E</text:p>
          </table:table-cell>
          <table:table-cell table:formula="of:=100*[.B94]" office:value-type="float" office:value="100" calcext:value-type="float">
            <text:p>100</text:p>
          </table:table-cell>
          <table:table-cell table:style-name="ce17" office:value-type="float" office:value="11.05" calcext:value-type="float">
            <text:p><text:s/>$11,05000 </text:p>
          </table:table-cell>
          <table:table-cell table:style-name="ce17" table:formula="of:=[.B94]*[.H94]" office:value-type="float" office:value="11.05" calcext:value-type="float">
            <text:p><text:s/>$11,05000 </text:p>
          </table:table-cell>
          <table:table-cell office:value-type="string" calcext:value-type="string">
            <text:p>568-10159-ND</text:p>
          </table:table-cell>
          <table:table-cell office:value-type="string" calcext:value-type="string">
            <text:p>771-LPC4337JBD144E</text:p>
          </table:table-cell>
          <table:table-cell table:number-columns-repeated="1013"/>
        </table:table-row>
        <table:table-row table:style-name="ro5">
          <table:table-cell office:value-type="string" calcext:value-type="string">
            <text:p>S25FL032P0XMFI013</text:p>
          </table:table-cell>
          <table:table-cell office:value-type="float" office:value="1" calcext:value-type="float">
            <text:p>1</text:p>
          </table:table-cell>
          <table:table-cell office:value-type="string" calcext:value-type="string">
            <text:p>U20</text:p>
          </table:table-cell>
          <table:table-cell table:style-name="ce4" office:value-type="string" calcext:value-type="string">
            <text:p>Flash qSPI</text:p>
          </table:table-cell>
          <table:table-cell table:style-name="ce8" table:formula="of:=HYPERLINK(&quot;http://www.digikey.com/product-search/en?KeyWords=&quot;&amp;[.J95];[.J95])" office:value-type="string" office:string-value="S25FL032P0XMFI011-ND" calcext:value-type="string">
            <text:p>S25FL032P0XMFI011-ND</text:p>
          </table:table-cell>
          <table:table-cell table:style-name="ce8" table:formula="of:=HYPERLINK(&quot;http://ar.mouser.com/Search/Refine.aspx?Keyword=&quot;&amp;[.K95];[.K95])" office:value-type="string" office:string-value="797-S25FL032P0XMFI01" calcext:value-type="string">
            <text:p>797-S25FL032P0XMFI01</text:p>
          </table:table-cell>
          <table:table-cell table:formula="of:=100*[.B95]" office:value-type="float" office:value="100" calcext:value-type="float">
            <text:p>100</text:p>
          </table:table-cell>
          <table:table-cell table:style-name="ce17" office:value-type="float" office:value="0.4985" calcext:value-type="float">
            <text:p><text:s/>$0,49850 </text:p>
          </table:table-cell>
          <table:table-cell table:style-name="ce17" table:formula="of:=[.B95]*[.H95]" office:value-type="float" office:value="0.4985" calcext:value-type="float">
            <text:p><text:s/>$0,49850 </text:p>
          </table:table-cell>
          <table:table-cell office:value-type="string" calcext:value-type="string">
            <text:p>S25FL032P0XMFI011-ND</text:p>
          </table:table-cell>
          <table:table-cell office:value-type="string" calcext:value-type="string">
            <text:p>797-S25FL032P0XMFI01</text:p>
          </table:table-cell>
          <table:table-cell table:number-columns-repeated="1013"/>
        </table:table-row>
        <table:table-row table:style-name="ro5">
          <table:table-cell office:value-type="string" calcext:value-type="string">
            <text:p>32.768K</text:p>
          </table:table-cell>
          <table:table-cell office:value-type="float" office:value="1" calcext:value-type="float">
            <text:p>1</text:p>
          </table:table-cell>
          <table:table-cell office:value-type="string" calcext:value-type="string">
            <text:p>X1</text:p>
          </table:table-cell>
          <table:table-cell table:style-name="ce4" office:value-type="string" calcext:value-type="string">
            <text:p>Cristal SMD</text:p>
          </table:table-cell>
          <table:table-cell table:style-name="ce8" table:formula="of:=HYPERLINK(&quot;http://www.digikey.com/product-search/en?KeyWords=&quot;&amp;[.J96];[.J96])" office:value-type="string" office:string-value="535-9166-1-ND" calcext:value-type="string">
            <text:p>535-9166-1-ND</text:p>
          </table:table-cell>
          <table:table-cell table:style-name="ce8" table:formula="of:=HYPERLINK(&quot;http://ar.mouser.com/Search/Refine.aspx?Keyword=&quot;&amp;[.K96];[.K96])" office:value-type="string" office:string-value="815-ABS25-32.768KHZT" calcext:value-type="string">
            <text:p>815-ABS25-32.768KHZT</text:p>
          </table:table-cell>
          <table:table-cell table:formula="of:=100*[.B96]" office:value-type="float" office:value="100" calcext:value-type="float">
            <text:p>100</text:p>
          </table:table-cell>
          <table:table-cell table:style-name="ce17" office:value-type="float" office:value="0.432" calcext:value-type="float">
            <text:p><text:s/>$0,43200 </text:p>
          </table:table-cell>
          <table:table-cell table:style-name="ce17" table:formula="of:=[.B96]*[.H96]" office:value-type="float" office:value="0.432" calcext:value-type="float">
            <text:p><text:s/>$0,43200 </text:p>
          </table:table-cell>
          <table:table-cell office:value-type="string" calcext:value-type="string">
            <text:p>535-9166-1-ND</text:p>
          </table:table-cell>
          <table:table-cell office:value-type="string" calcext:value-type="string">
            <text:p>815-ABS25-32.768KHZT</text:p>
          </table:table-cell>
          <table:table-cell table:number-columns-repeated="1013"/>
        </table:table-row>
        <table:table-row table:style-name="ro5">
          <table:table-cell office:value-type="string" calcext:value-type="string">
            <text:p>12MHz</text:p>
          </table:table-cell>
          <table:table-cell office:value-type="float" office:value="2" calcext:value-type="float">
            <text:p>2</text:p>
          </table:table-cell>
          <table:table-cell office:value-type="string" calcext:value-type="string">
            <text:p>X2 X3</text:p>
          </table:table-cell>
          <table:table-cell table:style-name="ce4" office:value-type="string" calcext:value-type="string">
            <text:p>Cristal SMD</text:p>
          </table:table-cell>
          <table:table-cell table:style-name="ce8" table:formula="of:=HYPERLINK(&quot;http://www.digikey.com/product-search/en?KeyWords=&quot;&amp;[.J97];[.J97])" office:value-type="string" office:string-value="SER3683CT-ND" calcext:value-type="string">
            <text:p>SER3683CT-ND</text:p>
          </table:table-cell>
          <table:table-cell table:style-name="ce8" table:formula="of:=HYPERLINK(&quot;http://ar.mouser.com/Search/Refine.aspx?Keyword=&quot;&amp;[.K97];[.K97])" office:value-type="string" office:string-value="732-FA-238V12MB-W3" calcext:value-type="string">
            <text:p>732-FA-238V12MB-W3</text:p>
          </table:table-cell>
          <table:table-cell table:formula="of:=100*[.B97]" office:value-type="float" office:value="200" calcext:value-type="float">
            <text:p>200</text:p>
          </table:table-cell>
          <table:table-cell table:style-name="ce17" office:value-type="float" office:value="0.8" calcext:value-type="float">
            <text:p><text:s/>$0,80000 </text:p>
          </table:table-cell>
          <table:table-cell table:style-name="ce17" table:formula="of:=[.B97]*[.H97]" office:value-type="float" office:value="1.6" calcext:value-type="float">
            <text:p><text:s/>$1,60000 </text:p>
          </table:table-cell>
          <table:table-cell office:value-type="string" calcext:value-type="string">
            <text:p>SER3683CT-ND</text:p>
          </table:table-cell>
          <table:table-cell office:value-type="string" calcext:value-type="string">
            <text:p>732-FA-238V12MB-W3</text:p>
          </table:table-cell>
          <table:table-cell table:number-columns-repeated="1013"/>
        </table:table-row>
        <table:table-row table:style-name="ro5">
          <table:table-cell office:value-type="string" calcext:value-type="string">
            <text:p>SMBJ20CA</text:p>
          </table:table-cell>
          <table:table-cell office:value-type="float" office:value="4" calcext:value-type="float">
            <text:p>4</text:p>
          </table:table-cell>
          <table:table-cell office:value-type="string" calcext:value-type="string">
            <text:p>ZA2 ZA3 ZA4 ZA5</text:p>
          </table:table-cell>
          <table:table-cell table:style-name="ce4" office:value-type="string" calcext:value-type="string">
            <text:p>TVS SMD</text:p>
          </table:table-cell>
          <table:table-cell table:style-name="ce8" table:formula="of:=HYPERLINK(&quot;http://www.digikey.com/product-search/en?KeyWords=&quot;&amp;[.J98];[.J98])" office:value-type="string" office:string-value="P6SMB20CAT3GOSCT-ND" calcext:value-type="string">
            <text:p>P6SMB20CAT3GOSCT-ND</text:p>
          </table:table-cell>
          <table:table-cell table:style-name="ce8" table:formula="of:=HYPERLINK(&quot;http://ar.mouser.com/Search/Refine.aspx?Keyword=&quot;&amp;[.K98];[.K98])" office:value-type="string" office:string-value="576-P6SMB20CA" calcext:value-type="string">
            <text:p>576-P6SMB20CA</text:p>
          </table:table-cell>
          <table:table-cell table:formula="of:=100*[.B98]" office:value-type="float" office:value="400" calcext:value-type="float">
            <text:p>400</text:p>
          </table:table-cell>
          <table:table-cell table:style-name="ce17" office:value-type="float" office:value="0.24968" calcext:value-type="float">
            <text:p><text:s/>$0,24968 </text:p>
          </table:table-cell>
          <table:table-cell table:style-name="ce17" table:formula="of:=[.B98]*[.H98]" office:value-type="float" office:value="0.99872" calcext:value-type="float">
            <text:p><text:s/>$0,99872 </text:p>
          </table:table-cell>
          <table:table-cell office:value-type="string" calcext:value-type="string">
            <text:p>P6SMB20CAT3GOSCT-ND</text:p>
          </table:table-cell>
          <table:table-cell office:value-type="string" calcext:value-type="string">
            <text:p>576-P6SMB20CA</text:p>
          </table:table-cell>
          <table:table-cell table:number-columns-repeated="1013"/>
        </table:table-row>
        <table:table-row table:style-name="ro5">
          <table:table-cell office:value-type="string" calcext:value-type="string">
            <text:p>P6SMB33CA</text:p>
          </table:table-cell>
          <table:table-cell office:value-type="float" office:value="9" calcext:value-type="float">
            <text:p>9</text:p>
          </table:table-cell>
          <table:table-cell office:value-type="string" calcext:value-type="string">
            <text:p>ZA1 ZA6 ZA7 ZA8 ZA9 ZA10 ZA11 ZA12 ZA13</text:p>
          </table:table-cell>
          <table:table-cell table:style-name="ce4" office:value-type="string" calcext:value-type="string">
            <text:p>TVS SMD</text:p>
          </table:table-cell>
          <table:table-cell table:style-name="ce8" table:formula="of:=HYPERLINK(&quot;http://www.digikey.com/product-search/en?KeyWords=&quot;&amp;[.J99];[.J99])" office:value-type="string" office:string-value="P6SMB33CA-E3/52GICT-ND" calcext:value-type="string">
            <text:p>P6SMB33CA-E3/52GICT-ND</text:p>
          </table:table-cell>
          <table:table-cell table:style-name="ce8" table:formula="of:=HYPERLINK(&quot;http://ar.mouser.com/Search/Refine.aspx?Keyword=&quot;&amp;[.K99];[.K99])" office:value-type="string" office:string-value="576-P6SMB33CA" calcext:value-type="string">
            <text:p>576-P6SMB33CA</text:p>
          </table:table-cell>
          <table:table-cell table:formula="of:=100*[.B99]" office:value-type="float" office:value="900" calcext:value-type="float">
            <text:p>900</text:p>
          </table:table-cell>
          <table:table-cell table:style-name="ce17" office:value-type="float" office:value="0.22992" calcext:value-type="float">
            <text:p><text:s/>$0,22992 </text:p>
          </table:table-cell>
          <table:table-cell table:style-name="ce17" table:formula="of:=[.B99]*[.H99]" office:value-type="float" office:value="2.06928" calcext:value-type="float">
            <text:p><text:s/>$2,06928 </text:p>
          </table:table-cell>
          <table:table-cell office:value-type="string" calcext:value-type="string">
            <text:p>P6SMB33CA-E3/52GICT-ND</text:p>
          </table:table-cell>
          <table:table-cell office:value-type="string" calcext:value-type="string">
            <text:p>576-P6SMB33CA</text:p>
          </table:table-cell>
          <table:table-cell table:number-columns-repeated="1013"/>
        </table:table-row>
        <table:table-row table:style-name="ro5">
          <table:table-cell office:value-type="string" calcext:value-type="string">
            <text:p>SMAZ5V6</text:p>
          </table:table-cell>
          <table:table-cell office:value-type="float" office:value="1" calcext:value-type="float">
            <text:p>1</text:p>
          </table:table-cell>
          <table:table-cell office:value-type="string" calcext:value-type="string">
            <text:p>ZA14</text:p>
          </table:table-cell>
          <table:table-cell table:style-name="ce4" office:value-type="string" calcext:value-type="string">
            <text:p>Zener SMD</text:p>
          </table:table-cell>
          <table:table-cell table:style-name="ce8" table:formula="of:=HYPERLINK(&quot;http://www.digikey.com/product-search/en?KeyWords=&quot;&amp;[.J100];[.J100])" office:value-type="string" office:string-value="MMSZ5V6T1GOSCT-ND" calcext:value-type="string">
            <text:p>MMSZ5V6T1GOSCT-ND</text:p>
          </table:table-cell>
          <table:table-cell table:style-name="ce8" table:formula="of:=HYPERLINK(&quot;http://ar.mouser.com/Search/Refine.aspx?Keyword=&quot;&amp;[.K100];[.K100])" office:value-type="string" office:string-value="78-BZT52C5V6-E3-08" calcext:value-type="string">
            <text:p>78-BZT52C5V6-E3-08</text:p>
          </table:table-cell>
          <table:table-cell table:formula="of:=100*[.B100]" office:value-type="float" office:value="100" calcext:value-type="float">
            <text:p>100</text:p>
          </table:table-cell>
          <table:table-cell table:style-name="ce17" office:value-type="float" office:value="0.1247" calcext:value-type="float">
            <text:p><text:s/>$0,12470 </text:p>
          </table:table-cell>
          <table:table-cell table:style-name="ce17" table:formula="of:=[.B100]*[.H100]" office:value-type="float" office:value="0.1247" calcext:value-type="float">
            <text:p><text:s/>$0,12470 </text:p>
          </table:table-cell>
          <table:table-cell office:value-type="string" calcext:value-type="string">
            <text:p>MMSZ5V6T1GOSCT-ND</text:p>
          </table:table-cell>
          <table:table-cell office:value-type="string" calcext:value-type="string">
            <text:p>78-BZT52C5V6-E3-08</text:p>
          </table:table-cell>
          <table:table-cell table:number-columns-repeated="1013"/>
        </table:table-row>
        <table:table-row table:style-name="ro7">
          <table:table-cell table:style-name="ce4"/>
          <table:table-cell/>
          <table:table-cell table:style-name="ce4" table:number-columns-repeated="2"/>
          <table:table-cell/>
          <table:table-cell table:style-name="Default"/>
          <table:table-cell table:style-name="ce13" office:value-type="string" calcext:value-type="string" table:number-columns-spanned="2" table:number-rows-spanned="1">
            <text:p>Costo de componentes FOB:</text:p>
          </table:table-cell>
          <table:covered-table-cell table:style-name="ce12"/>
          <table:table-cell table:style-name="ce17" table:formula="of:=SUM([.I2:.I100])" office:value-type="float" office:value="94.2963" calcext:value-type="float">
            <text:p><text:s/>$94,29630 </text:p>
          </table:table-cell>
          <table:table-cell table:number-columns-repeated="1015"/>
        </table:table-row>
        <table:table-row table:style-name="ro7">
          <table:table-cell table:style-name="ce4"/>
          <table:table-cell/>
          <table:table-cell table:style-name="ce4" table:number-columns-repeated="2"/>
          <table:table-cell>
            <draw:custom-shape table:end-cell-address="'ciaa-nxp'.F109" table:end-x="4.328cm" table:end-y="0.276cm" draw:z-index="0" draw:name="1 CuadroTexto" draw:style-name="gr1" draw:text-style-name="P2" svg:width="7.033cm" svg:height="4.189cm" svg:x="1.709cm" svg:y="-0.558cm">
              <text:p text:style-name="P1"><text:span text:style-name="T1">Las celdas de fondo naranja pueden modificarse según las regulaciones y disponibilidad de proveedores de cada paí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2"/>
          <table:table-cell table:style-name="ce4" table:number-columns-repeated="2"/>
          <table:table-cell table:style-name="ce25"/>
          <table:table-cell table:number-columns-repeated="1014"/>
        </table:table-row>
        <table:table-row table:style-name="ro7">
          <table:table-cell table:style-name="ce4"/>
          <table:table-cell/>
          <table:table-cell table:style-name="ce4" table:number-columns-repeated="2"/>
          <table:table-cell/>
          <table:table-cell table:style-name="ce10" table:number-columns-repeated="2"/>
          <table:table-cell table:style-name="ce10" office:value-type="string" calcext:value-type="string">
            <text:p>Envío:</text:p>
          </table:table-cell>
          <table:table-cell table:style-name="ce20" office:value-type="float" office:value="40" calcext:value-type="float">
            <text:p><text:s/>$40,00 </text:p>
          </table:table-cell>
          <table:table-cell table:style-name="ce25"/>
          <table:table-cell table:number-columns-repeated="1014"/>
        </table:table-row>
        <table:table-row table:style-name="ro7">
          <table:table-cell table:style-name="ce4"/>
          <table:table-cell/>
          <table:table-cell table:style-name="ce4" table:number-columns-repeated="2"/>
          <table:table-cell/>
          <table:table-cell table:style-name="ce10"/>
          <table:table-cell table:style-name="ce14" office:value-type="string" calcext:value-type="string" table:number-columns-spanned="2" table:number-rows-spanned="1">
            <text:p>Impuestos de importación (%):</text:p>
          </table:table-cell>
          <table:covered-table-cell table:style-name="ce18"/>
          <table:table-cell table:style-name="ce21" office:value-type="percentage" office:value="0.3" calcext:value-type="percentage">
            <text:p>30%</text:p>
          </table:table-cell>
          <table:table-cell table:style-name="ce25"/>
          <table:table-cell table:number-columns-repeated="1014"/>
        </table:table-row>
        <table:table-row table:style-name="ro7">
          <table:table-cell table:style-name="ce4"/>
          <table:table-cell/>
          <table:table-cell table:style-name="ce4" table:number-columns-repeated="2"/>
          <table:table-cell table:number-columns-repeated="2"/>
          <table:table-cell table:style-name="ce10"/>
          <table:table-cell table:style-name="ce15" office:value-type="string" calcext:value-type="string">
            <text:p>Impuestos de importación ($):</text:p>
          </table:table-cell>
          <table:table-cell table:style-name="ce17" table:formula="of:=[.I104]*([.I101]+[.I103]/100)" office:value-type="float" office:value="28.40889" calcext:value-type="float">
            <text:p><text:s/>$28,40889 </text:p>
          </table:table-cell>
          <table:table-cell table:style-name="ce25"/>
          <table:table-cell table:number-columns-repeated="1014"/>
        </table:table-row>
        <table:table-row table:style-name="ro7">
          <table:table-cell table:style-name="ce4"/>
          <table:table-cell/>
          <table:table-cell table:style-name="ce4" table:number-columns-repeated="2"/>
          <table:table-cell table:number-columns-repeated="3"/>
          <table:table-cell table:style-name="ce4" table:number-columns-repeated="2"/>
          <table:table-cell table:number-columns-repeated="1015"/>
        </table:table-row>
        <table:table-row table:style-name="ro7">
          <table:table-cell table:style-name="ce4"/>
          <table:table-cell/>
          <table:table-cell table:style-name="ce4" table:number-columns-repeated="2"/>
          <table:table-cell table:number-columns-repeated="3"/>
          <table:table-cell table:style-name="ce10" office:value-type="string" calcext:value-type="string">
            <text:p>Montaje:</text:p>
          </table:table-cell>
          <table:table-cell table:style-name="ce22" office:value-type="string" office:string-value="tbd" calcext:value-type="string">
            <text:p>tbd </text:p>
          </table:table-cell>
          <table:table-cell table:style-name="ce26"/>
          <table:table-cell/>
          <table:table-cell table:style-name="ce28"/>
          <table:table-cell table:number-columns-repeated="1012"/>
        </table:table-row>
        <table:table-row table:style-name="ro7">
          <table:table-cell table:style-name="ce4"/>
          <table:table-cell/>
          <table:table-cell table:style-name="ce4" table:number-columns-repeated="2"/>
          <table:table-cell table:number-columns-repeated="3"/>
          <table:table-cell table:style-name="ce10" office:value-type="string" calcext:value-type="string">
            <text:p>PCB:</text:p>
          </table:table-cell>
          <table:table-cell table:style-name="ce22" office:value-type="string" office:string-value="tbd" calcext:value-type="string">
            <text:p>tbd </text:p>
          </table:table-cell>
          <table:table-cell table:style-name="ce26"/>
          <table:table-cell/>
          <table:table-cell table:style-name="ce28"/>
          <table:table-cell table:number-columns-repeated="1012"/>
        </table:table-row>
        <table:table-row table:style-name="ro7">
          <table:table-cell table:style-name="ce4"/>
          <table:table-cell/>
          <table:table-cell table:style-name="ce4" table:number-columns-repeated="2"/>
          <table:table-cell table:number-columns-repeated="3"/>
          <table:table-cell table:style-name="ce10" office:value-type="string" calcext:value-type="string">
            <text:p>Gabinete:</text:p>
          </table:table-cell>
          <table:table-cell table:style-name="ce22" office:value-type="string" office:string-value="tbd" calcext:value-type="string">
            <text:p>tbd </text:p>
          </table:table-cell>
          <table:table-cell table:style-name="ce26"/>
          <table:table-cell/>
          <table:table-cell table:style-name="ce28"/>
          <table:table-cell table:number-columns-repeated="1012"/>
        </table:table-row>
        <table:table-row table:style-name="ro7">
          <table:table-cell table:style-name="ce4"/>
          <table:table-cell/>
          <table:table-cell table:style-name="ce4" table:number-columns-repeated="2"/>
          <table:table-cell table:number-columns-repeated="3"/>
          <table:table-cell table:style-name="ce4" table:number-columns-repeated="2"/>
          <table:table-cell table:number-columns-repeated="1015"/>
        </table:table-row>
        <table:table-row table:style-name="ro7">
          <table:table-cell table:style-name="ce4"/>
          <table:table-cell/>
          <table:table-cell table:style-name="ce4" table:number-columns-repeated="2"/>
          <table:table-cell/>
          <table:table-cell table:style-name="ce11" office:value-type="string" calcext:value-type="string" table:number-columns-spanned="3" table:number-rows-spanned="1">
            <text:p>Costo por CIAA, fabricando 100 CIAAs:</text:p>
          </table:table-cell>
          <table:covered-table-cell table:number-columns-repeated="2" table:style-name="ce11"/>
          <table:table-cell table:style-name="ce23" table:formula="of:=SUM([.I107:.I109];[.I101];[.I105];[.I103]/100)" office:value-type="float" office:value="123.10519" calcext:value-type="float">
            <text:p><text:s/>$123,11 </text:p>
          </table:table-cell>
          <table:table-cell table:style-name="ce27"/>
          <table:table-cell table:number-columns-repeated="1014"/>
        </table:table-row>
        <table:table-row table:style-name="ro7">
          <table:table-cell table:style-name="ce4"/>
          <table:table-cell/>
          <table:table-cell table:style-name="ce4" table:number-columns-repeated="2"/>
          <table:table-cell table:number-columns-repeated="3"/>
          <table:table-cell table:style-name="ce4" table:number-columns-repeated="2"/>
          <table:table-cell table:number-columns-repeated="1015"/>
        </table:table-row>
        <table:table-row table:style-name="ro7">
          <table:table-cell table:style-name="ce5" office:value-type="string" calcext:value-type="string" table:number-columns-spanned="9" table:number-rows-spanned="1">
            <text:p>Opción: CIAA con Borneras Desmontables</text:p>
          </table:table-cell>
          <table:covered-table-cell table:number-columns-repeated="8" table:style-name="ce5"/>
          <table:table-cell table:number-columns-repeated="1015"/>
        </table:table-row>
        <table:table-row table:style-name="ro5">
          <table:table-cell office:value-type="string" calcext:value-type="string">
            <text:p>TBP_1X8</text:p>
          </table:table-cell>
          <table:table-cell office:value-type="float" office:value="4" calcext:value-type="float">
            <text:p>4</text:p>
          </table:table-cell>
          <table:table-cell/>
          <table:table-cell office:value-type="string" calcext:value-type="string">
            <text:p>Borneras enchufables 8P (bornes)</text:p>
          </table:table-cell>
          <table:table-cell table:style-name="ce8" table:formula="of:=HYPERLINK(&quot;http://www.digikey.com/product-search/en?KeyWords=&quot;&amp;[.J114];[.J114])" office:value-type="string" office:string-value="ED1723-ND" calcext:value-type="string">
            <text:p>ED1723-ND</text:p>
          </table:table-cell>
          <table:table-cell table:style-name="ce8" table:formula="of:=HYPERLINK(&quot;http://ar.mouser.com/Search/Refine.aspx?Keyword=&quot;&amp;[.K114];[.K114])" office:value-type="string" office:string-value="538-39530-0008" calcext:value-type="string">
            <text:p>538-39530-0008</text:p>
          </table:table-cell>
          <table:table-cell table:formula="of:=100*[.B114]" office:value-type="float" office:value="400" calcext:value-type="float">
            <text:p>400</text:p>
          </table:table-cell>
          <table:table-cell table:style-name="ce17" office:value-type="float" office:value="3.03624" calcext:value-type="float">
            <text:p><text:s/>$3,03624 </text:p>
          </table:table-cell>
          <table:table-cell table:style-name="ce17" table:formula="of:=[.B114]*[.H114]" office:value-type="float" office:value="12.14496" calcext:value-type="float">
            <text:p><text:s/>$12,14496 </text:p>
          </table:table-cell>
          <table:table-cell office:value-type="string" calcext:value-type="string">
            <text:p>ED1723-ND</text:p>
          </table:table-cell>
          <table:table-cell office:value-type="string" calcext:value-type="string">
            <text:p>538-39530-0008</text:p>
          </table:table-cell>
          <table:table-cell table:number-columns-repeated="1013"/>
        </table:table-row>
        <table:table-row table:style-name="ro5">
          <table:table-cell office:value-type="string" calcext:value-type="string">
            <text:p>TBP_1X4</text:p>
          </table:table-cell>
          <table:table-cell office:value-type="float" office:value="2" calcext:value-type="float">
            <text:p>2</text:p>
          </table:table-cell>
          <table:table-cell/>
          <table:table-cell office:value-type="string" calcext:value-type="string">
            <text:p>Borneras enchufables 4P (bornes)</text:p>
          </table:table-cell>
          <table:table-cell table:style-name="ce8" table:formula="of:=HYPERLINK(&quot;http://www.digikey.com/product-search/en?KeyWords=&quot;&amp;[.J115];[.J115])" office:value-type="string" office:string-value="ED2910-ND" calcext:value-type="string">
            <text:p>ED2910-ND</text:p>
          </table:table-cell>
          <table:table-cell table:style-name="ce8" table:formula="of:=HYPERLINK(&quot;http://ar.mouser.com/Search/Refine.aspx?Keyword=&quot;&amp;[.K115];[.K115])" office:value-type="string" office:string-value="538-39530-0004" calcext:value-type="string">
            <text:p>538-39530-0004</text:p>
          </table:table-cell>
          <table:table-cell table:formula="of:=100*[.B115]" office:value-type="float" office:value="200" calcext:value-type="float">
            <text:p>200</text:p>
          </table:table-cell>
          <table:table-cell table:style-name="ce17" office:value-type="float" office:value="1.197" calcext:value-type="float">
            <text:p><text:s/>$1,19700 </text:p>
          </table:table-cell>
          <table:table-cell table:style-name="ce17" table:formula="of:=[.B115]*[.H115]" office:value-type="float" office:value="2.394" calcext:value-type="float">
            <text:p><text:s/>$2,39400 </text:p>
          </table:table-cell>
          <table:table-cell office:value-type="string" calcext:value-type="string">
            <text:p>ED2910-ND</text:p>
          </table:table-cell>
          <table:table-cell office:value-type="string" calcext:value-type="string">
            <text:p>538-39530-0004</text:p>
          </table:table-cell>
          <table:table-cell table:number-columns-repeated="1013"/>
        </table:table-row>
        <table:table-row table:style-name="ro5">
          <table:table-cell office:value-type="string" calcext:value-type="string">
            <text:p>TBH_1X8</text:p>
          </table:table-cell>
          <table:table-cell office:value-type="float" office:value="4" calcext:value-type="float">
            <text:p>4</text:p>
          </table:table-cell>
          <table:table-cell/>
          <table:table-cell office:value-type="string" calcext:value-type="string">
            <text:p>Borneras enchufables 8P (header)</text:p>
          </table:table-cell>
          <table:table-cell table:style-name="ce8" table:formula="of:=HYPERLINK(&quot;http://www.digikey.com/product-search/en?KeyWords=&quot;&amp;[.J116];[.J116])" office:value-type="string" office:string-value="277-1101-ND" calcext:value-type="string">
            <text:p>277-1101-ND</text:p>
          </table:table-cell>
          <table:table-cell table:style-name="ce8" table:formula="of:=HYPERLINK(&quot;http://ar.mouser.com/Search/Refine.aspx?Keyword=&quot;&amp;[.K116];[.K116])" office:value-type="string" office:string-value="651-1757307" calcext:value-type="string">
            <text:p>651-1757307</text:p>
          </table:table-cell>
          <table:table-cell table:formula="of:=100*[.B116]" office:value-type="float" office:value="400" calcext:value-type="float">
            <text:p>400</text:p>
          </table:table-cell>
          <table:table-cell table:style-name="ce17" office:value-type="float" office:value="1.8674" calcext:value-type="float">
            <text:p><text:s/>$1,86740 </text:p>
          </table:table-cell>
          <table:table-cell table:style-name="ce17" table:formula="of:=[.B116]*[.H116]" office:value-type="float" office:value="7.4696" calcext:value-type="float">
            <text:p><text:s/>$7,46960 </text:p>
          </table:table-cell>
          <table:table-cell office:value-type="string" calcext:value-type="string">
            <text:p>277-1101-ND</text:p>
          </table:table-cell>
          <table:table-cell office:value-type="string" calcext:value-type="string">
            <text:p>651-1757307</text:p>
          </table:table-cell>
          <table:table-cell table:number-columns-repeated="1013"/>
        </table:table-row>
        <table:table-row table:style-name="ro5">
          <table:table-cell office:value-type="string" calcext:value-type="string">
            <text:p>TBH_1X4</text:p>
          </table:table-cell>
          <table:table-cell office:value-type="float" office:value="2" calcext:value-type="float">
            <text:p>2</text:p>
          </table:table-cell>
          <table:table-cell/>
          <table:table-cell office:value-type="string" calcext:value-type="string">
            <text:p>Borneras enchufables 4P (header)</text:p>
          </table:table-cell>
          <table:table-cell table:style-name="ce8" table:formula="of:=HYPERLINK(&quot;http://www.digikey.com/product-search/en?KeyWords=&quot;&amp;[.J117];[.J117])" office:value-type="string" office:string-value="A98067-ND" calcext:value-type="string">
            <text:p>A98067-ND</text:p>
          </table:table-cell>
          <table:table-cell table:style-name="ce8" table:formula="of:=HYPERLINK(&quot;http://ar.mouser.com/Search/Refine.aspx?Keyword=&quot;&amp;[.K117];[.K117])" office:value-type="string" office:string-value="571-282814-4" calcext:value-type="string">
            <text:p>571-282814-4</text:p>
          </table:table-cell>
          <table:table-cell table:formula="of:=100*[.B117]" office:value-type="float" office:value="200" calcext:value-type="float">
            <text:p>200</text:p>
          </table:table-cell>
          <table:table-cell table:style-name="ce17" office:value-type="float" office:value="0.794" calcext:value-type="float">
            <text:p><text:s/>$0,79400 </text:p>
          </table:table-cell>
          <table:table-cell table:style-name="ce17" table:formula="of:=[.B117]*[.H117]" office:value-type="float" office:value="1.588" calcext:value-type="float">
            <text:p><text:s/>$1,58800 </text:p>
          </table:table-cell>
          <table:table-cell office:value-type="string" calcext:value-type="string">
            <text:p>A98067-ND</text:p>
          </table:table-cell>
          <table:table-cell office:value-type="string" calcext:value-type="string">
            <text:p>571-282814-4</text:p>
          </table:table-cell>
          <table:table-cell table:number-columns-repeated="1013"/>
        </table:table-row>
        <table:table-row table:style-name="ro7">
          <table:table-cell table:number-columns-repeated="7"/>
          <table:table-cell table:style-name="ce4" table:number-columns-repeated="2"/>
          <table:table-cell table:number-columns-repeated="1015"/>
        </table:table-row>
        <table:table-row table:style-name="ro7">
          <table:table-cell table:number-columns-repeated="5"/>
          <table:table-cell table:style-name="ce12" office:value-type="string" calcext:value-type="string" table:number-columns-spanned="3" table:number-rows-spanned="1">
            <text:p>Costo de componentes FOB:</text:p>
          </table:table-cell>
          <table:covered-table-cell table:number-columns-repeated="2" table:style-name="ce10"/>
          <table:table-cell table:style-name="ce17" table:formula="of:=SUM([.I2:.I29];[.I32:.I100];[.I114:.I117])" office:value-type="float" office:value="114.09786" calcext:value-type="float">
            <text:p><text:s/>$114,09786 </text:p>
          </table:table-cell>
          <table:table-cell table:number-columns-repeated="1015"/>
        </table:table-row>
        <table:table-row table:style-name="ro7">
          <table:table-cell table:number-columns-repeated="6"/>
          <table:table-cell table:style-name="ce15" office:value-type="string" calcext:value-type="string" table:number-columns-spanned="2" table:number-rows-spanned="1">
            <text:p>Diferencia usando bornes fijos:</text:p>
          </table:table-cell>
          <table:covered-table-cell table:style-name="ce15"/>
          <table:table-cell table:style-name="ce17" table:formula="of:=[.I119]-[.I101]" office:value-type="float" office:value="19.80156" calcext:value-type="float">
            <text:p><text:s/>$19,80156 </text:p>
          </table:table-cell>
          <table:table-cell table:number-columns-repeated="1015"/>
        </table:table-row>
        <table:table-row table:style-name="ro7">
          <table:table-cell table:number-columns-repeated="7"/>
          <table:table-cell table:style-name="ce4" table:number-columns-repeated="2"/>
          <table:table-cell table:number-columns-repeated="1015"/>
        </table:table-row>
        <table:table-row table:style-name="ro7">
          <table:table-cell table:number-columns-repeated="7"/>
          <table:table-cell table:style-name="ce15" office:value-type="string" calcext:value-type="string">
            <text:p>Impuestos de importación ($):</text:p>
          </table:table-cell>
          <table:table-cell table:style-name="ce17" table:formula="of:=[.I104]*([.I119]+[.I103]/100)" office:value-type="float" office:value="34.349358" calcext:value-type="float">
            <text:p><text:s/>$34,34936 </text:p>
          </table:table-cell>
          <table:table-cell table:number-columns-repeated="1015"/>
        </table:table-row>
        <table:table-row table:style-name="ro7">
          <table:table-cell table:number-columns-repeated="7"/>
          <table:table-cell table:style-name="ce4" table:number-columns-repeated="2"/>
          <table:table-cell table:number-columns-repeated="1015"/>
        </table:table-row>
        <table:table-row table:style-name="ro7">
          <table:table-cell table:number-columns-repeated="5"/>
          <table:table-cell table:style-name="ce11" office:value-type="string" calcext:value-type="string" table:number-columns-spanned="3" table:number-rows-spanned="1">
            <text:p>Costo por CIAA, fabricando 100 CIAAs:</text:p>
          </table:table-cell>
          <table:covered-table-cell table:number-columns-repeated="2" table:style-name="ce11"/>
          <table:table-cell table:style-name="ce23" table:formula="of:=SUM([.I107:.I109];[.I119];[.I122];[.I103]/100)" office:value-type="float" office:value="148.847218" calcext:value-type="float">
            <text:p><text:s/>$148,85 </text:p>
          </table:table-cell>
          <table:table-cell table:number-columns-repeated="1015"/>
        </table:table-row>
        <table:table-row table:style-name="ro7" table:number-rows-repeated="2">
          <table:table-cell table:number-columns-repeated="1024"/>
        </table:table-row>
        <table:table-row table:style-name="ro7">
          <table:table-cell table:number-columns-repeated="9"/>
          <table:table-cell table:style-name="ce27"/>
          <table:table-cell table:number-columns-repeated="1014"/>
        </table:table-row>
        <table:table-row table:style-name="ro7" table:number-rows-repeated="1048448">
          <table:table-cell table:number-columns-repeated="1024"/>
        </table:table-row>
        <table:table-row table:style-name="ro7">
          <table:table-cell table:number-columns-repeated="1024"/>
        </table:table-row>
        <table:named-expressions>
          <table:named-range table:name="ciaa_nxp_1" table:base-cell-address="$'ciaa-nxp'.$A$1" table:cell-range-address="$'ciaa-nxp'.$A$2:.$C$100"/>
          <table:named-range table:name="_xlnm.Print_Area" table:base-cell-address="$'ciaa-nxp'.$A$1" table:cell-range-address="$'ciaa-nxp'.$A$1:.$C$100" table:range-usable-as="print-range"/>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s" fo:country="A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AR"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10P0" style:volatile="true">
      <number:text> $</number:text>
      <loext:fill-character> </loext:fill-character>
      <number:number number:decimal-places="2" number:min-integer-digits="1" number:grouping="true"/>
      <number:text> </number:text>
    </number:number-style>
    <number:number-style style:name="N110P1" style:volatile="true">
      <number:text> $</number:text>
      <loext:fill-character> </loext:fill-character>
      <number:text>(</number:text>
      <number:number number:decimal-places="2" number:min-integer-digits="1" number:grouping="true"/>
      <number:text>)</number:text>
    </number:number-style>
    <number:number-style style:name="N110P2" style:volatile="true">
      <number:text> $</number:text>
      <loext:fill-character> </loext:fill-character>
      <number:text>-</number:text>
      <number:number number:decimal-places="0" number:min-integer-digits="0"/>
      <number:text>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7P0" style:volatile="true">
      <number:text> $</number:text>
      <loext:fill-character> </loext:fill-character>
      <number:number number:decimal-places="5" number:min-integer-digits="1" number:grouping="true"/>
      <number:text> </number:text>
    </number:number-style>
    <number:number-style style:name="N117P1" style:volatile="true">
      <number:text> $</number:text>
      <loext:fill-character> </loext:fill-character>
      <number:text>(</number:text>
      <number:number number:decimal-places="5" number:min-integer-digits="1" number:grouping="true"/>
      <number:text>)</number:text>
    </number:number-style>
    <number:number-style style:name="N117P2" style:volatile="true">
      <number:text> $</number:text>
      <loext:fill-character> </loext:fill-character>
      <number:text>-</number:text>
      <number:number number:decimal-places="0" number:min-integer-digits="0"/>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currency-style style:name="N10107P0" style:volatile="true" number:language="es" number:country="AR">
      <number:currency-symbol/>
      <number:text> </number:text>
      <number:number number:decimal-places="0" number:min-integer-digits="1" number:grouping="true"/>
    </number:currency-style>
    <number:currency-style style:name="N10107" number:language="es" number:country="AR">
      <number:currency-symbol/>
      <number:text> -</number:text>
      <number:number number:decimal-places="0" number:min-integer-digits="1" number:grouping="true"/>
      <style:map style:condition="value()&gt;=0" style:apply-style-name="N10107P0"/>
    </number:currency-style>
    <number:currency-style style:name="N10108P0" style:volatile="true" number:language="es" number:country="AR">
      <number:currency-symbol/>
      <number:text> </number:text>
      <number:number number:decimal-places="0" number:min-integer-digits="1" number:grouping="true"/>
    </number:currency-style>
    <number:currency-style style:name="N10108" number:language="es" number:country="AR">
      <style:text-properties fo:color="#ff0000"/>
      <number:currency-symbol/>
      <number:text> -</number:text>
      <number:number number:decimal-places="0" number:min-integer-digits="1" number:grouping="true"/>
      <style:map style:condition="value()&gt;=0" style:apply-style-name="N10108P0"/>
    </number:currency-style>
    <number:currency-style style:name="N10110P0" style:volatile="true" number:language="es" number:country="AR">
      <number:currency-symbol/>
      <number:text> </number:text>
      <number:number number:decimal-places="2" number:min-integer-digits="1" number:grouping="true"/>
    </number:currency-style>
    <number:currency-style style:name="N10110" number:language="es" number:country="AR">
      <number:currency-symbol/>
      <number:text> -</number:text>
      <number:number number:decimal-places="2" number:min-integer-digits="1" number:grouping="true"/>
      <style:map style:condition="value()&gt;=0" style:apply-style-name="N10110P0"/>
    </number:currency-style>
    <number:currency-style style:name="N10111P0" style:volatile="true" number:language="es" number:country="AR">
      <number:currency-symbol/>
      <number:text> </number:text>
      <number:number number:decimal-places="2" number:min-integer-digits="1" number:grouping="true"/>
    </number:currency-style>
    <number:currency-style style:name="N10111" number:language="es" number:country="AR">
      <style:text-properties fo:color="#ff0000"/>
      <number:currency-symbol/>
      <number:text> -</number:text>
      <number:number number:decimal-places="2" number:min-integer-digits="1" number:grouping="true"/>
      <style:map style:condition="value()&gt;=0" style:apply-style-name="N10111P0"/>
    </number:currency-style>
    <number:date-style style:name="N10112" number:language="es" number:country="AR">
      <number:day number:style="long"/>
      <number:text>-</number:text>
      <number:month number:textual="true"/>
      <number:text>-</number:text>
      <number:year/>
    </number:date-style>
    <number:date-style style:name="N10113" number:language="es" number:country="AR">
      <number:day number:style="long"/>
      <number:text>-</number:text>
      <number:month number:textual="true"/>
    </number:date-style>
    <number:date-style style:name="N10114" number:language="es" number:country="AR">
      <number:month number:textual="true"/>
      <number:text>-</number:text>
      <number:year/>
    </number:date-style>
    <number:date-style style:name="N10115" number:language="es" number:country="AR">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s" number:country="AR">
      <number:number number:decimal-places="0" number:min-integer-digits="1" number:grouping="true"/>
    </number:number-style>
    <number:number-style style:name="N10116" number:language="es" number:country="AR">
      <number:text>-</number:text>
      <number:number number:decimal-places="0" number:min-integer-digits="1" number:grouping="true"/>
      <style:map style:condition="value()&gt;=0" style:apply-style-name="N10116P0"/>
    </number:number-style>
    <number:number-style style:name="N10117P0" style:volatile="true" number:language="es" number:country="AR">
      <number:number number:decimal-places="0" number:min-integer-digits="1" number:grouping="true"/>
    </number:number-style>
    <number:number-style style:name="N10117" number:language="es" number:country="AR">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s" number:country="AR">
      <number:number number:decimal-places="2" number:min-integer-digits="1" number:grouping="true"/>
    </number:number-style>
    <number:number-style style:name="N10118" number:language="es" number:country="AR">
      <number:text>-</number:text>
      <number:number number:decimal-places="2" number:min-integer-digits="1" number:grouping="true"/>
      <style:map style:condition="value()&gt;=0" style:apply-style-name="N10118P0"/>
    </number:number-style>
    <number:number-style style:name="N10119P0" style:volatile="true" number:language="es" number:country="AR">
      <number:number number:decimal-places="2" number:min-integer-digits="1" number:grouping="true"/>
    </number:number-style>
    <number:number-style style:name="N10119" number:language="es" number:country="AR">
      <style:text-properties fo:color="#ff0000"/>
      <number:text>-</number:text>
      <number:number number:decimal-places="2" number:min-integer-digits="1" number:grouping="true"/>
      <style:map style:condition="value()&gt;=0" style:apply-style-name="N10119P0"/>
    </number:number-style>
    <number:number-style style:name="N10123P0" style:volatile="true" number:language="es" number:country="AR">
      <loext:fill-character> </loext:fill-character>
      <number:number number:decimal-places="0" number:min-integer-digits="1" number:grouping="true"/>
      <number:text> </number:text>
    </number:number-style>
    <number:number-style style:name="N10123P1" style:volatile="true" number:language="es" number:country="AR">
      <loext:fill-character> </loext:fill-character>
      <number:text>-</number:text>
      <number:number number:decimal-places="0" number:min-integer-digits="1" number:grouping="true"/>
      <number:text> </number:text>
    </number:number-style>
    <number:number-style style:name="N10123P2" style:volatile="true" number:language="es" number:country="AR">
      <loext:fill-character> </loext:fill-character>
      <number:text>- </number:text>
    </number:number-style>
    <number:text-style style:name="N10123" number:language="es" number:country="AR">
      <number:text-content/>
      <number:text> </number:text>
      <style:map style:condition="value()&gt;0" style:apply-style-name="N10123P0"/>
      <style:map style:condition="value()&lt;0" style:apply-style-name="N10123P1"/>
      <style:map style:condition="value()=0" style:apply-style-name="N10123P2"/>
    </number:text-style>
    <number:currency-style style:name="N10127P0" style:volatile="true" number:language="es" number:country="AR">
      <number:currency-symbol/>
      <number:text> </number:text>
      <loext:fill-character> </loext:fill-character>
      <number:number number:decimal-places="0" number:min-integer-digits="1" number:grouping="true"/>
      <number:text> </number:text>
    </number:currency-style>
    <number:currency-style style:name="N10127P1" style:volatile="true" number:language="es" number:country="AR">
      <number:currency-symbol/>
      <number:text> </number:text>
      <loext:fill-character> </loext:fill-character>
      <number:text>-</number:text>
      <number:number number:decimal-places="0" number:min-integer-digits="1" number:grouping="true"/>
      <number:text> </number:text>
    </number:currency-style>
    <number:currency-style style:name="N10127P2" style:volatile="true" number:language="es" number:country="AR">
      <number:currency-symbol/>
      <number:text> </number:text>
      <loext:fill-character> </loext:fill-character>
      <number:text>- </number:text>
    </number:currency-style>
    <number:text-style style:name="N10127" number:language="es" number:country="A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AR">
      <loext:fill-character> </loext:fill-character>
      <number:number number:decimal-places="2" number:min-integer-digits="1" number:grouping="true"/>
      <number:text> </number:text>
    </number:number-style>
    <number:number-style style:name="N10131P1" style:volatile="true" number:language="es" number:country="AR">
      <loext:fill-character> </loext:fill-character>
      <number:text>-</number:text>
      <number:number number:decimal-places="2" number:min-integer-digits="1" number:grouping="true"/>
      <number:text> </number:text>
    </number:number-style>
    <number:number-style style:name="N10131P2" style:volatile="true" number:language="es" number:country="AR">
      <loext:fill-character> </loext:fill-character>
      <number:text>-</number:text>
      <number:number number:decimal-places="0" number:min-integer-digits="0"/>
      <number:text> </number:text>
    </number:number-style>
    <number:text-style style:name="N10131" number:language="es" number:country="AR">
      <number:text-content/>
      <number:text> </number:text>
      <style:map style:condition="value()&gt;0" style:apply-style-name="N10131P0"/>
      <style:map style:condition="value()&lt;0" style:apply-style-name="N10131P1"/>
      <style:map style:condition="value()=0" style:apply-style-name="N10131P2"/>
    </number:text-style>
    <number:currency-style style:name="N10135P0" style:volatile="true" number:language="es" number:country="AR">
      <number:currency-symbol/>
      <number:text> </number:text>
      <loext:fill-character> </loext:fill-character>
      <number:number number:decimal-places="2" number:min-integer-digits="1" number:grouping="true"/>
      <number:text> </number:text>
    </number:currency-style>
    <number:currency-style style:name="N10135P1" style:volatile="true" number:language="es" number:country="AR">
      <number:currency-symbol/>
      <number:text> </number:text>
      <loext:fill-character> </loext:fill-character>
      <number:text>-</number:text>
      <number:number number:decimal-places="2" number:min-integer-digits="1" number:grouping="true"/>
      <number:text> </number:text>
    </number:currency-style>
    <number:currency-style style:name="N10135P2" style:volatile="true" number:language="es" number:country="AR">
      <number:currency-symbol/>
      <number:text> </number:text>
      <loext:fill-character> </loext:fill-character>
      <number:text>-</number:text>
      <number:number number:decimal-places="0" number:min-integer-digits="0"/>
      <number:text> </number:text>
    </number:currency-style>
    <number:text-style style:name="N10135" number:language="es" number:country="AR">
      <number:text-content/>
      <number:text> </number:text>
      <style:map style:condition="value()&gt;0" style:apply-style-name="N10135P0"/>
      <style:map style:condition="value()&lt;0" style:apply-style-name="N10135P1"/>
      <style:map style:condition="value()=0" style:apply-style-name="N1013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0.74pt double #3f3f3f" style:border-line-width="0.009cm 0.009cm 0.009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f81bd"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95b3d7"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74pt double #ff8001" style:border-line-width-bottom="0.009cm 0.009cm 0.009c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74pt double #4f81bd" style:border-line-width-bottom="0.009cm 0.009cm 0.009cm" style:diagonal-bl-tr="none" style:diagonal-tl-br="none" fo:border-left="none" fo:border-right="none" fo:border-top="0.74pt solid #4f81bd"/>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urrency" style:display-name="Excel Built-in Currency" style:family="table-cell" style:parent-style-name="Default" style:data-style-name="N110"/>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5">00/00/0000</text:date>, <text:time style:data-style-name="N2" text:time-value="12:02:50.252558431">00:00:00</text:time></text:p>
        </style:region-right>
      </style:header>
      <style:header-left style:display="false"/>
      <style:footer>
        <text:p>Página <text:page-number>1</text:page-number> / <text:page-count>99</text:page-count></text:p>
      </style:footer>
      <style:footer-left style:display="false"/>
    </style:master-page>
    <style:master-page style:name="PageStyle_5f_ciaa-nxp" style:display-name="PageStyle_ciaa-nx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blo Ridolfi</meta:initial-creator>
    <meta:print-date>2014-05-02T03:47:44</meta:print-date>
    <meta:creation-date>2014-01-17T00:05:12</meta:creation-date>
    <dc:date>2014-08-05T12:03:56.719531554</dc:date>
    <meta:generator>LibreOffice/4.2.4.2$Linux_X86_64 LibreOffice_project/420m0$Build-2</meta:generator>
    <meta:editing-duration>PT4H59M27S</meta:editing-duration>
    <meta:editing-cycles>17</meta:editing-cycles>
    <dc:creator>Pablo </dc:creator>
    <meta:document-statistic meta:table-count="1" meta:cell-count="1161" meta:object-count="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